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Heading_20_4" style:master-page-name="Standard">
      <style:paragraph-properties fo:text-align="right" fo:break-before="auto" fo:line-height="140%" fo:margin-top="0.388cm" fo:margin-bottom="0.423cm" style:writing-mode="lr-tb"/>
    </style:style>
    <style:style style:name="T1_1" style:family="text">
      <style:text-properties fo:color="#333333"/>
    </style:style>
    <style:style style:name="T1_2" style:family="text">
      <style:text-properties fo:color="#333333"/>
    </style:style>
    <style:style style:name="T1_3" style:family="text">
      <style:text-properties fo:color="#333333"/>
    </style:style>
    <style:style style:name="P2" style:family="paragraph" style:parent-style-name="Heading_20_4">
      <style:paragraph-properties fo:break-before="auto" fo:line-height="140%" fo:margin-top="0.388cm" fo:margin-bottom="0.423cm" style:writing-mode="lr-tb"/>
    </style:style>
    <style:style style:name="T2_1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2_2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2_3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2_4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2_5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2_6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fo:margin-top="0cm" style:writing-mode="lr-tb"/>
    </style:style>
    <style:style style:name="T3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11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3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_29" style:family="text">
      <style:text-properties fo:color="#333333" fo:font-size="12pt" style:font-size-asian="12pt" style:font-size-complex="12pt"/>
    </style:style>
    <style:style style:name="T3_30" style:family="text">
      <style:text-properties fo:color="#333333" fo:font-size="12pt" style:font-size-asian="12pt" style:font-size-complex="12pt" style:text-underline-style="solid" style:text-underline-color="font-color"/>
    </style:style>
    <style:style style:name="T3_31" style:family="text">
      <style:text-properties fo:color="#333333" fo:font-size="12pt" style:font-size-asian="12pt" style:font-size-complex="12pt" style:text-underline-style="solid" style:text-underline-color="font-color"/>
    </style:style>
    <style:style style:name="T3_32" style:family="text">
      <style:text-properties fo:color="#333333" fo:font-size="12pt" style:font-size-asian="12pt" style:font-size-complex="12pt" style:text-underline-style="solid" style:text-underline-color="font-color"/>
    </style:style>
    <style:style style:name="T3_33" style:family="text">
      <style:text-properties fo:color="#333333" fo:font-size="12pt" style:font-size-asian="12pt" style:font-size-complex="12pt" style:text-underline-style="solid" style:text-underline-color="font-color"/>
    </style:style>
    <style:style style:name="T3_34" style:family="text">
      <style:text-properties fo:color="#333333" fo:font-size="12pt" style:font-size-asian="12pt" style:font-size-complex="12pt" style:text-underline-style="solid" style:text-underline-color="font-color"/>
    </style:style>
    <style:style style:name="T3_35" style:family="text">
      <style:text-properties fo:color="#333333" fo:font-size="12pt" style:font-size-asian="12pt" style:font-size-complex="12pt"/>
    </style:style>
    <style:style style:name="T3_36" style:family="text">
      <style:text-properties fo:color="#333333" fo:font-size="12pt" style:font-size-asian="12pt" style:font-size-complex="12pt"/>
    </style:style>
    <style:style style:name="T3_37" style:family="text">
      <style:text-properties fo:color="#333333" fo:font-size="12pt" style:font-size-asian="12pt" style:font-size-complex="12pt"/>
    </style:style>
    <style:style style:name="T3_38" style:family="text">
      <style:text-properties fo:color="#333333" fo:font-size="12pt" style:font-size-asian="12pt" style:font-size-complex="12pt"/>
    </style:style>
    <style:style style:name="T3_39" style:family="text">
      <style:text-properties fo:color="#333333" fo:font-size="12pt" style:font-size-asian="12pt" style:font-size-complex="12pt"/>
    </style:style>
    <style:style style:name="T3_40" style:family="text">
      <style:text-properties fo:color="#333333" fo:font-size="12pt" style:font-size-asian="12pt" style:font-size-complex="12pt" style:text-underline-style="solid" style:text-underline-color="font-color"/>
    </style:style>
    <style:style style:name="T3_41" style:family="text">
      <style:text-properties fo:color="#333333" fo:font-size="12pt" style:font-size-asian="12pt" style:font-size-complex="12pt"/>
    </style:style>
    <style:style style:name="T3_42" style:family="text">
      <style:text-properties fo:color="#333333" fo:font-size="12pt" style:font-size-asian="12pt" style:font-size-complex="12pt"/>
    </style:style>
    <style:style style:name="T3_43" style:family="text">
      <style:text-properties fo:color="#333333" fo:font-size="12pt" style:font-size-asian="12pt" style:font-size-complex="12pt"/>
    </style:style>
    <style:style style:name="T3_44" style:family="text">
      <style:text-properties fo:color="#333333" fo:font-size="12pt" style:font-size-asian="12pt" style:font-size-complex="12pt"/>
    </style:style>
    <style:style style:name="T3_45" style:family="text">
      <style:text-properties fo:color="#333333" fo:font-size="12pt" style:font-size-asian="12pt" style:font-size-complex="12pt"/>
    </style:style>
    <style:style style:name="P4" style:family="paragraph" style:parent-style-name="Standard">
      <style:paragraph-properties fo:break-before="auto" fo:line-height="100%" fo:margin-top="0cm" style:writing-mode="lr-tb"/>
    </style:style>
    <style:style style:name="T4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3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4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_31" style:family="text">
      <style:text-properties fo:color="#333333" fo:font-size="12pt" style:font-size-asian="12pt" style:font-size-complex="12pt"/>
    </style:style>
    <style:style style:name="T4_32" style:family="text">
      <style:text-properties fo:color="#333333" fo:font-size="12pt" style:font-size-asian="12pt" style:font-size-complex="12pt"/>
    </style:style>
    <style:style style:name="T4_33" style:family="text">
      <style:text-properties fo:color="#333333" fo:font-size="12pt" style:font-size-asian="12pt" style:font-size-complex="12pt"/>
    </style:style>
    <style:style style:name="T4_34" style:family="text">
      <style:text-properties fo:color="#333333" fo:font-size="12pt" style:font-size-asian="12pt" style:font-size-complex="12pt"/>
    </style:style>
    <style:style style:name="T4_35" style:family="text">
      <style:text-properties fo:color="#333333" fo:font-size="12pt" style:font-size-asian="12pt" style:font-size-complex="12pt"/>
    </style:style>
    <style:style style:name="T4_36" style:family="text">
      <style:text-properties fo:color="#333333" fo:font-size="12pt" style:font-size-asian="12pt" style:font-size-complex="12pt"/>
    </style:style>
    <style:style style:name="T4_37" style:family="text">
      <style:text-properties fo:color="#333333" fo:font-size="12pt" style:font-size-asian="12pt" style:font-size-complex="12pt"/>
    </style:style>
    <style:style style:name="T4_38" style:family="text">
      <style:text-properties fo:color="#333333" fo:font-size="12pt" style:font-size-asian="12pt" style:font-size-complex="12pt"/>
    </style:style>
    <style:style style:name="T4_39" style:family="text">
      <style:text-properties fo:color="#333333" fo:font-size="12pt" style:font-size-asian="12pt" style:font-size-complex="12pt"/>
    </style:style>
    <style:style style:name="T4_40" style:family="text">
      <style:text-properties fo:color="#333333" fo:font-size="12pt" style:font-size-asian="12pt" style:font-size-complex="12pt"/>
    </style:style>
    <style:style style:name="T4_41" style:family="text">
      <style:text-properties fo:color="#333333" fo:font-size="12pt" style:font-size-asian="12pt" style:font-size-complex="12pt"/>
    </style:style>
    <style:style style:name="T4_42" style:family="text">
      <style:text-properties fo:color="#333333" fo:font-size="12pt" style:font-size-asian="12pt" style:font-size-complex="12pt"/>
    </style:style>
    <style:style style:name="T4_43" style:family="text">
      <style:text-properties fo:color="#333333" fo:font-size="12pt" style:font-size-asian="12pt" style:font-size-complex="12pt"/>
    </style:style>
    <style:style style:name="T4_44" style:family="text">
      <style:text-properties fo:color="#333333" fo:font-size="12pt" style:font-size-asian="12pt" style:font-size-complex="12pt"/>
    </style:style>
    <style:style style:name="T4_45" style:family="text">
      <style:text-properties fo:color="#333333" fo:font-size="12pt" style:font-size-asian="12pt" style:font-size-complex="12pt"/>
    </style:style>
    <style:style style:name="T4_46" style:family="text">
      <style:text-properties fo:color="#333333" fo:font-size="12pt" style:font-size-asian="12pt" style:font-size-complex="12pt"/>
    </style:style>
    <style:style style:name="T4_47" style:family="text">
      <style:text-properties fo:color="#333333" fo:font-size="12pt" style:font-size-asian="12pt" style:font-size-complex="12pt"/>
    </style:style>
    <style:style style:name="T4_48" style:family="text">
      <style:text-properties fo:color="#333333" fo:font-size="12pt" style:font-size-asian="12pt" style:font-size-complex="12pt"/>
    </style:style>
    <style:style style:name="T4_49" style:family="text">
      <style:text-properties fo:color="#333333" fo:font-size="12pt" style:font-size-asian="12pt" style:font-size-complex="12pt"/>
    </style:style>
    <style:style style:name="T4_50" style:family="text">
      <style:text-properties fo:color="#333333" fo:font-size="12pt" style:font-size-asian="12pt" style:font-size-complex="12pt"/>
    </style:style>
    <style:style style:name="T4_51" style:family="text">
      <style:text-properties fo:color="#333333" fo:font-size="12pt" style:font-size-asian="12pt" style:font-size-complex="12pt"/>
    </style:style>
    <style:style style:name="T4_52" style:family="text">
      <style:text-properties fo:color="#333333" fo:font-size="12pt" style:font-size-asian="12pt" style:font-size-complex="12pt"/>
    </style:style>
    <style:style style:name="T4_53" style:family="text">
      <style:text-properties fo:color="#333333" fo:font-size="12pt" style:font-size-asian="12pt" style:font-size-complex="12pt"/>
    </style:style>
    <style:style style:name="T4_54" style:family="text">
      <style:text-properties fo:color="#333333" fo:font-size="12pt" style:font-size-asian="12pt" style:font-size-complex="12pt"/>
    </style:style>
    <style:style style:name="T4_55" style:family="text">
      <style:text-properties fo:color="#333333" fo:font-size="12pt" style:font-size-asian="12pt" style:font-size-complex="12pt"/>
    </style:style>
    <style:style style:name="T4_56" style:family="text">
      <style:text-properties fo:color="#333333" fo:font-size="12pt" style:font-size-asian="12pt" style:font-size-complex="12pt"/>
    </style:style>
    <style:style style:name="T4_57" style:family="text">
      <style:text-properties fo:color="#333333" fo:font-size="12pt" style:font-size-asian="12pt" style:font-size-complex="12pt"/>
    </style:style>
    <style:style style:name="T4_58" style:family="text">
      <style:text-properties fo:color="#333333" fo:font-size="12pt" style:font-size-asian="12pt" style:font-size-complex="12pt"/>
    </style:style>
    <style:style style:name="P5" style:family="paragraph" style:parent-style-name="Standard">
      <style:paragraph-properties fo:break-before="auto" fo:line-height="100%" fo:margin-top="0cm" style:writing-mode="lr-tb"/>
    </style:style>
    <style:style style:name="T5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15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23" style:family="text">
      <style:text-properties fo:color="#333333" fo:font-size="12pt" style:font-size-asian="12pt" style:font-size-complex="12pt"/>
    </style:style>
    <style:style style:name="T5_24" style:family="text">
      <style:text-properties fo:color="#333333" fo:font-size="12pt" style:font-size-asian="12pt" style:font-size-complex="12pt"/>
    </style:style>
    <style:style style:name="T5_25" style:family="text">
      <style:text-properties fo:color="#333333" fo:font-size="12pt" style:font-size-asian="12pt" style:font-size-complex="12pt"/>
    </style:style>
    <style:style style:name="T5_26" style:family="text">
      <style:text-properties fo:color="#333333" fo:font-size="12pt" style:font-size-asian="12pt" style:font-size-complex="12pt"/>
    </style:style>
    <style:style style:name="T5_27" style:family="text">
      <style:text-properties fo:color="#333333" fo:font-size="12pt" style:font-size-asian="12pt" style:font-size-complex="12pt"/>
    </style:style>
    <style:style style:name="T5_28" style:family="text">
      <style:text-properties fo:color="#333333" fo:font-size="12pt" style:font-size-asian="12pt" style:font-size-complex="12pt"/>
    </style:style>
    <style:style style:name="T5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_30" style:family="text">
      <style:text-properties fo:color="#333333" fo:font-size="12pt" style:font-size-asian="12pt" style:font-size-complex="12pt"/>
    </style:style>
    <style:style style:name="T5_31" style:family="text">
      <style:text-properties fo:color="#333333" fo:font-size="12pt" style:font-size-asian="12pt" style:font-size-complex="12pt"/>
    </style:style>
    <style:style style:name="T5_32" style:family="text">
      <style:text-properties fo:color="#333333" fo:font-size="12pt" style:font-size-asian="12pt" style:font-size-complex="12pt"/>
    </style:style>
    <style:style style:name="T5_33" style:family="text">
      <style:text-properties fo:color="#333333" fo:font-size="12pt" style:font-size-asian="12pt" style:font-size-complex="12pt"/>
    </style:style>
    <style:style style:name="T5_34" style:family="text">
      <style:text-properties fo:color="#333333" fo:font-size="12pt" style:font-size-asian="12pt" style:font-size-complex="12pt"/>
    </style:style>
    <style:style style:name="T5_35" style:family="text">
      <style:text-properties fo:color="#333333" fo:font-size="12pt" style:font-size-asian="12pt" style:font-size-complex="12pt"/>
    </style:style>
    <style:style style:name="T5_36" style:family="text">
      <style:text-properties fo:color="#333333" fo:font-size="12pt" style:font-size-asian="12pt" style:font-size-complex="12pt"/>
    </style:style>
    <style:style style:name="T5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00%" fo:margin-top="0cm" style:writing-mode="lr-tb"/>
    </style:style>
    <style:style style:name="T6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21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6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6_25" style:family="text">
      <style:text-properties fo:color="#333333" fo:font-size="12pt" style:font-size-asian="12pt" style:font-size-complex="12pt"/>
    </style:style>
    <style:style style:name="T6_26" style:family="text">
      <style:text-properties fo:color="#333333" fo:font-size="12pt" style:font-size-asian="12pt" style:font-size-complex="12pt"/>
    </style:style>
    <style:style style:name="T6_27" style:family="text">
      <style:text-properties fo:color="#333333" fo:font-size="12pt" style:font-size-asian="12pt" style:font-size-complex="12pt"/>
    </style:style>
    <style:style style:name="T6_28" style:family="text">
      <style:text-properties fo:color="#333333" fo:font-size="12pt" style:font-size-asian="12pt" style:font-size-complex="12pt"/>
    </style:style>
    <style:style style:name="T6_29" style:family="text">
      <style:text-properties fo:color="#333333" fo:font-size="12pt" style:font-size-asian="12pt" style:font-size-complex="12pt"/>
    </style:style>
    <style:style style:name="T6_30" style:family="text">
      <style:text-properties fo:color="#333333" fo:font-size="12pt" style:font-size-asian="12pt" style:font-size-complex="12pt"/>
    </style:style>
    <style:style style:name="T6_31" style:family="text">
      <style:text-properties fo:color="#333333" fo:font-size="12pt" style:font-size-asian="12pt" style:font-size-complex="12pt"/>
    </style:style>
    <style:style style:name="P7" style:family="paragraph" style:parent-style-name="Standard">
      <style:paragraph-properties fo:break-before="auto" fo:line-height="100%" fo:margin-top="0cm" style:writing-mode="lr-tb"/>
    </style:style>
    <style:style style:name="T7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7_37" style:family="text">
      <style:text-properties fo:color="#333333" fo:font-size="12pt" style:font-size-asian="12pt" style:font-size-complex="12pt"/>
    </style:style>
    <style:style style:name="T7_38" style:family="text">
      <style:text-properties fo:color="#333333" fo:font-size="12pt" style:font-size-asian="12pt" style:font-size-complex="12pt"/>
    </style:style>
    <style:style style:name="T7_39" style:family="text">
      <style:text-properties fo:color="#333333" fo:font-size="12pt" style:font-size-asian="12pt" style:font-size-complex="12pt"/>
    </style:style>
    <style:style style:name="T7_40" style:family="text">
      <style:text-properties fo:color="#333333" fo:font-size="12pt" style:font-size-asian="12pt" style:font-size-complex="12pt"/>
    </style:style>
    <style:style style:name="T7_41" style:family="text">
      <style:text-properties fo:color="#333333" fo:font-size="12pt" style:font-size-asian="12pt" style:font-size-complex="12pt"/>
    </style:style>
    <style:style style:name="T7_42" style:family="text">
      <style:text-properties fo:color="#333333" fo:font-size="12pt" style:font-size-asian="12pt" style:font-size-complex="12pt"/>
    </style:style>
    <style:style style:name="T7_43" style:family="text">
      <style:text-properties fo:color="#333333" fo:font-size="12pt" style:font-size-asian="12pt" style:font-size-complex="12pt"/>
    </style:style>
    <style:style style:name="T7_44" style:family="text">
      <style:text-properties fo:color="#333333" fo:font-size="12pt" style:font-size-asian="12pt" style:font-size-complex="12pt"/>
    </style:style>
    <style:style style:name="T7_45" style:family="text">
      <style:text-properties fo:color="#333333" fo:font-size="12pt" style:font-size-asian="12pt" style:font-size-complex="12pt"/>
    </style:style>
    <style:style style:name="T7_46" style:family="text">
      <style:text-properties fo:color="#333333" fo:font-size="12pt" style:font-size-asian="12pt" style:font-size-complex="12pt"/>
    </style:style>
    <style:style style:name="T7_47" style:family="text">
      <style:text-properties fo:color="#333333" fo:font-size="12pt" style:font-size-asian="12pt" style:font-size-complex="12pt"/>
    </style:style>
    <style:style style:name="T7_48" style:family="text">
      <style:text-properties fo:color="#333333" fo:font-size="12pt" style:font-size-asian="12pt" style:font-size-complex="12pt"/>
    </style:style>
    <style:style style:name="T7_49" style:family="text">
      <style:text-properties fo:color="#333333" fo:font-size="12pt" style:font-size-asian="12pt" style:font-size-complex="12pt"/>
    </style:style>
    <style:style style:name="P8" style:family="paragraph" style:parent-style-name="Standard">
      <style:paragraph-properties fo:break-before="auto" fo:line-height="100%" fo:margin-top="0cm" style:writing-mode="lr-tb"/>
    </style:style>
    <style:style style:name="T8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3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8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23" style:family="text">
      <style:text-properties fo:color="#333333" fo:font-size="12pt" style:font-size-asian="12pt" style:font-size-complex="12pt"/>
    </style:style>
    <style:style style:name="T8_24" style:family="text">
      <style:text-properties fo:color="#333333" fo:font-size="12pt" style:font-size-asian="12pt" style:font-size-complex="12pt"/>
    </style:style>
    <style:style style:name="T8_25" style:family="text">
      <style:text-properties fo:color="#333333" fo:font-size="12pt" style:font-size-asian="12pt" style:font-size-complex="12pt"/>
    </style:style>
    <style:style style:name="T8_26" style:family="text">
      <style:text-properties fo:color="#333333" fo:font-size="12pt" style:font-size-asian="12pt" style:font-size-complex="12pt"/>
    </style:style>
    <style:style style:name="T8_27" style:family="text">
      <style:text-properties fo:color="#333333" fo:font-size="12pt" style:font-size-asian="12pt" style:font-size-complex="12pt"/>
    </style:style>
    <style:style style:name="T8_28" style:family="text">
      <style:text-properties fo:color="#333333" fo:font-size="12pt" style:font-size-asian="12pt" style:font-size-complex="12pt"/>
    </style:style>
    <style:style style:name="T8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8_30" style:family="text">
      <style:text-properties fo:color="#333333" fo:font-size="12pt" style:font-size-asian="12pt" style:font-size-complex="12pt"/>
    </style:style>
    <style:style style:name="T8_31" style:family="text">
      <style:text-properties fo:color="#333333" fo:font-size="12pt" style:font-size-asian="12pt" style:font-size-complex="12pt"/>
    </style:style>
    <style:style style:name="T8_32" style:family="text">
      <style:text-properties fo:color="#333333" fo:font-size="12pt" style:font-size-asian="12pt" style:font-size-complex="12pt"/>
    </style:style>
    <style:style style:name="T8_33" style:family="text">
      <style:text-properties fo:color="#333333" fo:font-size="12pt" style:font-size-asian="12pt" style:font-size-complex="12pt"/>
    </style:style>
    <style:style style:name="T8_34" style:family="text">
      <style:text-properties fo:color="#333333" fo:font-size="12pt" style:font-size-asian="12pt" style:font-size-complex="12pt"/>
    </style:style>
    <style:style style:name="T8_35" style:family="text">
      <style:text-properties fo:color="#333333" fo:font-size="12pt" style:font-size-asian="12pt" style:font-size-complex="12pt"/>
    </style:style>
    <style:style style:name="T8_36" style:family="text">
      <style:text-properties fo:color="#333333" fo:font-size="12pt" style:font-size-asian="12pt" style:font-size-complex="12pt"/>
    </style:style>
    <style:style style:name="T8_37" style:family="text">
      <style:text-properties fo:color="#333333" fo:font-size="12pt" style:font-size-asian="12pt" style:font-size-complex="12pt"/>
    </style:style>
    <style:style style:name="T8_38" style:family="text">
      <style:text-properties fo:color="#333333" fo:font-size="12pt" style:font-size-asian="12pt" style:font-size-complex="12pt"/>
    </style:style>
    <style:style style:name="P9" style:family="paragraph" style:parent-style-name="Standard">
      <style:paragraph-properties fo:break-before="auto" fo:line-height="100%" fo:margin-top="0cm" style:writing-mode="lr-tb"/>
    </style:style>
    <style:style style:name="T9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27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9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39" style:family="text">
      <style:text-properties fo:color="#333333" fo:font-size="12pt" style:font-size-asian="12pt" style:font-size-complex="12pt"/>
    </style:style>
    <style:style style:name="T9_4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9_41" style:family="text">
      <style:text-properties fo:color="#333333" fo:font-size="12pt" style:font-size-asian="12pt" style:font-size-complex="12pt"/>
    </style:style>
    <style:style style:name="T9_42" style:family="text">
      <style:text-properties fo:color="#333333" fo:font-size="12pt" style:font-size-asian="12pt" style:font-size-complex="12pt"/>
    </style:style>
    <style:style style:name="T9_43" style:family="text">
      <style:text-properties fo:color="#333333" fo:font-size="12pt" style:font-size-asian="12pt" style:font-size-complex="12pt"/>
    </style:style>
    <style:style style:name="T9_44" style:family="text">
      <style:text-properties fo:color="#333333" fo:font-size="12pt" style:font-size-asian="12pt" style:font-size-complex="12pt"/>
    </style:style>
    <style:style style:name="T9_45" style:family="text">
      <style:text-properties fo:color="#333333" fo:font-size="12pt" style:font-size-asian="12pt" style:font-size-complex="12pt"/>
    </style:style>
    <style:style style:name="T9_46" style:family="text">
      <style:text-properties fo:color="#333333" fo:font-size="12pt" style:font-size-asian="12pt" style:font-size-complex="12pt"/>
    </style:style>
    <style:style style:name="T9_47" style:family="text">
      <style:text-properties fo:color="#333333" fo:font-size="12pt" style:font-size-asian="12pt" style:font-size-complex="12pt"/>
    </style:style>
    <style:style style:name="T9_48" style:family="text">
      <style:text-properties fo:color="#333333" fo:font-size="12pt" style:font-size-asian="12pt" style:font-size-complex="12pt"/>
    </style:style>
    <style:style style:name="T9_49" style:family="text">
      <style:text-properties fo:color="#333333" fo:font-size="12pt" style:font-size-asian="12pt" style:font-size-complex="12pt"/>
    </style:style>
    <style:style style:name="T9_50" style:family="text">
      <style:text-properties fo:color="#333333" fo:font-size="12pt" style:font-size-asian="12pt" style:font-size-complex="12pt"/>
    </style:style>
    <style:style style:name="T9_51" style:family="text">
      <style:text-properties fo:color="#333333" fo:font-size="12pt" style:font-size-asian="12pt" style:font-size-complex="12pt"/>
    </style:style>
    <style:style style:name="T9_52" style:family="text">
      <style:text-properties fo:color="#333333" fo:font-size="12pt" style:font-size-asian="12pt" style:font-size-complex="12pt"/>
    </style:style>
    <style:style style:name="T9_53" style:family="text">
      <style:text-properties fo:color="#333333" fo:font-size="12pt" style:font-size-asian="12pt" style:font-size-complex="12pt"/>
    </style:style>
    <style:style style:name="P10" style:family="paragraph" style:parent-style-name="Standard">
      <style:paragraph-properties fo:break-before="auto" fo:line-height="100%" fo:margin-top="0.423cm" style:writing-mode="lr-tb"/>
      <style:text-properties fo:color="#333333" fo:font-size="12pt" style:font-size-asian="12pt" style:font-size-complex="12pt"/>
    </style:style>
    <style:style style:name="P11" style:family="paragraph" style:parent-style-name="Standard">
      <style:paragraph-properties fo:break-before="auto" fo:line-height="100%" fo:margin-top="0.423cm" style:writing-mode="lr-tb"/>
      <style:text-properties fo:color="#333333" fo:font-size="12pt" style:font-size-asian="12pt" style:font-size-complex="12pt"/>
    </style:style>
    <style:style style:name="P12" style:family="paragraph" style:parent-style-name="Standard">
      <style:paragraph-properties fo:break-before="auto" fo:line-height="100%" fo:margin-top="0.423cm" fo:margin-bottom="0.423cm" style:writing-mode="lr-tb"/>
      <style:text-properties fo:color="#333333" fo:font-size="12pt" style:font-size-asian="12pt" style:font-size-complex="12pt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33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13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3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4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4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4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4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4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4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4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4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4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4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5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5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5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5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5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55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13_5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5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5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59" style:family="text">
      <style:text-properties fo:color="#333333" fo:font-size="12pt" style:font-size-asian="12pt" style:font-size-complex="12pt"/>
    </style:style>
    <style:style style:name="T13_60" style:family="text">
      <style:text-properties fo:color="#333333" fo:font-size="12pt" style:font-size-asian="12pt" style:font-size-complex="12pt"/>
    </style:style>
    <style:style style:name="T13_61" style:family="text">
      <style:text-properties fo:color="#333333" fo:font-size="12pt" style:font-size-asian="12pt" style:font-size-complex="12pt"/>
    </style:style>
    <style:style style:name="T13_62" style:family="text">
      <style:text-properties fo:color="#333333" fo:font-size="12pt" style:font-size-asian="12pt" style:font-size-complex="12pt"/>
    </style:style>
    <style:style style:name="T13_63" style:family="text">
      <style:text-properties fo:color="#333333" fo:font-size="12pt" style:font-size-asian="12pt" style:font-size-complex="12pt"/>
    </style:style>
    <style:style style:name="T13_64" style:family="text">
      <style:text-properties fo:color="#333333" fo:font-size="12pt" style:font-size-asian="12pt" style:font-size-complex="12pt"/>
    </style:style>
    <style:style style:name="T13_6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66" style:family="text">
      <style:text-properties fo:color="#333333" fo:font-size="12pt" style:font-size-asian="12pt" style:font-size-complex="12pt"/>
    </style:style>
    <style:style style:name="T13_67" style:family="text">
      <style:text-properties fo:color="#333333" fo:font-size="12pt" style:font-size-asian="12pt" style:font-size-complex="12pt"/>
    </style:style>
    <style:style style:name="T13_68" style:family="text">
      <style:text-properties fo:color="#333333" fo:font-size="12pt" style:font-size-asian="12pt" style:font-size-complex="12pt"/>
    </style:style>
    <style:style style:name="T13_69" style:family="text">
      <style:text-properties fo:color="#333333" fo:font-size="12pt" style:font-size-asian="12pt" style:font-size-complex="12pt"/>
    </style:style>
    <style:style style:name="T13_70" style:family="text">
      <style:text-properties fo:color="#333333" fo:font-size="12pt" style:font-size-asian="12pt" style:font-size-complex="12pt"/>
    </style:style>
    <style:style style:name="T13_7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3_72" style:family="text">
      <style:text-properties fo:color="#333333" fo:font-size="12pt" style:font-size-asian="12pt" style:font-size-complex="12pt"/>
    </style:style>
    <style:style style:name="T13_73" style:family="text">
      <style:text-properties fo:color="#333333" fo:font-size="12pt" style:font-size-asian="12pt" style:font-size-complex="12pt"/>
    </style:style>
    <style:style style:name="T13_74" style:family="text">
      <style:text-properties fo:color="#333333" fo:font-size="12pt" style:font-size-asian="12pt" style:font-size-complex="12pt"/>
    </style:style>
    <style:style style:name="T13_75" style:family="text">
      <style:text-properties fo:color="#333333" fo:font-size="12pt" style:font-size-asian="12pt" style:font-size-complex="12pt"/>
    </style:style>
    <style:style style:name="T13_76" style:family="text">
      <style:text-properties fo:color="#333333" fo:font-size="12pt" style:font-size-asian="12pt" style:font-size-complex="12pt"/>
    </style:style>
    <style:style style:name="T13_77" style:family="text">
      <style:text-properties fo:color="#333333" fo:font-size="12pt" style:font-size-asian="12pt" style:font-size-complex="12pt"/>
    </style:style>
    <style:style style:name="T13_78" style:family="text">
      <style:text-properties fo:color="#333333" fo:font-size="12pt" style:font-size-asian="12pt" style:font-size-complex="12pt"/>
    </style:style>
    <style:style style:name="T13_79" style:family="text">
      <style:text-properties fo:color="#333333" fo:font-size="12pt" style:font-size-asian="12pt" style:font-size-complex="12pt"/>
    </style:style>
    <style:style style:name="T13_80" style:family="text">
      <style:text-properties fo:color="#333333" fo:font-size="12pt" style:font-size-asian="12pt" style:font-size-complex="12pt"/>
    </style:style>
    <style:style style:name="P14" style:family="paragraph" style:parent-style-name="Standard">
      <style:paragraph-properties fo:break-before="auto" fo:line-height="100%" fo:margin-top="0cm" style:writing-mode="lr-tb"/>
    </style:style>
    <style:style style:name="T14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3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14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>
      <style:text-properties fo:color="#333333" fo:font-size="12pt" style:font-size-asian="12pt" style:font-size-complex="12pt"/>
    </style:style>
    <style:style style:name="P15" style:family="paragraph" style:parent-style-name="Standard">
      <style:paragraph-properties fo:break-before="auto" fo:line-height="100%" fo:margin-top="0cm" fo:margin-bottom="0cm" style:writing-mode="lr-tb"/>
    </style:style>
    <style:style style:name="T15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3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4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4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4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4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4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4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4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4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4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4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5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5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5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5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5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5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5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5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5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5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6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6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6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6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6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6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6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6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6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6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7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7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7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7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7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7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7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7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7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7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8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8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8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8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8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8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8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8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8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8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9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9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9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9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9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9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9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9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9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9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0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0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0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0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0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0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0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0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0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0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5_1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text-underline-style="solid" style:text-underline-color="font-color"/>
    </style:style>
    <style:style style:name="T17_2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Heading_20_4">
      <style:paragraph-properties fo:break-before="auto" fo:line-height="140%" fo:margin-top="0.388cm" fo:margin-bottom="0.423cm" style:writing-mode="lr-tb"/>
    </style:style>
    <style:style style:name="T26_1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26_2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26_3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26_4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26_5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26_6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P27" style:family="paragraph" style:parent-style-name="Heading_20_4">
      <style:paragraph-properties fo:break-before="auto" fo:line-height="140%" fo:margin-top="0.388cm" fo:margin-bottom="0.423cm" style:writing-mode="lr-tb"/>
    </style:style>
    <style:style style:name="T27_1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27_2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27_3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P28" style:family="paragraph" style:parent-style-name="Heading_20_4">
      <style:paragraph-properties fo:break-before="auto" fo:line-height="100%" fo:margin-top="0cm" style:writing-mode="lr-tb"/>
    </style:style>
    <style:style style:name="T28_1" style:family="text">
      <style:text-properties fo:color="#333333" fo:font-weight="bold" style:font-weight-asian="bold" style:font-weight-complex="bold"/>
    </style:style>
    <style:style style:name="T28_2" style:family="text">
      <style:text-properties fo:color="#333333" fo:font-weight="bold" style:font-weight-asian="bold" style:font-weight-complex="bold"/>
    </style:style>
    <style:style style:name="T28_3" style:family="text">
      <style:text-properties fo:color="#333333" fo:font-weight="bold" style:font-weight-asian="bold" style:font-weight-complex="bold"/>
    </style:style>
    <style:style style:name="T28_4" style:family="text">
      <style:text-properties fo:color="#333333" fo:font-weight="bold" style:font-weight-asian="bold" style:font-weight-complex="bold"/>
    </style:style>
    <style:style style:name="T28_5" style:family="text">
      <style:text-properties fo:color="#333333" fo:font-weight="bold" style:font-weight-asian="bold" style:font-weight-complex="bold"/>
    </style:style>
    <style:style style:name="T28_6" style:family="text">
      <style:text-properties fo:color="#333333" fo:font-weight="bold" style:font-weight-asian="bold" style:font-weight-complex="bold"/>
    </style:style>
    <style:style style:name="T28_7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8_8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8_9" style:family="text">
      <style:text-properties fo:color="#333333" fo:font-weight="bold" style:font-weight-asian="bold" style:font-weight-complex="bold"/>
    </style:style>
    <style:style style:name="T28_10" style:family="text">
      <style:text-properties fo:color="#333333" fo:font-weight="bold" style:font-weight-asian="bold" style:font-weight-complex="bold"/>
    </style:style>
    <style:style style:name="T28_11" style:family="text">
      <style:text-properties fo:color="#333333" fo:font-weight="bold" style:font-weight-asian="bold" style:font-weight-complex="bold"/>
    </style:style>
    <style:style style:name="T28_12" style:family="text">
      <style:text-properties fo:color="#333333" fo:font-weight="bold" style:font-weight-asian="bold" style:font-weight-complex="bold"/>
    </style:style>
    <style:style style:name="T28_13" style:family="text">
      <style:text-properties fo:color="#333333" fo:font-weight="bold" style:font-weight-asian="bold" style:font-weight-complex="bold"/>
    </style:style>
    <style:style style:name="T28_14" style:family="text">
      <style:text-properties fo:color="#333333" fo:font-weight="bold" style:font-weight-asian="bold" style:font-weight-complex="bold"/>
    </style:style>
    <style:style style:name="T28_15" style:family="text">
      <style:text-properties fo:color="#333333" fo:font-weight="bold" style:font-weight-asian="bold" style:font-weight-complex="bold"/>
    </style:style>
    <style:style style:name="T28_16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8_17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8_18" style:family="text">
      <style:text-properties fo:color="#333333" fo:font-weight="bold" style:font-weight-asian="bold" style:font-weight-complex="bold"/>
    </style:style>
    <style:style style:name="T28_19" style:family="text">
      <style:text-properties fo:color="#333333" fo:font-weight="bold" style:font-weight-asian="bold" style:font-weight-complex="bold"/>
    </style:style>
    <style:style style:name="T28_20" style:family="text">
      <style:text-properties fo:color="#333333" fo:font-weight="bold" style:font-weight-asian="bold" style:font-weight-complex="bold"/>
    </style:style>
    <style:style style:name="T28_21" style:family="text">
      <style:text-properties fo:color="#333333" fo:font-weight="bold" style:font-weight-asian="bold" style:font-weight-complex="bold"/>
    </style:style>
    <style:style style:name="T28_22" style:family="text">
      <style:text-properties fo:color="#333333" fo:font-weight="bold" style:font-weight-asian="bold" style:font-weight-complex="bold"/>
    </style:style>
    <style:style style:name="T28_23" style:family="text">
      <style:text-properties fo:color="#333333"/>
    </style:style>
    <style:style style:name="T28_24" style:family="text">
      <style:text-properties fo:color="#333333"/>
    </style:style>
    <style:style style:name="T28_25" style:family="text">
      <style:text-properties fo:color="#333333"/>
    </style:style>
    <style:style style:name="T28_26" style:family="text">
      <style:text-properties fo:color="#333333"/>
    </style:style>
    <style:style style:name="T28_27" style:family="text">
      <style:text-properties fo:color="#333333"/>
    </style:style>
    <style:style style:name="T28_28" style:family="text">
      <style:text-properties fo:color="#333333"/>
    </style:style>
    <style:style style:name="T28_29" style:family="text">
      <style:text-properties fo:color="#333333"/>
    </style:style>
    <style:style style:name="T28_30" style:family="text">
      <style:text-properties fo:color="#333333"/>
    </style:style>
    <style:style style:name="T28_31" style:family="text">
      <style:text-properties fo:color="#333333"/>
    </style:style>
    <style:style style:name="T28_32" style:family="text">
      <style:text-properties fo:color="#333333"/>
    </style:style>
    <style:style style:name="T28_33" style:family="text">
      <style:text-properties fo:color="#333333"/>
    </style:style>
    <style:style style:name="T28_34" style:family="text">
      <style:text-properties fo:color="#333333"/>
    </style:style>
    <style:style style:name="T28_35" style:family="text">
      <style:text-properties fo:color="#333333"/>
    </style:style>
    <style:style style:name="T28_36" style:family="text">
      <style:text-properties fo:color="#333333"/>
    </style:style>
    <style:style style:name="T28_37" style:family="text">
      <style:text-properties fo:color="#333333"/>
    </style:style>
    <style:style style:name="T28_38" style:family="text">
      <style:text-properties fo:color="#333333"/>
    </style:style>
    <style:style style:name="T28_39" style:family="text">
      <style:text-properties fo:color="#333333"/>
    </style:style>
    <style:style style:name="T28_40" style:family="text">
      <style:text-properties fo:color="#333333"/>
    </style:style>
    <style:style style:name="T28_41" style:family="text">
      <style:text-properties fo:color="#333333"/>
    </style:style>
    <style:style style:name="T28_42" style:family="text">
      <style:text-properties fo:color="#333333"/>
    </style:style>
    <style:style style:name="T28_43" style:family="text">
      <style:text-properties fo:color="#333333"/>
    </style:style>
    <style:style style:name="T28_44" style:family="text">
      <style:text-properties fo:color="#333333"/>
    </style:style>
    <style:style style:name="T28_45" style:family="text">
      <style:text-properties fo:color="#333333" fo:font-weight="bold" style:font-weight-asian="bold" style:font-weight-complex="bold"/>
    </style:style>
    <style:style style:name="P29" style:family="paragraph" style:parent-style-name="Heading_20_4">
      <style:paragraph-properties fo:break-before="auto" fo:line-height="100%" fo:margin-top="0cm" style:writing-mode="lr-tb"/>
    </style:style>
    <style:style style:name="T29_1" style:family="text">
      <style:text-properties fo:color="#333333" fo:font-weight="bold" style:font-weight-asian="bold" style:font-weight-complex="bold"/>
    </style:style>
    <style:style style:name="T29_2" style:family="text">
      <style:text-properties fo:color="#333333" fo:font-weight="bold" style:font-weight-asian="bold" style:font-weight-complex="bold"/>
    </style:style>
    <style:style style:name="T29_3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9_4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9_5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9_6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9_7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9_8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9_9" style:family="text">
      <style:text-properties fo:color="#333333" fo:font-weight="bold" style:font-weight-asian="bold" style:font-weight-complex="bold"/>
    </style:style>
    <style:style style:name="T29_10" style:family="text">
      <style:text-properties fo:color="#333333" fo:font-weight="bold" style:font-weight-asian="bold" style:font-weight-complex="bold"/>
    </style:style>
    <style:style style:name="T29_11" style:family="text">
      <style:text-properties fo:color="#333333" fo:font-weight="bold" style:font-weight-asian="bold" style:font-weight-complex="bold"/>
    </style:style>
    <style:style style:name="T29_12" style:family="text">
      <style:text-properties fo:color="#333333" fo:font-weight="bold" style:font-weight-asian="bold" style:font-weight-complex="bold"/>
    </style:style>
    <style:style style:name="T29_13" style:family="text">
      <style:text-properties fo:color="#333333" fo:font-weight="bold" style:font-weight-asian="bold" style:font-weight-complex="bold"/>
    </style:style>
    <style:style style:name="T29_14" style:family="text">
      <style:text-properties fo:color="#333333" fo:font-weight="bold" style:font-weight-asian="bold" style:font-weight-complex="bold"/>
    </style:style>
    <style:style style:name="T29_15" style:family="text">
      <style:text-properties fo:color="#333333" fo:font-weight="bold" style:font-weight-asian="bold" style:font-weight-complex="bold"/>
    </style:style>
    <style:style style:name="T29_16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9_17" style:family="text">
      <style:text-properties fo:color="#333333" fo:font-weight="bold" style:font-weight-asian="bold" style:font-weight-complex="bold"/>
    </style:style>
    <style:style style:name="T29_18" style:family="text">
      <style:text-properties fo:color="#333333" fo:font-weight="bold" style:font-weight-asian="bold" style:font-weight-complex="bold"/>
    </style:style>
    <style:style style:name="T29_19" style:family="text">
      <style:text-properties fo:color="#333333" fo:font-weight="bold" style:font-weight-asian="bold" style:font-weight-complex="bold"/>
    </style:style>
    <style:style style:name="T29_20" style:family="text">
      <style:text-properties fo:color="#333333" fo:font-weight="bold" style:font-weight-asian="bold" style:font-weight-complex="bold"/>
    </style:style>
    <style:style style:name="T29_21" style:family="text">
      <style:text-properties fo:color="#333333" fo:font-weight="bold" style:font-weight-asian="bold" style:font-weight-complex="bold"/>
    </style:style>
    <style:style style:name="T29_22" style:family="text">
      <style:text-properties fo:color="#333333" fo:font-weight="bold" style:font-weight-asian="bold" style:font-weight-complex="bold"/>
    </style:style>
    <style:style style:name="T29_23" style:family="text">
      <style:text-properties fo:color="#333333" fo:font-weight="bold" style:font-weight-asian="bold" style:font-weight-complex="bold"/>
    </style:style>
    <style:style style:name="T29_24" style:family="text">
      <style:text-properties fo:color="#333333" fo:font-weight="bold" style:font-weight-asian="bold" style:font-weight-complex="bold"/>
    </style:style>
    <style:style style:name="T29_25" style:family="text">
      <style:text-properties fo:color="#333333" fo:font-weight="bold" style:font-weight-asian="bold" style:font-weight-complex="bold"/>
    </style:style>
    <style:style style:name="T29_26" style:family="text">
      <style:text-properties fo:color="#333333" fo:font-weight="bold" style:font-weight-asian="bold" style:font-weight-complex="bold"/>
    </style:style>
    <style:style style:name="T29_27" style:family="text">
      <style:text-properties fo:color="#333333" fo:font-weight="bold" style:font-weight-asian="bold" style:font-weight-complex="bold"/>
    </style:style>
    <style:style style:name="T29_28" style:family="text">
      <style:text-properties fo:color="#333333" fo:font-weight="bold" style:font-weight-asian="bold" style:font-weight-complex="bold"/>
    </style:style>
    <style:style style:name="T29_29" style:family="text">
      <style:text-properties fo:color="#333333" fo:font-weight="bold" style:font-weight-asian="bold" style:font-weight-complex="bold"/>
    </style:style>
    <style:style style:name="T29_30" style:family="text">
      <style:text-properties fo:color="#333333" fo:font-weight="bold" style:font-weight-asian="bold" style:font-weight-complex="bold"/>
    </style:style>
    <style:style style:name="T29_31" style:family="text">
      <style:text-properties fo:color="#333333" fo:font-weight="bold" style:font-weight-asian="bold" style:font-weight-complex="bold"/>
    </style:style>
    <style:style style:name="T29_32" style:family="text">
      <style:text-properties fo:color="#333333" fo:font-weight="bold" style:font-weight-asian="bold" style:font-weight-complex="bold"/>
    </style:style>
    <style:style style:name="T29_33" style:family="text">
      <style:text-properties fo:color="#333333" fo:font-weight="bold" style:font-weight-asian="bold" style:font-weight-complex="bold"/>
    </style:style>
    <style:style style:name="T29_34" style:family="text">
      <style:text-properties fo:color="#333333" fo:font-weight="bold" style:font-weight-asian="bold" style:font-weight-complex="bold"/>
    </style:style>
    <style:style style:name="T29_35" style:family="text">
      <style:text-properties fo:color="#333333" fo:font-weight="bold" style:font-weight-asian="bold" style:font-weight-complex="bold"/>
    </style:style>
    <style:style style:name="T29_36" style:family="text">
      <style:text-properties fo:color="#333333" fo:font-weight="bold" style:font-weight-asian="bold" style:font-weight-complex="bold"/>
    </style:style>
    <style:style style:name="T29_37" style:family="text">
      <style:text-properties fo:color="#333333" fo:font-weight="bold" style:font-weight-asian="bold" style:font-weight-complex="bold"/>
    </style:style>
    <style:style style:name="T29_38" style:family="text">
      <style:text-properties fo:color="#333333" fo:font-weight="bold" style:font-weight-asian="bold" style:font-weight-complex="bold"/>
    </style:style>
    <style:style style:name="T29_39" style:family="text">
      <style:text-properties fo:color="#333333" fo:font-weight="bold" style:font-weight-asian="bold" style:font-weight-complex="bold"/>
    </style:style>
    <style:style style:name="T29_40" style:family="text">
      <style:text-properties fo:color="#333333" fo:font-weight="bold" style:font-weight-asian="bold" style:font-weight-complex="bold"/>
    </style:style>
    <style:style style:name="T29_41" style:family="text">
      <style:text-properties fo:color="#333333" fo:font-weight="bold" style:font-weight-asian="bold" style:font-weight-complex="bold"/>
    </style:style>
    <style:style style:name="T29_42" style:family="text">
      <style:text-properties fo:color="#333333" fo:font-weight="bold" style:font-weight-asian="bold" style:font-weight-complex="bold"/>
    </style:style>
    <style:style style:name="T29_43" style:family="text">
      <style:text-properties fo:color="#333333" fo:font-weight="bold" style:font-weight-asian="bold" style:font-weight-complex="bold"/>
    </style:style>
    <style:style style:name="T29_44" style:family="text">
      <style:text-properties fo:color="#333333" fo:font-weight="bold" style:font-weight-asian="bold" style:font-weight-complex="bold"/>
    </style:style>
    <style:style style:name="T29_45" style:family="text">
      <style:text-properties fo:color="#333333" fo:font-weight="bold" style:font-weight-asian="bold" style:font-weight-complex="bold"/>
    </style:style>
    <style:style style:name="T29_46" style:family="text">
      <style:text-properties fo:color="#333333" fo:font-weight="bold" style:font-weight-asian="bold" style:font-weight-complex="bold"/>
    </style:style>
    <style:style style:name="T29_47" style:family="text">
      <style:text-properties fo:color="#333333" fo:font-weight="bold" style:font-weight-asian="bold" style:font-weight-complex="bold"/>
    </style:style>
    <style:style style:name="T29_48" style:family="text">
      <style:text-properties fo:color="#333333" fo:font-weight="bold" style:font-weight-asian="bold" style:font-weight-complex="bold"/>
    </style:style>
    <style:style style:name="T29_49" style:family="text">
      <style:text-properties fo:color="#333333" fo:font-weight="bold" style:font-weight-asian="bold" style:font-weight-complex="bold"/>
    </style:style>
    <style:style style:name="T29_50" style:family="text">
      <style:text-properties fo:color="#333333" fo:font-weight="bold" style:font-weight-asian="bold" style:font-weight-complex="bold"/>
    </style:style>
    <style:style style:name="T29_51" style:family="text">
      <style:text-properties fo:color="#333333" fo:font-weight="bold" style:font-weight-asian="bold" style:font-weight-complex="bold"/>
    </style:style>
    <style:style style:name="T29_52" style:family="text">
      <style:text-properties fo:color="#333333" fo:font-weight="bold" style:font-weight-asian="bold" style:font-weight-complex="bold"/>
    </style:style>
    <style:style style:name="T29_53" style:family="text">
      <style:text-properties fo:color="#333333" fo:font-weight="bold" style:font-weight-asian="bold" style:font-weight-complex="bold"/>
    </style:style>
    <style:style style:name="T29_54" style:family="text">
      <style:text-properties fo:color="#333333" fo:font-weight="bold" style:font-weight-asian="bold" style:font-weight-complex="bold"/>
    </style:style>
    <style:style style:name="T29_55" style:family="text">
      <style:text-properties fo:color="#333333" fo:font-weight="bold" style:font-weight-asian="bold" style:font-weight-complex="bold"/>
    </style:style>
    <style:style style:name="T29_56" style:family="text">
      <style:text-properties fo:color="#333333" fo:font-weight="bold" style:font-weight-asian="bold" style:font-weight-complex="bold"/>
    </style:style>
    <style:style style:name="T29_57" style:family="text">
      <style:text-properties fo:color="#333333" fo:font-weight="bold" style:font-weight-asian="bold" style:font-weight-complex="bold"/>
    </style:style>
    <style:style style:name="T29_58" style:family="text">
      <style:text-properties fo:color="#333333" fo:font-weight="bold" style:font-weight-asian="bold" style:font-weight-complex="bold"/>
    </style:style>
    <style:style style:name="T29_59" style:family="text">
      <style:text-properties fo:color="#333333" fo:font-weight="bold" style:font-weight-asian="bold" style:font-weight-complex="bold"/>
    </style:style>
    <style:style style:name="T29_60" style:family="text">
      <style:text-properties fo:color="#333333" fo:font-weight="bold" style:font-weight-asian="bold" style:font-weight-complex="bold"/>
    </style:style>
    <style:style style:name="T29_61" style:family="text">
      <style:text-properties fo:color="#333333" fo:font-weight="bold" style:font-weight-asian="bold" style:font-weight-complex="bold"/>
    </style:style>
    <style:style style:name="T29_62" style:family="text">
      <style:text-properties fo:color="#333333" fo:font-weight="bold" style:font-weight-asian="bold" style:font-weight-complex="bold"/>
    </style:style>
    <style:style style:name="T29_63" style:family="text">
      <style:text-properties fo:color="#333333" fo:font-weight="bold" style:font-weight-asian="bold" style:font-weight-complex="bold"/>
    </style:style>
    <style:style style:name="T29_64" style:family="text">
      <style:text-properties fo:color="#333333" fo:font-weight="bold" style:font-weight-asian="bold" style:font-weight-complex="bold"/>
    </style:style>
    <style:style style:name="T29_65" style:family="text">
      <style:text-properties fo:color="#333333" fo:font-weight="bold" style:font-weight-asian="bold" style:font-weight-complex="bold"/>
    </style:style>
    <style:style style:name="T29_66" style:family="text">
      <style:text-properties fo:color="#333333" fo:font-weight="bold" style:font-weight-asian="bold" style:font-weight-complex="bold"/>
    </style:style>
    <style:style style:name="T29_67" style:family="text">
      <style:text-properties fo:color="#333333" fo:font-weight="bold" style:font-weight-asian="bold" style:font-weight-complex="bold"/>
    </style:style>
    <style:style style:name="T29_68" style:family="text">
      <style:text-properties fo:color="#333333" fo:font-weight="bold" style:font-weight-asian="bold" style:font-weight-complex="bold"/>
    </style:style>
    <style:style style:name="T29_69" style:family="text">
      <style:text-properties fo:color="#333333" fo:font-weight="bold" style:font-weight-asian="bold" style:font-weight-complex="bold"/>
    </style:style>
    <style:style style:name="T29_70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9_71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9_72" style:family="text">
      <style:text-properties fo:color="#333333" fo:font-weight="bold" style:font-weight-asian="bold" style:font-weight-complex="bold"/>
    </style:style>
    <style:style style:name="T29_73" style:family="text">
      <style:text-properties fo:color="#333333" fo:font-weight="bold" style:font-weight-asian="bold" style:font-weight-complex="bold"/>
    </style:style>
    <style:style style:name="T29_74" style:family="text">
      <style:text-properties fo:color="#333333" fo:font-weight="bold" style:font-weight-asian="bold" style:font-weight-complex="bold"/>
    </style:style>
    <style:style style:name="T29_75" style:family="text">
      <style:text-properties fo:color="#333333"/>
    </style:style>
    <style:style style:name="T29_76" style:family="text">
      <style:text-properties fo:color="#333333"/>
    </style:style>
    <style:style style:name="T29_77" style:family="text">
      <style:text-properties fo:color="#333333"/>
    </style:style>
    <style:style style:name="T29_78" style:family="text">
      <style:text-properties fo:color="#333333"/>
    </style:style>
    <style:style style:name="T29_79" style:family="text">
      <style:text-properties fo:color="#333333"/>
    </style:style>
    <style:style style:name="T29_80" style:family="text">
      <style:text-properties fo:color="#333333"/>
    </style:style>
    <style:style style:name="T29_81" style:family="text">
      <style:text-properties fo:color="#333333"/>
    </style:style>
    <style:style style:name="T29_82" style:family="text">
      <style:text-properties fo:color="#333333"/>
    </style:style>
    <style:style style:name="T29_83" style:family="text">
      <style:text-properties fo:color="#333333"/>
    </style:style>
    <style:style style:name="T29_84" style:family="text">
      <style:text-properties fo:color="#333333"/>
    </style:style>
    <style:style style:name="T29_85" style:family="text">
      <style:text-properties fo:color="#333333"/>
    </style:style>
    <style:style style:name="T29_86" style:family="text">
      <style:text-properties fo:color="#333333"/>
    </style:style>
    <style:style style:name="T29_87" style:family="text">
      <style:text-properties fo:color="#333333"/>
    </style:style>
    <style:style style:name="T29_88" style:family="text">
      <style:text-properties fo:color="#333333"/>
    </style:style>
    <style:style style:name="T29_89" style:family="text">
      <style:text-properties fo:color="#333333"/>
    </style:style>
    <style:style style:name="T29_90" style:family="text">
      <style:text-properties fo:color="#333333"/>
    </style:style>
    <style:style style:name="T29_91" style:family="text">
      <style:text-properties fo:color="#333333"/>
    </style:style>
    <style:style style:name="T29_92" style:family="text">
      <style:text-properties fo:color="#333333"/>
    </style:style>
    <style:style style:name="T29_93" style:family="text">
      <style:text-properties fo:color="#333333"/>
    </style:style>
    <style:style style:name="T29_94" style:family="text">
      <style:text-properties fo:color="#333333"/>
    </style:style>
    <style:style style:name="T29_95" style:family="text">
      <style:text-properties fo:color="#333333"/>
    </style:style>
    <style:style style:name="T29_96" style:family="text">
      <style:text-properties fo:color="#333333"/>
    </style:style>
    <style:style style:name="T29_97" style:family="text">
      <style:text-properties fo:color="#333333"/>
    </style:style>
    <style:style style:name="T29_98" style:family="text">
      <style:text-properties fo:color="#333333"/>
    </style:style>
    <style:style style:name="T29_99" style:family="text">
      <style:text-properties fo:color="#333333"/>
    </style:style>
    <style:style style:name="T29_100" style:family="text">
      <style:text-properties fo:color="#333333"/>
    </style:style>
    <style:style style:name="T29_101" style:family="text">
      <style:text-properties fo:color="#333333"/>
    </style:style>
    <style:style style:name="T29_102" style:family="text">
      <style:text-properties fo:color="#333333"/>
    </style:style>
    <style:style style:name="T29_103" style:family="text">
      <style:text-properties fo:color="#333333"/>
    </style:style>
    <style:style style:name="T29_104" style:family="text">
      <style:text-properties fo:color="#333333"/>
    </style:style>
    <style:style style:name="T29_105" style:family="text">
      <style:text-properties fo:color="#333333"/>
    </style:style>
    <style:style style:name="T29_106" style:family="text">
      <style:text-properties fo:color="#333333"/>
    </style:style>
    <style:style style:name="T29_107" style:family="text">
      <style:text-properties fo:color="#333333"/>
    </style:style>
    <style:style style:name="T29_108" style:family="text">
      <style:text-properties fo:color="#333333"/>
    </style:style>
    <style:style style:name="T29_109" style:family="text">
      <style:text-properties fo:color="#333333"/>
    </style:style>
    <style:style style:name="T29_110" style:family="text">
      <style:text-properties fo:color="#333333"/>
    </style:style>
    <style:style style:name="T29_111" style:family="text">
      <style:text-properties fo:color="#333333"/>
    </style:style>
    <style:style style:name="T29_112" style:family="text">
      <style:text-properties fo:color="#333333"/>
    </style:style>
    <style:style style:name="T29_113" style:family="text">
      <style:text-properties fo:color="#333333"/>
    </style:style>
    <style:style style:name="T29_114" style:family="text">
      <style:text-properties fo:color="#333333"/>
    </style:style>
    <style:style style:name="T29_115" style:family="text">
      <style:text-properties fo:color="#333333"/>
    </style:style>
    <style:style style:name="T29_116" style:family="text">
      <style:text-properties fo:color="#333333"/>
    </style:style>
    <style:style style:name="T29_117" style:family="text">
      <style:text-properties fo:color="#333333"/>
    </style:style>
    <style:style style:name="T29_118" style:family="text">
      <style:text-properties fo:color="#333333"/>
    </style:style>
    <style:style style:name="T29_119" style:family="text">
      <style:text-properties fo:color="#333333"/>
    </style:style>
    <style:style style:name="T29_120" style:family="text">
      <style:text-properties fo:color="#333333"/>
    </style:style>
    <style:style style:name="T29_121" style:family="text">
      <style:text-properties fo:color="#333333"/>
    </style:style>
    <style:style style:name="T29_122" style:family="text">
      <style:text-properties fo:color="#333333"/>
    </style:style>
    <style:style style:name="T29_123" style:family="text">
      <style:text-properties fo:color="#333333"/>
    </style:style>
    <style:style style:name="T29_124" style:family="text">
      <style:text-properties fo:color="#333333"/>
    </style:style>
    <style:style style:name="T29_125" style:family="text">
      <style:text-properties fo:color="#333333"/>
    </style:style>
    <style:style style:name="T29_126" style:family="text">
      <style:text-properties fo:color="#333333"/>
    </style:style>
    <style:style style:name="T29_127" style:family="text">
      <style:text-properties fo:color="#333333"/>
    </style:style>
    <style:style style:name="T29_128" style:family="text">
      <style:text-properties fo:color="#333333"/>
    </style:style>
    <style:style style:name="T29_129" style:family="text">
      <style:text-properties fo:color="#333333"/>
    </style:style>
    <style:style style:name="T29_130" style:family="text">
      <style:text-properties fo:color="#333333"/>
    </style:style>
    <style:style style:name="T29_131" style:family="text">
      <style:text-properties fo:color="#333333"/>
    </style:style>
    <style:style style:name="T29_132" style:family="text">
      <style:text-properties fo:color="#333333"/>
    </style:style>
    <style:style style:name="T29_133" style:family="text">
      <style:text-properties fo:color="#333333"/>
    </style:style>
    <style:style style:name="T29_134" style:family="text">
      <style:text-properties fo:color="#333333"/>
    </style:style>
    <style:style style:name="T29_135" style:family="text">
      <style:text-properties fo:color="#333333"/>
    </style:style>
    <style:style style:name="T29_136" style:family="text">
      <style:text-properties fo:color="#333333"/>
    </style:style>
    <style:style style:name="T29_137" style:family="text">
      <style:text-properties fo:color="#333333"/>
    </style:style>
    <style:style style:name="T29_138" style:family="text">
      <style:text-properties fo:color="#333333"/>
    </style:style>
    <style:style style:name="T29_139" style:family="text">
      <style:text-properties fo:color="#333333"/>
    </style:style>
    <style:style style:name="T29_140" style:family="text">
      <style:text-properties fo:color="#333333"/>
    </style:style>
    <style:style style:name="T29_141" style:family="text">
      <style:text-properties fo:color="#333333"/>
    </style:style>
    <style:style style:name="T29_142" style:family="text">
      <style:text-properties fo:color="#333333"/>
    </style:style>
    <style:style style:name="T29_143" style:family="text">
      <style:text-properties fo:color="#333333"/>
    </style:style>
    <style:style style:name="T29_144" style:family="text">
      <style:text-properties fo:color="#333333"/>
    </style:style>
    <style:style style:name="T29_145" style:family="text">
      <style:text-properties fo:color="#333333"/>
    </style:style>
    <style:style style:name="T29_146" style:family="text">
      <style:text-properties fo:color="#333333"/>
    </style:style>
    <style:style style:name="T29_147" style:family="text">
      <style:text-properties fo:color="#333333"/>
    </style:style>
    <style:style style:name="T29_148" style:family="text">
      <style:text-properties fo:color="#333333"/>
    </style:style>
    <style:style style:name="T29_149" style:family="text">
      <style:text-properties fo:color="#333333"/>
    </style:style>
    <style:style style:name="T29_150" style:family="text">
      <style:text-properties fo:color="#333333"/>
    </style:style>
    <style:style style:name="T29_151" style:family="text">
      <style:text-properties fo:color="#333333"/>
    </style:style>
    <style:style style:name="T29_152" style:family="text">
      <style:text-properties fo:color="#333333"/>
    </style:style>
    <style:style style:name="P30" style:family="paragraph" style:parent-style-name="Heading_20_4">
      <style:paragraph-properties fo:break-before="auto" fo:line-height="100%" fo:margin-top="0cm" style:writing-mode="lr-tb"/>
    </style:style>
    <style:style style:name="T30_1" style:family="text">
      <style:text-properties fo:color="#333333" fo:font-weight="bold" style:font-weight-asian="bold" style:font-weight-complex="bold"/>
    </style:style>
    <style:style style:name="T30_2" style:family="text">
      <style:text-properties fo:color="#333333" fo:font-weight="bold" style:font-weight-asian="bold" style:font-weight-complex="bold"/>
    </style:style>
    <style:style style:name="T30_3" style:family="text">
      <style:text-properties fo:color="#333333" fo:font-weight="bold" style:font-weight-asian="bold" style:font-weight-complex="bold"/>
    </style:style>
    <style:style style:name="T30_4" style:family="text">
      <style:text-properties fo:color="#333333" fo:font-weight="bold" style:font-weight-asian="bold" style:font-weight-complex="bold"/>
    </style:style>
    <style:style style:name="T30_5" style:family="text">
      <style:text-properties fo:color="#333333" fo:font-weight="bold" style:font-weight-asian="bold" style:font-weight-complex="bold"/>
    </style:style>
    <style:style style:name="T30_6" style:family="text">
      <style:text-properties fo:color="#333333" fo:font-weight="bold" style:font-weight-asian="bold" style:font-weight-complex="bold"/>
    </style:style>
    <style:style style:name="T30_7" style:family="text">
      <style:text-properties fo:color="#333333" fo:font-weight="bold" style:font-weight-asian="bold" style:font-weight-complex="bold"/>
    </style:style>
    <style:style style:name="T30_8" style:family="text">
      <style:text-properties fo:color="#333333" fo:font-weight="bold" style:font-weight-asian="bold" style:font-weight-complex="bold"/>
    </style:style>
    <style:style style:name="T30_9" style:family="text">
      <style:text-properties fo:color="#333333" fo:font-weight="bold" style:font-weight-asian="bold" style:font-weight-complex="bold"/>
    </style:style>
    <style:style style:name="T30_10" style:family="text">
      <style:text-properties fo:color="#333333" fo:font-weight="bold" style:font-weight-asian="bold" style:font-weight-complex="bold"/>
    </style:style>
    <style:style style:name="T30_11" style:family="text">
      <style:text-properties fo:color="#333333" fo:font-weight="bold" style:font-weight-asian="bold" style:font-weight-complex="bold"/>
    </style:style>
    <style:style style:name="T30_12" style:family="text">
      <style:text-properties fo:color="#333333" fo:font-weight="bold" style:font-weight-asian="bold" style:font-weight-complex="bold"/>
    </style:style>
    <style:style style:name="T30_13" style:family="text">
      <style:text-properties fo:color="#333333" fo:font-weight="bold" style:font-weight-asian="bold" style:font-weight-complex="bold"/>
    </style:style>
    <style:style style:name="T30_14" style:family="text">
      <style:text-properties fo:color="#333333" fo:font-weight="bold" style:font-weight-asian="bold" style:font-weight-complex="bold"/>
    </style:style>
    <style:style style:name="T30_15" style:family="text">
      <style:text-properties fo:color="#333333" fo:font-weight="bold" style:font-weight-asian="bold" style:font-weight-complex="bold"/>
    </style:style>
    <style:style style:name="T30_16" style:family="text">
      <style:text-properties fo:color="#333333" fo:font-weight="bold" style:font-weight-asian="bold" style:font-weight-complex="bold"/>
    </style:style>
    <style:style style:name="T30_17" style:family="text">
      <style:text-properties fo:color="#333333" fo:font-weight="bold" style:font-weight-asian="bold" style:font-weight-complex="bold"/>
    </style:style>
    <style:style style:name="T30_18" style:family="text">
      <style:text-properties fo:color="#333333" fo:font-weight="bold" style:font-weight-asian="bold" style:font-weight-complex="bold"/>
    </style:style>
    <style:style style:name="T30_19" style:family="text">
      <style:text-properties fo:color="#333333" fo:font-weight="bold" style:font-weight-asian="bold" style:font-weight-complex="bold"/>
    </style:style>
    <style:style style:name="T30_20" style:family="text">
      <style:text-properties fo:color="#333333" fo:font-weight="bold" style:font-weight-asian="bold" style:font-weight-complex="bold"/>
    </style:style>
    <style:style style:name="T30_21" style:family="text">
      <style:text-properties fo:color="#333333" fo:font-weight="bold" style:font-weight-asian="bold" style:font-weight-complex="bold"/>
    </style:style>
    <style:style style:name="T30_22" style:family="text">
      <style:text-properties fo:color="#333333" fo:font-weight="bold" style:font-weight-asian="bold" style:font-weight-complex="bold"/>
    </style:style>
    <style:style style:name="T30_23" style:family="text">
      <style:text-properties fo:color="#333333" fo:font-weight="bold" style:font-weight-asian="bold" style:font-weight-complex="bold"/>
    </style:style>
    <style:style style:name="T30_24" style:family="text">
      <style:text-properties fo:color="#333333" fo:font-weight="bold" style:font-weight-asian="bold" style:font-weight-complex="bold"/>
    </style:style>
    <style:style style:name="T30_25" style:family="text">
      <style:text-properties fo:color="#333333" fo:font-weight="bold" style:font-weight-asian="bold" style:font-weight-complex="bold"/>
    </style:style>
    <style:style style:name="T30_26" style:family="text">
      <style:text-properties fo:color="#333333" fo:font-weight="bold" style:font-weight-asian="bold" style:font-weight-complex="bold"/>
    </style:style>
    <style:style style:name="T30_27" style:family="text">
      <style:text-properties fo:color="#333333" fo:font-weight="bold" style:font-weight-asian="bold" style:font-weight-complex="bold"/>
    </style:style>
    <style:style style:name="T30_28" style:family="text">
      <style:text-properties fo:color="#333333" fo:font-weight="bold" style:font-weight-asian="bold" style:font-weight-complex="bold"/>
    </style:style>
    <style:style style:name="T30_29" style:family="text">
      <style:text-properties fo:color="#333333" fo:font-weight="bold" style:font-weight-asian="bold" style:font-weight-complex="bold"/>
    </style:style>
    <style:style style:name="T30_30" style:family="text">
      <style:text-properties fo:color="#333333" fo:font-weight="bold" style:font-weight-asian="bold" style:font-weight-complex="bold"/>
    </style:style>
    <style:style style:name="T30_31" style:family="text">
      <style:text-properties fo:color="#333333" fo:font-weight="bold" style:font-weight-asian="bold" style:font-weight-complex="bold"/>
    </style:style>
    <style:style style:name="T30_32" style:family="text">
      <style:text-properties fo:color="#333333" fo:font-weight="bold" style:font-weight-asian="bold" style:font-weight-complex="bold"/>
    </style:style>
    <style:style style:name="T30_33" style:family="text">
      <style:text-properties fo:color="#333333" fo:font-weight="bold" style:font-weight-asian="bold" style:font-weight-complex="bold"/>
    </style:style>
    <style:style style:name="T30_34" style:family="text">
      <style:text-properties fo:color="#333333" fo:font-weight="bold" style:font-weight-asian="bold" style:font-weight-complex="bold"/>
    </style:style>
    <style:style style:name="T30_35" style:family="text">
      <style:text-properties fo:color="#333333" fo:font-weight="bold" style:font-weight-asian="bold" style:font-weight-complex="bold"/>
    </style:style>
    <style:style style:name="T30_36" style:family="text">
      <style:text-properties fo:color="#333333" fo:font-weight="bold" style:font-weight-asian="bold" style:font-weight-complex="bold"/>
    </style:style>
    <style:style style:name="T30_37" style:family="text">
      <style:text-properties fo:color="#333333" fo:font-weight="bold" style:font-weight-asian="bold" style:font-weight-complex="bold"/>
    </style:style>
    <style:style style:name="T30_38" style:family="text">
      <style:text-properties fo:color="#333333" fo:font-weight="bold" style:font-weight-asian="bold" style:font-weight-complex="bold"/>
    </style:style>
    <style:style style:name="T30_39" style:family="text">
      <style:text-properties fo:color="#333333" fo:font-weight="bold" style:font-weight-asian="bold" style:font-weight-complex="bold"/>
    </style:style>
    <style:style style:name="T30_40" style:family="text">
      <style:text-properties fo:color="#333333" fo:font-weight="bold" style:font-weight-asian="bold" style:font-weight-complex="bold"/>
    </style:style>
    <style:style style:name="T30_41" style:family="text">
      <style:text-properties fo:color="#333333"/>
    </style:style>
    <style:style style:name="T30_42" style:family="text">
      <style:text-properties fo:color="#333333"/>
    </style:style>
    <style:style style:name="T30_43" style:family="text">
      <style:text-properties fo:color="#333333"/>
    </style:style>
    <style:style style:name="T30_44" style:family="text">
      <style:text-properties fo:color="#333333"/>
    </style:style>
    <style:style style:name="T30_45" style:family="text">
      <style:text-properties fo:color="#333333"/>
    </style:style>
    <style:style style:name="T30_46" style:family="text">
      <style:text-properties fo:color="#333333"/>
    </style:style>
    <style:style style:name="T30_47" style:family="text">
      <style:text-properties fo:color="#333333"/>
    </style:style>
    <style:style style:name="T30_48" style:family="text">
      <style:text-properties fo:color="#333333"/>
    </style:style>
    <style:style style:name="T30_49" style:family="text">
      <style:text-properties fo:color="#333333"/>
    </style:style>
    <style:style style:name="T30_50" style:family="text">
      <style:text-properties fo:color="#333333"/>
    </style:style>
    <style:style style:name="T30_51" style:family="text">
      <style:text-properties fo:color="#333333"/>
    </style:style>
    <style:style style:name="T30_52" style:family="text">
      <style:text-properties fo:color="#333333"/>
    </style:style>
    <style:style style:name="T30_53" style:family="text">
      <style:text-properties fo:color="#333333"/>
    </style:style>
    <style:style style:name="P31" style:family="paragraph" style:parent-style-name="Heading_20_4">
      <style:paragraph-properties fo:break-before="auto" fo:line-height="140%" fo:margin-top="0.388cm" fo:margin-bottom="0.423cm" style:writing-mode="lr-tb"/>
    </style:style>
    <style:style style:name="T31_1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31_2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31_3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17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32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19" style:family="text">
      <style:text-properties fo:color="#333333" fo:font-size="12pt" style:font-size-asian="12pt" style:font-size-complex="12pt"/>
    </style:style>
    <style:style style:name="T32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2_21" style:family="text">
      <style:text-properties fo:color="#333333" fo:font-size="12pt" style:font-size-asian="12pt" style:font-size-complex="12pt"/>
    </style:style>
    <style:style style:name="T32_22" style:family="text">
      <style:text-properties fo:color="#333333" fo:font-size="12pt" style:font-size-asian="12pt" style:font-size-complex="12pt"/>
    </style:style>
    <style:style style:name="T32_23" style:family="text">
      <style:text-properties fo:color="#333333" fo:font-size="12pt" style:font-size-asian="12pt" style:font-size-complex="12pt"/>
    </style:style>
    <style:style style:name="T32_24" style:family="text">
      <style:text-properties fo:color="#333333" fo:font-size="12pt" style:font-size-asian="12pt" style:font-size-complex="12pt"/>
    </style:style>
    <style:style style:name="T32_25" style:family="text">
      <style:text-properties fo:color="#333333" fo:font-size="12pt" style:font-size-asian="12pt" style:font-size-complex="12pt"/>
    </style:style>
    <style:style style:name="T32_26" style:family="text">
      <style:text-properties fo:color="#333333" fo:font-size="12pt" style:font-size-asian="12pt" style:font-size-complex="12pt"/>
    </style:style>
    <style:style style:name="T32_27" style:family="text">
      <style:text-properties fo:color="#333333" fo:font-size="12pt" style:font-size-asian="12pt" style:font-size-complex="12pt"/>
    </style:style>
    <style:style style:name="T32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19" style:family="text">
      <style:text-properties fo:color="#333333" fo:font-size="12pt" style:font-size-asian="12pt" style:font-size-complex="12pt"/>
    </style:style>
    <style:style style:name="T33_20" style:family="text">
      <style:text-properties fo:color="#333333" fo:font-size="12pt" style:font-size-asian="12pt" style:font-size-complex="12pt"/>
    </style:style>
    <style:style style:name="T33_21" style:family="text">
      <style:text-properties fo:color="#333333" fo:font-size="12pt" style:font-size-asian="12pt" style:font-size-complex="12pt"/>
    </style:style>
    <style:style style:name="T33_22" style:family="text">
      <style:text-properties fo:color="#333333" fo:font-size="12pt" style:font-size-asian="12pt" style:font-size-complex="12pt"/>
    </style:style>
    <style:style style:name="T33_23" style:family="text">
      <style:text-properties fo:color="#333333" fo:font-size="12pt" style:font-size-asian="12pt" style:font-size-complex="12pt"/>
    </style:style>
    <style:style style:name="T33_24" style:family="text">
      <style:text-properties fo:color="#333333" fo:font-size="12pt" style:font-size-asian="12pt" style:font-size-complex="12pt"/>
    </style:style>
    <style:style style:name="T33_25" style:family="text">
      <style:text-properties fo:color="#333333" fo:font-size="12pt" style:font-size-asian="12pt" style:font-size-complex="12pt"/>
    </style:style>
    <style:style style:name="T33_26" style:family="text">
      <style:text-properties fo:color="#333333" fo:font-size="12pt" style:font-size-asian="12pt" style:font-size-complex="12pt"/>
    </style:style>
    <style:style style:name="T33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3_28" style:family="text">
      <style:text-properties fo:color="#333333" fo:font-size="12pt" style:font-size-asian="12pt" style:font-size-complex="12pt"/>
    </style:style>
    <style:style style:name="T33_29" style:family="text">
      <style:text-properties fo:color="#333333" fo:font-size="12pt" style:font-size-asian="12pt" style:font-size-complex="12pt"/>
    </style:style>
    <style:style style:name="T33_30" style:family="text">
      <style:text-properties fo:color="#333333" fo:font-size="12pt" style:font-size-asian="12pt" style:font-size-complex="12pt"/>
    </style:style>
    <style:style style:name="T33_31" style:family="text">
      <style:text-properties fo:color="#333333" fo:font-size="12pt" style:font-size-asian="12pt" style:font-size-complex="12pt"/>
    </style:style>
    <style:style style:name="T33_32" style:family="text">
      <style:text-properties fo:color="#333333" fo:font-size="12pt" style:font-size-asian="12pt" style:font-size-complex="12pt"/>
    </style:style>
    <style:style style:name="T33_33" style:family="text">
      <style:text-properties fo:color="#333333" fo:font-size="12pt" style:font-size-asian="12pt" style:font-size-complex="12pt"/>
    </style:style>
    <style:style style:name="T33_34" style:family="text">
      <style:text-properties fo:color="#333333" fo:font-size="12pt" style:font-size-asian="12pt" style:font-size-complex="12pt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19" style:family="text">
      <style:text-properties fo:color="#333333" fo:font-size="12pt" style:font-size-asian="12pt" style:font-size-complex="12pt"/>
    </style:style>
    <style:style style:name="T34_20" style:family="text">
      <style:text-properties fo:color="#333333" fo:font-size="12pt" style:font-size-asian="12pt" style:font-size-complex="12pt"/>
    </style:style>
    <style:style style:name="T34_21" style:family="text">
      <style:text-properties fo:color="#333333" fo:font-size="12pt" style:font-size-asian="12pt" style:font-size-complex="12pt"/>
    </style:style>
    <style:style style:name="T34_22" style:family="text">
      <style:text-properties fo:color="#333333" fo:font-size="12pt" style:font-size-asian="12pt" style:font-size-complex="12pt"/>
    </style:style>
    <style:style style:name="T34_23" style:family="text">
      <style:text-properties fo:color="#333333" fo:font-size="12pt" style:font-size-asian="12pt" style:font-size-complex="12pt"/>
    </style:style>
    <style:style style:name="T34_24" style:family="text">
      <style:text-properties fo:color="#333333" fo:font-size="12pt" style:font-size-asian="12pt" style:font-size-complex="12pt"/>
    </style:style>
    <style:style style:name="T34_25" style:family="text">
      <style:text-properties fo:color="#333333" fo:font-size="12pt" style:font-size-asian="12pt" style:font-size-complex="12pt"/>
    </style:style>
    <style:style style:name="T34_26" style:family="text">
      <style:text-properties fo:color="#333333" fo:font-size="12pt" style:font-size-asian="12pt" style:font-size-complex="12pt"/>
    </style:style>
    <style:style style:name="T34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4_28" style:family="text">
      <style:text-properties fo:color="#333333" fo:font-size="12pt" style:font-size-asian="12pt" style:font-size-complex="12pt"/>
    </style:style>
    <style:style style:name="T34_29" style:family="text">
      <style:text-properties fo:color="#333333" fo:font-size="12pt" style:font-size-asian="12pt" style:font-size-complex="12pt"/>
    </style:style>
    <style:style style:name="T34_30" style:family="text">
      <style:text-properties fo:color="#333333" fo:font-size="12pt" style:font-size-asian="12pt" style:font-size-complex="12pt"/>
    </style:style>
    <style:style style:name="T34_31" style:family="text">
      <style:text-properties fo:color="#333333" fo:font-size="12pt" style:font-size-asian="12pt" style:font-size-complex="12pt"/>
    </style:style>
    <style:style style:name="T34_32" style:family="text">
      <style:text-properties fo:color="#333333" fo:font-size="12pt" style:font-size-asian="12pt" style:font-size-complex="12pt"/>
    </style:style>
    <style:style style:name="T34_33" style:family="text">
      <style:text-properties fo:color="#333333" fo:font-size="12pt" style:font-size-asian="12pt" style:font-size-complex="12pt"/>
    </style:style>
    <style:style style:name="T34_34" style:family="text">
      <style:text-properties fo:color="#333333" fo:font-size="12pt" style:font-size-asian="12pt" style:font-size-complex="12pt"/>
    </style:style>
    <style:style style:name="T34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5_21" style:family="text">
      <style:text-properties fo:color="#333333" fo:font-size="12pt" style:font-size-asian="12pt" style:font-size-complex="12pt"/>
    </style:style>
    <style:style style:name="T35_22" style:family="text">
      <style:text-properties fo:color="#333333" fo:font-size="12pt" style:font-size-asian="12pt" style:font-size-complex="12pt"/>
    </style:style>
    <style:style style:name="T35_23" style:family="text">
      <style:text-properties fo:color="#333333" fo:font-size="12pt" style:font-size-asian="12pt" style:font-size-complex="12pt"/>
    </style:style>
    <style:style style:name="T35_24" style:family="text">
      <style:text-properties fo:color="#333333" fo:font-size="12pt" style:font-size-asian="12pt" style:font-size-complex="12pt"/>
    </style:style>
    <style:style style:name="T35_25" style:family="text">
      <style:text-properties fo:color="#333333" fo:font-size="12pt" style:font-size-asian="12pt" style:font-size-complex="12pt"/>
    </style:style>
    <style:style style:name="T35_26" style:family="text">
      <style:text-properties fo:color="#333333" fo:font-size="12pt" style:font-size-asian="12pt" style:font-size-complex="12pt"/>
    </style:style>
    <style:style style:name="T35_27" style:family="text">
      <style:text-properties fo:color="#333333" fo:font-size="12pt" style:font-size-asian="12pt" style:font-size-complex="12pt"/>
    </style:style>
    <style:style style:name="T35_28" style:family="text">
      <style:text-properties fo:color="#333333" fo:font-size="12pt" style:font-size-asian="12pt" style:font-size-complex="12pt"/>
    </style:style>
    <style:style style:name="T35_29" style:family="text">
      <style:text-properties fo:color="#333333" fo:font-size="12pt" style:font-size-asian="12pt" style:font-size-complex="12pt"/>
    </style:style>
    <style:style style:name="T35_30" style:family="text">
      <style:text-properties fo:color="#333333" fo:font-size="12pt" style:font-size-asian="12pt" style:font-size-complex="12pt"/>
    </style:style>
    <style:style style:name="T35_31" style:family="text">
      <style:text-properties fo:color="#333333" fo:font-size="12pt" style:font-size-asian="12pt" style:font-size-complex="12pt"/>
    </style:style>
    <style:style style:name="T35_32" style:family="text">
      <style:text-properties fo:color="#333333" fo:font-size="12pt" style:font-size-asian="12pt" style:font-size-complex="12pt"/>
    </style:style>
    <style:style style:name="T35_33" style:family="text">
      <style:text-properties fo:color="#333333" fo:font-size="12pt" style:font-size-asian="12pt" style:font-size-complex="12pt"/>
    </style:style>
    <style:style style:name="T35_34" style:family="text">
      <style:text-properties fo:color="#333333" fo:font-size="12pt" style:font-size-asian="12pt" style:font-size-complex="12pt"/>
    </style:style>
    <style:style style:name="T35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00%" fo:margin-top="0cm" style:writing-mode="lr-tb"/>
    </style:style>
    <style:style style:name="T36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9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36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23" style:family="text">
      <style:text-properties fo:color="#333333" fo:font-size="12pt" style:font-size-asian="12pt" style:font-size-complex="12pt"/>
    </style:style>
    <style:style style:name="T36_24" style:family="text">
      <style:text-properties fo:color="#333333" fo:font-size="12pt" style:font-size-asian="12pt" style:font-size-complex="12pt"/>
    </style:style>
    <style:style style:name="T36_25" style:family="text">
      <style:text-properties fo:color="#333333" fo:font-size="12pt" style:font-size-asian="12pt" style:font-size-complex="12pt"/>
    </style:style>
    <style:style style:name="T36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6_27" style:family="text">
      <style:text-properties fo:color="#333333" fo:font-size="12pt" style:font-size-asian="12pt" style:font-size-complex="12pt"/>
    </style:style>
    <style:style style:name="T36_28" style:family="text">
      <style:text-properties fo:color="#333333" fo:font-size="12pt" style:font-size-asian="12pt" style:font-size-complex="12pt"/>
    </style:style>
    <style:style style:name="T36_29" style:family="text">
      <style:text-properties fo:color="#333333" fo:font-size="12pt" style:font-size-asian="12pt" style:font-size-complex="12pt"/>
    </style:style>
    <style:style style:name="T36_30" style:family="text">
      <style:text-properties fo:color="#333333" fo:font-size="12pt" style:font-size-asian="12pt" style:font-size-complex="12pt"/>
    </style:style>
    <style:style style:name="T36_31" style:family="text">
      <style:text-properties fo:color="#333333" fo:font-size="12pt" style:font-size-asian="12pt" style:font-size-complex="12pt"/>
    </style:style>
    <style:style style:name="T36_32" style:family="text">
      <style:text-properties fo:color="#333333" fo:font-size="12pt" style:font-size-asian="12pt" style:font-size-complex="12pt"/>
    </style:style>
    <style:style style:name="T36_33" style:family="text">
      <style:text-properties fo:color="#333333" fo:font-size="12pt" style:font-size-asian="12pt" style:font-size-complex="12pt"/>
    </style:style>
    <style:style style:name="T36_34" style:family="text">
      <style:text-properties fo:color="#333333" fo:font-size="12pt" style:font-size-asian="12pt" style:font-size-complex="12pt"/>
    </style:style>
    <style:style style:name="T36_35" style:family="text">
      <style:text-properties fo:color="#333333" fo:font-size="12pt" style:font-size-asian="12pt" style:font-size-complex="12pt"/>
    </style:style>
    <style:style style:name="T36_36" style:family="text">
      <style:text-properties fo:color="#333333" fo:font-size="12pt" style:font-size-asian="12pt" style:font-size-complex="12pt"/>
    </style:style>
    <style:style style:name="T36_37" style:family="text">
      <style:text-properties fo:color="#333333" fo:font-size="12pt" style:font-size-asian="12pt" style:font-size-complex="12pt"/>
    </style:style>
    <style:style style:name="T36_38" style:family="text">
      <style:text-properties fo:color="#333333" fo:font-size="12pt" style:font-size-asian="12pt" style:font-size-complex="12pt"/>
    </style:style>
    <style:style style:name="T36_39" style:family="text">
      <style:text-properties fo:color="#333333" fo:font-size="12pt" style:font-size-asian="12pt" style:font-size-complex="12pt"/>
    </style:style>
    <style:style style:name="T36_40" style:family="text">
      <style:text-properties fo:color="#333333" fo:font-size="12pt" style:font-size-asian="12pt" style:font-size-complex="12pt"/>
    </style:style>
    <style:style style:name="T36_41" style:family="text">
      <style:text-properties fo:color="#333333" fo:font-size="12pt" style:font-size-asian="12pt" style:font-size-complex="12pt"/>
    </style:style>
    <style:style style:name="T36_42" style:family="text">
      <style:text-properties fo:color="#333333" fo:font-size="12pt" style:font-size-asian="12pt" style:font-size-complex="12pt"/>
    </style:style>
    <style:style style:name="T36_43" style:family="text">
      <style:text-properties fo:color="#333333" fo:font-size="12pt" style:font-size-asian="12pt" style:font-size-complex="12pt"/>
    </style:style>
    <style:style style:name="T36_44" style:family="text">
      <style:text-properties fo:color="#333333" fo:font-size="12pt" style:font-size-asian="12pt" style:font-size-complex="12pt"/>
    </style:style>
    <style:style style:name="T36_45" style:family="text">
      <style:text-properties fo:color="#333333" fo:font-size="12pt" style:font-size-asian="12pt" style:font-size-complex="12pt"/>
    </style:style>
    <style:style style:name="P37" style:family="paragraph" style:parent-style-name="Standard">
      <style:paragraph-properties fo:break-before="auto" fo:line-height="100%" fo:margin-top="0cm" style:writing-mode="lr-tb"/>
    </style:style>
    <style:style style:name="T37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7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00%" fo:margin-top="0cm" style:writing-mode="lr-tb"/>
    </style:style>
    <style:style style:name="T38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21" style:family="text">
      <style:text-properties fo:font-style="italic" style:font-style-asian="italic" style:font-style-complex="italic" fo:color="#333333" fo:font-size="12pt" style:font-size-asian="12pt" style:font-size-complex="12pt" fo:font-weight="bold" style:font-weight-asian="bold" style:font-weight-complex="bold"/>
    </style:style>
    <style:style style:name="T38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3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4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4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4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4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4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45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38_46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38_4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4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49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38_5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5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5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5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5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5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5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5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5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5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6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6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6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6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6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6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6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6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6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6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7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7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7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7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7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7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7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7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7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7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8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8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8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8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8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8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8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8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8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8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9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9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9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9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9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9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38_9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P39" style:family="paragraph" style:parent-style-name="Heading_20_2">
      <style:paragraph-properties fo:break-before="auto" fo:line-height="123%" fo:margin-top="0.6cm" fo:margin-bottom="0.423cm" style:writing-mode="lr-tb"/>
    </style:style>
    <style:style style:name="T39_1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39_2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39_3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T39_4" style:family="text">
      <style:text-properties fo:color="#333333" fo:font-size="14pt" style:font-size-asian="14pt" style:font-size-complex="14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00%" fo:margin-top="0cm" fo:margin-bottom="0cm" style:writing-mode="lr-tb"/>
    </style:style>
    <style:style style:name="T41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1_19" style:family="text">
      <style:text-properties fo:font-weight="bold" style:font-weight-asian="bold" style:font-weight-complex="bold"/>
    </style:style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P42" style:family="paragraph" style:parent-style-name="Standard">
      <style:paragraph-properties fo:break-before="auto" fo:line-height="100%" fo:margin-bottom="0.423cm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00%" fo:margin-top="0cm" style:writing-mode="lr-tb"/>
    </style:style>
    <style:style style:name="T43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5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43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31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43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3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4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4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4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4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4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4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4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4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4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4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5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5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5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5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5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5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5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5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5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5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6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6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6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6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6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6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6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6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6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6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7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7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7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7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7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7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7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7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7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7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8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3_81" style:family="text">
      <style:text-properties fo:color="#333333" fo:font-size="12pt" style:font-size-asian="12pt" style:font-size-complex="12pt"/>
    </style:style>
    <style:style style:name="T43_82" style:family="text">
      <style:text-properties fo:color="#333333" fo:font-size="12pt" style:font-size-asian="12pt" style:font-size-complex="12pt"/>
    </style:style>
    <style:style style:name="T43_83" style:family="text">
      <style:text-properties fo:color="#333333" fo:font-size="12pt" style:font-size-asian="12pt" style:font-size-complex="12pt"/>
    </style:style>
    <style:style style:name="T43_84" style:family="text">
      <style:text-properties fo:color="#333333" fo:font-size="12pt" style:font-size-asian="12pt" style:font-size-complex="12pt"/>
    </style:style>
    <style:style style:name="T43_85" style:family="text">
      <style:text-properties fo:color="#333333" fo:font-size="12pt" style:font-size-asian="12pt" style:font-size-complex="12pt"/>
    </style:style>
    <style:style style:name="T43_86" style:family="text">
      <style:text-properties fo:color="#333333" fo:font-size="12pt" style:font-size-asian="12pt" style:font-size-complex="12pt"/>
    </style:style>
    <style:style style:name="T43_87" style:family="text">
      <style:text-properties fo:color="#333333" fo:font-size="12pt" style:font-size-asian="12pt" style:font-size-complex="12pt"/>
    </style:style>
    <style:style style:name="T43_88" style:family="text">
      <style:text-properties fo:color="#333333" fo:font-size="12pt" style:font-size-asian="12pt" style:font-size-complex="12pt"/>
    </style:style>
    <style:style style:name="T43_89" style:family="text">
      <style:text-properties fo:color="#333333" fo:font-size="12pt" style:font-size-asian="12pt" style:font-size-complex="12pt"/>
    </style:style>
    <style:style style:name="T43_90" style:family="text">
      <style:text-properties fo:color="#333333" fo:font-size="12pt" style:font-size-asian="12pt" style:font-size-complex="12pt"/>
    </style:style>
    <style:style style:name="T43_91" style:family="text">
      <style:text-properties fo:color="#333333" fo:font-size="12pt" style:font-size-asian="12pt" style:font-size-complex="12pt"/>
    </style:style>
    <style:style style:name="T43_92" style:family="text">
      <style:text-properties fo:color="#333333" fo:font-size="12pt" style:font-size-asian="12pt" style:font-size-complex="12pt"/>
    </style:style>
    <style:style style:name="T43_93" style:family="text">
      <style:text-properties fo:color="#333333" fo:font-size="12pt" style:font-size-asian="12pt" style:font-size-complex="12pt"/>
    </style:style>
    <style:style style:name="T43_94" style:family="text">
      <style:text-properties fo:color="#333333" fo:font-size="12pt" style:font-size-asian="12pt" style:font-size-complex="12pt"/>
    </style:style>
    <style:style style:name="T43_95" style:family="text">
      <style:text-properties fo:color="#333333" fo:font-size="12pt" style:font-size-asian="12pt" style:font-size-complex="12pt"/>
    </style:style>
    <style:style style:name="T43_96" style:family="text">
      <style:text-properties fo:color="#333333" fo:font-size="12pt" style:font-size-asian="12pt" style:font-size-complex="12pt"/>
    </style:style>
    <style:style style:name="T43_97" style:family="text">
      <style:text-properties fo:color="#333333" fo:font-size="12pt" style:font-size-asian="12pt" style:font-size-complex="12pt"/>
    </style:style>
    <style:style style:name="T43_98" style:family="text">
      <style:text-properties fo:color="#333333" fo:font-size="12pt" style:font-size-asian="12pt" style:font-size-complex="12pt"/>
    </style:style>
    <style:style style:name="T43_99" style:family="text">
      <style:text-properties fo:color="#333333" fo:font-size="12pt" style:font-size-asian="12pt" style:font-size-complex="12pt"/>
    </style:style>
    <style:style style:name="T43_100" style:family="text">
      <style:text-properties fo:color="#333333" fo:font-size="12pt" style:font-size-asian="12pt" style:font-size-complex="12pt"/>
    </style:style>
    <style:style style:name="T43_101" style:family="text">
      <style:text-properties fo:color="#333333" fo:font-size="12pt" style:font-size-asian="12pt" style:font-size-complex="12pt"/>
    </style:style>
    <style:style style:name="T43_102" style:family="text">
      <style:text-properties fo:color="#333333" fo:font-size="12pt" style:font-size-asian="12pt" style:font-size-complex="12pt"/>
    </style:style>
    <style:style style:name="T43_103" style:family="text">
      <style:text-properties fo:color="#333333" fo:font-size="12pt" style:font-size-asian="12pt" style:font-size-complex="12pt"/>
    </style:style>
    <style:style style:name="T43_104" style:family="text">
      <style:text-properties fo:color="#333333" fo:font-size="12pt" style:font-size-asian="12pt" style:font-size-complex="12pt"/>
    </style:style>
    <style:style style:name="T43_105" style:family="text">
      <style:text-properties fo:color="#333333" fo:font-size="12pt" style:font-size-asian="12pt" style:font-size-complex="12pt"/>
    </style:style>
    <style:style style:name="T43_106" style:family="text">
      <style:text-properties fo:color="#333333" fo:font-size="12pt" style:font-size-asian="12pt" style:font-size-complex="12pt"/>
    </style:style>
    <style:style style:name="T43_107" style:family="text">
      <style:text-properties fo:color="#333333" fo:font-size="12pt" style:font-size-asian="12pt" style:font-size-complex="12pt"/>
    </style:style>
    <style:style style:name="T43_108" style:family="text">
      <style:text-properties fo:color="#333333" fo:font-size="12pt" style:font-size-asian="12pt" style:font-size-complex="12pt"/>
    </style:style>
    <style:style style:name="T43_109" style:family="text">
      <style:text-properties fo:color="#333333" fo:font-size="12pt" style:font-size-asian="12pt" style:font-size-complex="12pt"/>
    </style:style>
    <style:style style:name="T43_110" style:family="text">
      <style:text-properties fo:color="#333333" fo:font-size="12pt" style:font-size-asian="12pt" style:font-size-complex="12pt"/>
    </style:style>
    <style:style style:name="T43_111" style:family="text">
      <style:text-properties fo:color="#333333" fo:font-size="12pt" style:font-size-asian="12pt" style:font-size-complex="12pt"/>
    </style:style>
    <style:style style:name="T43_112" style:family="text">
      <style:text-properties fo:color="#333333" fo:font-size="12pt" style:font-size-asian="12pt" style:font-size-complex="12pt"/>
    </style:style>
    <style:style style:name="T43_113" style:family="text">
      <style:text-properties fo:color="#333333" fo:font-size="12pt" style:font-size-asian="12pt" style:font-size-complex="12pt"/>
    </style:style>
    <style:style style:name="T43_114" style:family="text">
      <style:text-properties fo:color="#333333" fo:font-size="12pt" style:font-size-asian="12pt" style:font-size-complex="12pt"/>
    </style:style>
    <style:style style:name="T43_115" style:family="text">
      <style:text-properties fo:color="#333333" fo:font-size="12pt" style:font-size-asian="12pt" style:font-size-complex="12pt"/>
    </style:style>
    <style:style style:name="T43_116" style:family="text">
      <style:text-properties fo:color="#333333" fo:font-size="12pt" style:font-size-asian="12pt" style:font-size-complex="12pt"/>
    </style:style>
    <style:style style:name="T43_117" style:family="text">
      <style:text-properties fo:color="#333333" fo:font-size="12pt" style:font-size-asian="12pt" style:font-size-complex="12pt"/>
    </style:style>
    <style:style style:name="T43_118" style:family="text">
      <style:text-properties fo:color="#333333" fo:font-size="12pt" style:font-size-asian="12pt" style:font-size-complex="12pt"/>
    </style:style>
    <style:style style:name="T43_119" style:family="text">
      <style:text-properties fo:color="#333333" fo:font-size="12pt" style:font-size-asian="12pt" style:font-size-complex="12pt"/>
    </style:style>
    <style:style style:name="T43_120" style:family="text">
      <style:text-properties fo:color="#333333" fo:font-size="12pt" style:font-size-asian="12pt" style:font-size-complex="12pt"/>
    </style:style>
    <style:style style:name="T43_121" style:family="text">
      <style:text-properties fo:color="#333333" fo:font-size="12pt" style:font-size-asian="12pt" style:font-size-complex="12pt"/>
    </style:style>
    <style:style style:name="T43_122" style:family="text">
      <style:text-properties fo:color="#333333" fo:font-size="12pt" style:font-size-asian="12pt" style:font-size-complex="12pt"/>
    </style:style>
    <style:style style:name="T43_123" style:family="text">
      <style:text-properties fo:color="#333333" fo:font-size="12pt" style:font-size-asian="12pt" style:font-size-complex="12pt"/>
    </style:style>
    <style:style style:name="T43_124" style:family="text">
      <style:text-properties fo:color="#333333" fo:font-size="12pt" style:font-size-asian="12pt" style:font-size-complex="12pt"/>
    </style:style>
    <style:style style:name="T43_125" style:family="text">
      <style:text-properties fo:color="#333333" fo:font-size="12pt" style:font-size-asian="12pt" style:font-size-complex="12pt"/>
    </style:style>
    <style:style style:name="T43_126" style:family="text">
      <style:text-properties fo:color="#333333" fo:font-size="12pt" style:font-size-asian="12pt" style:font-size-complex="12pt"/>
    </style:style>
    <style:style style:name="T43_127" style:family="text">
      <style:text-properties fo:color="#333333" fo:font-size="12pt" style:font-size-asian="12pt" style:font-size-complex="12pt"/>
    </style:style>
    <style:style style:name="T43_128" style:family="text">
      <style:text-properties fo:color="#333333" fo:font-size="12pt" style:font-size-asian="12pt" style:font-size-complex="12pt"/>
    </style:style>
    <style:style style:name="T43_1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00%" fo:margin-top="0cm" style:writing-mode="lr-tb"/>
    </style:style>
    <style:style style:name="T44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11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44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25" style:family="text">
      <style:text-properties fo:font-style="italic" style:font-style-asian="italic" style:font-style-complex="italic" fo:color="#333333" fo:font-size="12pt" style:font-size-asian="12pt" style:font-size-complex="12pt" fo:font-weight="bold" style:font-weight-asian="bold" style:font-weight-complex="bold"/>
    </style:style>
    <style:style style:name="T44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3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4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4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4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43" style:family="text">
      <style:text-properties fo:font-style="italic" style:font-style-asian="italic" style:font-style-complex="italic" fo:color="#333333" fo:font-size="12pt" style:font-size-asian="12pt" style:font-size-complex="12pt" fo:font-weight="bold" style:font-weight-asian="bold" style:font-weight-complex="bold"/>
    </style:style>
    <style:style style:name="T44_4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4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4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4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4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4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5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5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5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5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5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5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5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5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5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5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6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6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6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6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6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6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6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67" style:family="text">
      <style:text-properties fo:font-style="italic" style:font-style-asian="italic" style:font-style-complex="italic" fo:color="#333333" fo:font-size="12pt" style:font-size-asian="12pt" style:font-size-complex="12pt" fo:font-weight="bold" style:font-weight-asian="bold" style:font-weight-complex="bold"/>
    </style:style>
    <style:style style:name="T44_6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6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7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7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7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7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7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7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7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7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7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7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8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8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8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8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8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8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8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8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8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8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4_9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5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45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3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4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4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4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4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4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4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4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4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4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4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5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5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5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5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5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5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5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5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5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5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6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6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6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6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6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6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6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6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6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69" style:family="text">
      <style:text-properties fo:font-style="italic" style:font-style-asian="italic" style:font-style-complex="italic" fo:color="#333333" fo:font-size="12pt" style:font-size-asian="12pt" style:font-size-complex="12pt" fo:font-weight="bold" style:font-weight-asian="bold" style:font-weight-complex="bold"/>
    </style:style>
    <style:style style:name="T45_7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7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7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7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7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7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7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7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7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7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8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8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8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8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5_8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3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4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4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4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4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4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4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4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4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4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4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5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5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5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5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5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5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5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5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5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5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6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6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6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6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6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6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6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6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6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6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7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7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7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7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7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7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7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7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7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7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8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8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8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6_83" style:family="text">
      <style:text-properties fo:color="#333333" fo:font-size="12pt" style:font-size-asian="12pt" style:font-size-complex="12pt"/>
    </style:style>
    <style:style style:name="T46_84" style:family="text">
      <style:text-properties fo:color="#333333" fo:font-size="12pt" style:font-size-asian="12pt" style:font-size-complex="12pt"/>
    </style:style>
    <style:style style:name="T46_85" style:family="text">
      <style:text-properties fo:color="#333333" fo:font-size="12pt" style:font-size-asian="12pt" style:font-size-complex="12pt"/>
    </style:style>
    <style:style style:name="T46_8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00%" fo:margin-top="0cm" fo:margin-bottom="0cm" style:writing-mode="lr-tb"/>
    </style:style>
    <style:style style:name="T47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3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4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4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4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4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4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4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4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4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4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4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5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5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5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5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5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5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5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5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5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5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6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6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6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63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47_6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6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6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67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47_6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6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7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7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7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7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7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7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7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7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7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7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8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8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8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8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7_8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60%" fo:margin-bottom="0.423cm" style:writing-mode="lr-tb"/>
    </style:style>
    <style:style style:name="T48_1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48_2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48_3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48_4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48_5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48_6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48_7" style:family="text">
      <style:text-properties fo:color="#333333" fo:font-size="12pt" style:font-size-asian="12pt" style:font-size-complex="12pt"/>
    </style:style>
    <style:style style:name="T48_8" style:family="text">
      <style:text-properties fo:color="#333333" fo:font-size="12pt" style:font-size-asian="12pt" style:font-size-complex="12pt"/>
    </style:style>
    <style:style style:name="T48_9" style:family="text">
      <style:text-properties fo:color="#333333" fo:font-size="12pt" style:font-size-asian="12pt" style:font-size-complex="12pt"/>
    </style:style>
    <style:style style:name="T48_10" style:family="text">
      <style:text-properties fo:color="#333333" fo:font-size="12pt" style:font-size-asian="12pt" style:font-size-complex="12pt"/>
    </style:style>
    <style:style style:name="T48_11" style:family="text">
      <style:text-properties fo:color="#333333" fo:font-size="12pt" style:font-size-asian="12pt" style:font-size-complex="12pt"/>
    </style:style>
    <style:style style:name="T48_12" style:family="text">
      <style:text-properties fo:color="#333333" fo:font-size="12pt" style:font-size-asian="12pt" style:font-size-complex="12pt"/>
    </style:style>
    <style:style style:name="T48_13" style:family="text">
      <style:text-properties fo:color="#333333" fo:font-size="12pt" style:font-size-asian="12pt" style:font-size-complex="12pt"/>
    </style:style>
    <style:style style:name="T48_14" style:family="text">
      <style:text-properties fo:color="#333333" style:font-name="Consolas" fo:font-size="10pt" style:font-name-asian="Consolas" style:font-size-asian="10pt" style:font-name-complex="Consolas" style:font-size-complex="10pt"/>
    </style:style>
    <style:style style:name="T48_15" style:family="text">
      <style:text-properties fo:color="#333333" fo:font-size="12pt" style:font-size-asian="12pt" style:font-size-complex="12pt"/>
    </style:style>
    <style:style style:name="T48_16" style:family="text">
      <style:text-properties fo:color="#333333" fo:font-size="12pt" style:font-size-asian="12pt" style:font-size-complex="12pt"/>
    </style:style>
    <style:style style:name="T48_17" style:family="text">
      <style:text-properties fo:color="#333333" fo:font-size="12pt" style:font-size-asian="12pt" style:font-size-complex="12pt"/>
    </style:style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19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49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49_21" style:family="text">
      <style:text-properties fo:color="#333333" fo:font-size="12pt" style:font-size-asian="12pt" style:font-size-complex="12pt"/>
    </style:style>
    <style:style style:name="T49_22" style:family="text">
      <style:text-properties fo:color="#333333" fo:font-size="12pt" style:font-size-asian="12pt" style:font-size-complex="12pt"/>
    </style:style>
    <style:style style:name="T49_23" style:family="text">
      <style:text-properties fo:color="#333333" fo:font-size="12pt" style:font-size-asian="12pt" style:font-size-complex="12pt"/>
    </style:style>
    <style:style style:name="T49_24" style:family="text">
      <style:text-properties fo:color="#333333" fo:font-size="12pt" style:font-size-asian="12pt" style:font-size-complex="12pt"/>
    </style:style>
    <style:style style:name="T49_25" style:family="text">
      <style:text-properties fo:color="#333333" fo:font-size="12pt" style:font-size-asian="12pt" style:font-size-complex="12pt"/>
    </style:style>
    <style:style style:name="T49_26" style:family="text">
      <style:text-properties fo:color="#333333" fo:font-size="12pt" style:font-size-asian="12pt" style:font-size-complex="12pt"/>
    </style:style>
    <style:style style:name="T49_27" style:family="text">
      <style:text-properties fo:color="#333333" fo:font-size="12pt" style:font-size-asian="12pt" style:font-size-complex="12pt"/>
    </style:style>
    <style:style style:name="T49_28" style:family="text">
      <style:text-properties fo:color="#333333" fo:font-size="12pt" style:font-size-asian="12pt" style:font-size-complex="12pt"/>
    </style:style>
    <style:style style:name="T49_29" style:family="text">
      <style:text-properties fo:color="#333333" fo:font-size="12pt" style:font-size-asian="12pt" style:font-size-complex="12pt"/>
    </style:style>
    <style:style style:name="T49_30" style:family="text">
      <style:text-properties fo:color="#333333" fo:font-size="12pt" style:font-size-asian="12pt" style:font-size-complex="12pt"/>
    </style:style>
    <style:style style:name="T49_31" style:family="text">
      <style:text-properties fo:color="#333333" fo:font-size="12pt" style:font-size-asian="12pt" style:font-size-complex="12pt"/>
    </style:style>
    <style:style style:name="T49_32" style:family="text">
      <style:text-properties fo:color="#333333" fo:font-size="12pt" style:font-size-asian="12pt" style:font-size-complex="12pt"/>
    </style:style>
    <style:style style:name="T49_33" style:family="text">
      <style:text-properties fo:color="#333333" fo:font-size="12pt" style:font-size-asian="12pt" style:font-size-complex="12pt"/>
    </style:style>
    <style:style style:name="P50" style:family="paragraph" style:parent-style-name="Standard">
      <style:paragraph-properties fo:break-before="auto" fo:line-height="100%" fo:margin-top="0cm" style:writing-mode="lr-tb"/>
    </style:style>
    <style:style style:name="T50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3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0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13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0_14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0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18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0_19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0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0_23" style:family="text">
      <style:text-properties fo:color="#333333" fo:font-size="12pt" style:font-size-asian="12pt" style:font-size-complex="12pt"/>
    </style:style>
    <style:style style:name="T50_24" style:family="text">
      <style:text-properties fo:color="#333333" fo:font-size="12pt" style:font-size-asian="12pt" style:font-size-complex="12pt"/>
    </style:style>
    <style:style style:name="T50_25" style:family="text">
      <style:text-properties fo:color="#333333" fo:font-size="12pt" style:font-size-asian="12pt" style:font-size-complex="12pt"/>
    </style:style>
    <style:style style:name="T50_26" style:family="text">
      <style:text-properties fo:color="#333333" fo:font-size="12pt" style:font-size-asian="12pt" style:font-size-complex="12pt"/>
    </style:style>
    <style:style style:name="T50_27" style:family="text">
      <style:text-properties fo:color="#333333" fo:font-size="12pt" style:font-size-asian="12pt" style:font-size-complex="12pt"/>
    </style:style>
    <style:style style:name="T50_28" style:family="text">
      <style:text-properties fo:color="#333333" fo:font-size="12pt" style:font-size-asian="12pt" style:font-size-complex="12pt"/>
    </style:style>
    <style:style style:name="T50_29" style:family="text">
      <style:text-properties fo:color="#333333" fo:font-size="12pt" style:font-size-asian="12pt" style:font-size-complex="12pt"/>
    </style:style>
    <style:style style:name="T50_30" style:family="text">
      <style:text-properties fo:color="#333333" fo:font-size="12pt" style:font-size-asian="12pt" style:font-size-complex="12pt"/>
    </style:style>
    <style:style style:name="T50_31" style:family="text">
      <style:text-properties fo:color="#333333" fo:font-size="12pt" style:font-size-asian="12pt" style:font-size-complex="12pt"/>
    </style:style>
    <style:style style:name="T50_32" style:family="text">
      <style:text-properties fo:color="#333333" fo:font-size="12pt" style:font-size-asian="12pt" style:font-size-complex="12pt"/>
    </style:style>
    <style:style style:name="T50_33" style:family="text">
      <style:text-properties fo:color="#333333" fo:font-size="12pt" style:font-size-asian="12pt" style:font-size-complex="12pt"/>
    </style:style>
    <style:style style:name="T50_34" style:family="text">
      <style:text-properties fo:color="#333333" fo:font-size="12pt" style:font-size-asian="12pt" style:font-size-complex="12pt"/>
    </style:style>
    <style:style style:name="T50_35" style:family="text">
      <style:text-properties fo:color="#333333" fo:font-size="12pt" style:font-size-asian="12pt" style:font-size-complex="12pt"/>
    </style:style>
    <style:style style:name="T50_36" style:family="text">
      <style:text-properties fo:color="#333333" fo:font-size="12pt" style:font-size-asian="12pt" style:font-size-complex="12pt"/>
    </style:style>
    <style:style style:name="T50_37" style:family="text">
      <style:text-properties fo:color="#333333" fo:font-size="12pt" style:font-size-asian="12pt" style:font-size-complex="12pt"/>
    </style:style>
    <style:style style:name="T50_38" style:family="text">
      <style:text-properties fo:color="#333333" fo:font-size="12pt" style:font-size-asian="12pt" style:font-size-complex="12pt"/>
    </style:style>
    <style:style style:name="T50_39" style:family="text">
      <style:text-properties fo:color="#333333" fo:font-size="12pt" style:font-size-asian="12pt" style:font-size-complex="12pt"/>
    </style:style>
    <style:style style:name="T50_40" style:family="text">
      <style:text-properties fo:color="#333333" fo:font-size="12pt" style:font-size-asian="12pt" style:font-size-complex="12pt"/>
    </style:style>
    <style:style style:name="T50_41" style:family="text">
      <style:text-properties fo:color="#333333" fo:font-size="12pt" style:font-size-asian="12pt" style:font-size-complex="12pt"/>
    </style:style>
    <style:style style:name="T50_42" style:family="text">
      <style:text-properties fo:color="#333333" fo:font-size="12pt" style:font-size-asian="12pt" style:font-size-complex="12pt"/>
    </style:style>
    <style:style style:name="T50_43" style:family="text">
      <style:text-properties fo:color="#333333" fo:font-size="12pt" style:font-size-asian="12pt" style:font-size-complex="12pt"/>
    </style:style>
    <style:style style:name="T50_44" style:family="text">
      <style:text-properties fo:color="#333333" fo:font-size="12pt" style:font-size-asian="12pt" style:font-size-complex="12pt"/>
    </style:style>
    <style:style style:name="T50_45" style:family="text">
      <style:text-properties fo:color="#333333" fo:font-size="12pt" style:font-size-asian="12pt" style:font-size-complex="12pt"/>
    </style:style>
    <style:style style:name="T50_46" style:family="text">
      <style:text-properties fo:color="#333333" fo:font-size="12pt" style:font-size-asian="12pt" style:font-size-complex="12pt"/>
    </style:style>
    <style:style style:name="T50_47" style:family="text">
      <style:text-properties fo:color="#333333" fo:font-size="12pt" style:font-size-asian="12pt" style:font-size-complex="12pt"/>
    </style:style>
    <style:style style:name="T50_48" style:family="text">
      <style:text-properties fo:color="#333333" fo:font-size="12pt" style:font-size-asian="12pt" style:font-size-complex="12pt"/>
    </style:style>
    <style:style style:name="T50_49" style:family="text">
      <style:text-properties fo:color="#333333" fo:font-size="12pt" style:font-size-asian="12pt" style:font-size-complex="12pt"/>
    </style:style>
    <style:style style:name="T50_50" style:family="text">
      <style:text-properties fo:color="#333333" fo:font-size="12pt" style:font-size-asian="12pt" style:font-size-complex="12pt"/>
    </style:style>
    <style:style style:name="T50_51" style:family="text">
      <style:text-properties fo:color="#333333" fo:font-size="12pt" style:font-size-asian="12pt" style:font-size-complex="12pt"/>
    </style:style>
    <style:style style:name="T50_52" style:family="text">
      <style:text-properties fo:color="#333333" fo:font-size="12pt" style:font-size-asian="12pt" style:font-size-complex="12pt"/>
    </style:style>
    <style:style style:name="T50_53" style:family="text">
      <style:text-properties fo:color="#333333" fo:font-size="12pt" style:font-size-asian="12pt" style:font-size-complex="12pt"/>
    </style:style>
    <style:style style:name="T50_54" style:family="text">
      <style:text-properties fo:color="#333333" fo:font-size="12pt" style:font-size-asian="12pt" style:font-size-complex="12pt"/>
    </style:style>
    <style:style style:name="T50_55" style:family="text">
      <style:text-properties fo:color="#333333" fo:font-size="12pt" style:font-size-asian="12pt" style:font-size-complex="12pt"/>
    </style:style>
    <style:style style:name="T50_56" style:family="text">
      <style:text-properties fo:color="#333333" fo:font-size="12pt" style:font-size-asian="12pt" style:font-size-complex="12pt"/>
    </style:style>
    <style:style style:name="T50_57" style:family="text">
      <style:text-properties fo:color="#333333" fo:font-size="12pt" style:font-size-asian="12pt" style:font-size-complex="12pt"/>
    </style:style>
    <style:style style:name="T50_58" style:family="text">
      <style:text-properties fo:color="#333333" fo:font-size="12pt" style:font-size-asian="12pt" style:font-size-complex="12pt"/>
    </style:style>
    <style:style style:name="T50_59" style:family="text">
      <style:text-properties fo:color="#333333" fo:font-size="12pt" style:font-size-asian="12pt" style:font-size-complex="12pt"/>
    </style:style>
    <style:style style:name="T50_60" style:family="text">
      <style:text-properties fo:color="#333333" fo:font-size="12pt" style:font-size-asian="12pt" style:font-size-complex="12pt"/>
    </style:style>
    <style:style style:name="T50_61" style:family="text">
      <style:text-properties fo:color="#333333" fo:font-size="12pt" style:font-size-asian="12pt" style:font-size-complex="12pt"/>
    </style:style>
    <style:style style:name="T50_62" style:family="text">
      <style:text-properties fo:color="#333333" fo:font-size="12pt" style:font-size-asian="12pt" style:font-size-complex="12pt"/>
    </style:style>
    <style:style style:name="T50_63" style:family="text">
      <style:text-properties fo:color="#333333" fo:font-size="12pt" style:font-size-asian="12pt" style:font-size-complex="12pt"/>
    </style:style>
    <style:style style:name="T50_64" style:family="text">
      <style:text-properties fo:color="#333333" fo:font-size="12pt" style:font-size-asian="12pt" style:font-size-complex="12pt"/>
    </style:style>
    <style:style style:name="T50_65" style:family="text">
      <style:text-properties fo:color="#333333" fo:font-size="12pt" style:font-size-asian="12pt" style:font-size-complex="12pt"/>
    </style:style>
    <style:style style:name="T50_66" style:family="text">
      <style:text-properties fo:color="#333333" fo:font-size="12pt" style:font-size-asian="12pt" style:font-size-complex="12pt"/>
    </style:style>
    <style:style style:name="T50_67" style:family="text">
      <style:text-properties fo:color="#333333" fo:font-size="12pt" style:font-size-asian="12pt" style:font-size-complex="12pt"/>
    </style:style>
    <style:style style:name="T50_68" style:family="text">
      <style:text-properties fo:color="#333333" fo:font-size="12pt" style:font-size-asian="12pt" style:font-size-complex="12pt"/>
    </style:style>
    <style:style style:name="T50_69" style:family="text">
      <style:text-properties fo:color="#333333" fo:font-size="12pt" style:font-size-asian="12pt" style:font-size-complex="12pt"/>
    </style:style>
    <style:style style:name="T50_70" style:family="text">
      <style:text-properties fo:color="#333333" fo:font-size="12pt" style:font-size-asian="12pt" style:font-size-complex="12pt"/>
    </style:style>
    <style:style style:name="T50_71" style:family="text">
      <style:text-properties fo:color="#333333" fo:font-size="12pt" style:font-size-asian="12pt" style:font-size-complex="12pt"/>
    </style:style>
    <style:style style:name="T50_72" style:family="text">
      <style:text-properties fo:color="#333333" fo:font-size="12pt" style:font-size-asian="12pt" style:font-size-complex="12pt"/>
    </style:style>
    <style:style style:name="T50_73" style:family="text">
      <style:text-properties fo:color="#333333" fo:font-size="12pt" style:font-size-asian="12pt" style:font-size-complex="12pt"/>
    </style:style>
    <style:style style:name="T50_74" style:family="text">
      <style:text-properties fo:color="#333333" fo:font-size="12pt" style:font-size-asian="12pt" style:font-size-complex="12pt"/>
    </style:style>
    <style:style style:name="T50_75" style:family="text">
      <style:text-properties fo:color="#333333" fo:font-size="12pt" style:font-size-asian="12pt" style:font-size-complex="12pt"/>
    </style:style>
    <style:style style:name="T50_76" style:family="text">
      <style:text-properties fo:color="#333333" fo:font-size="12pt" style:font-size-asian="12pt" style:font-size-complex="12pt"/>
    </style:style>
    <style:style style:name="T50_77" style:family="text">
      <style:text-properties fo:color="#333333" fo:font-size="12pt" style:font-size-asian="12pt" style:font-size-complex="12pt"/>
    </style:style>
    <style:style style:name="T50_78" style:family="text">
      <style:text-properties fo:color="#333333" fo:font-size="12pt" style:font-size-asian="12pt" style:font-size-complex="12pt"/>
    </style:style>
    <style:style style:name="T50_79" style:family="text">
      <style:text-properties fo:color="#333333" fo:font-size="12pt" style:font-size-asian="12pt" style:font-size-complex="12pt"/>
    </style:style>
    <style:style style:name="T50_80" style:family="text">
      <style:text-properties fo:color="#333333" fo:font-size="12pt" style:font-size-asian="12pt" style:font-size-complex="12pt"/>
    </style:style>
    <style:style style:name="T50_81" style:family="text">
      <style:text-properties fo:color="#333333" fo:font-size="12pt" style:font-size-asian="12pt" style:font-size-complex="12pt"/>
    </style:style>
    <style:style style:name="T50_82" style:family="text">
      <style:text-properties fo:color="#333333" fo:font-size="12pt" style:font-size-asian="12pt" style:font-size-complex="12pt"/>
    </style:style>
    <style:style style:name="T50_83" style:family="text">
      <style:text-properties fo:color="#333333" fo:font-size="12pt" style:font-size-asian="12pt" style:font-size-complex="12pt"/>
    </style:style>
    <style:style style:name="T50_84" style:family="text">
      <style:text-properties fo:color="#333333" fo:font-size="12pt" style:font-size-asian="12pt" style:font-size-complex="12pt"/>
    </style:style>
    <style:style style:name="T50_85" style:family="text">
      <style:text-properties fo:color="#333333" fo:font-size="12pt" style:font-size-asian="12pt" style:font-size-complex="12pt"/>
    </style:style>
    <style:style style:name="T50_86" style:family="text">
      <style:text-properties fo:color="#333333" fo:font-size="12pt" style:font-size-asian="12pt" style:font-size-complex="12pt"/>
    </style:style>
    <style:style style:name="T50_87" style:family="text">
      <style:text-properties fo:color="#333333" fo:font-size="12pt" style:font-size-asian="12pt" style:font-size-complex="12pt"/>
    </style:style>
    <style:style style:name="T50_88" style:family="text">
      <style:text-properties fo:color="#333333" fo:font-size="12pt" style:font-size-asian="12pt" style:font-size-complex="12pt"/>
    </style:style>
    <style:style style:name="T50_89" style:family="text">
      <style:text-properties fo:color="#333333" fo:font-size="12pt" style:font-size-asian="12pt" style:font-size-complex="12pt"/>
    </style:style>
    <style:style style:name="T50_90" style:family="text">
      <style:text-properties fo:color="#333333" fo:font-size="12pt" style:font-size-asian="12pt" style:font-size-complex="12pt"/>
    </style:style>
    <style:style style:name="T50_91" style:family="text">
      <style:text-properties fo:color="#333333" fo:font-size="12pt" style:font-size-asian="12pt" style:font-size-complex="12pt"/>
    </style:style>
    <style:style style:name="T50_92" style:family="text">
      <style:text-properties fo:color="#333333" fo:font-size="12pt" style:font-size-asian="12pt" style:font-size-complex="12pt"/>
    </style:style>
    <style:style style:name="T50_93" style:family="text">
      <style:text-properties fo:color="#333333" fo:font-size="12pt" style:font-size-asian="12pt" style:font-size-complex="12pt"/>
    </style:style>
    <style:style style:name="T50_94" style:family="text">
      <style:text-properties fo:color="#333333" fo:font-size="12pt" style:font-size-asian="12pt" style:font-size-complex="12pt"/>
    </style:style>
    <style:style style:name="T50_95" style:family="text">
      <style:text-properties fo:color="#333333" fo:font-size="12pt" style:font-size-asian="12pt" style:font-size-complex="12pt"/>
    </style:style>
    <style:style style:name="T50_96" style:family="text">
      <style:text-properties fo:color="#333333" fo:font-size="12pt" style:font-size-asian="12pt" style:font-size-complex="12pt"/>
    </style:style>
    <style:style style:name="T50_97" style:family="text">
      <style:text-properties fo:color="#333333" fo:font-size="12pt" style:font-size-asian="12pt" style:font-size-complex="12pt"/>
    </style:style>
    <style:style style:name="T50_98" style:family="text">
      <style:text-properties fo:color="#333333" fo:font-size="12pt" style:font-size-asian="12pt" style:font-size-complex="12pt"/>
    </style:style>
    <style:style style:name="T50_99" style:family="text">
      <style:text-properties fo:color="#333333" fo:font-size="12pt" style:font-size-asian="12pt" style:font-size-complex="12pt"/>
    </style:style>
    <style:style style:name="T50_100" style:family="text">
      <style:text-properties fo:color="#333333" fo:font-size="12pt" style:font-size-asian="12pt" style:font-size-complex="12pt"/>
    </style:style>
    <style:style style:name="T50_101" style:family="text">
      <style:text-properties fo:color="#333333" fo:font-size="12pt" style:font-size-asian="12pt" style:font-size-complex="12pt"/>
    </style:style>
    <style:style style:name="T50_102" style:family="text">
      <style:text-properties fo:color="#333333" fo:font-size="12pt" style:font-size-asian="12pt" style:font-size-complex="12pt"/>
    </style:style>
    <style:style style:name="T50_103" style:family="text">
      <style:text-properties fo:color="#333333" fo:font-size="12pt" style:font-size-asian="12pt" style:font-size-complex="12pt"/>
    </style:style>
    <style:style style:name="T50_104" style:family="text">
      <style:text-properties fo:color="#333333" fo:font-size="12pt" style:font-size-asian="12pt" style:font-size-complex="12pt"/>
    </style:style>
    <style:style style:name="T50_105" style:family="text">
      <style:text-properties fo:color="#333333" fo:font-size="12pt" style:font-size-asian="12pt" style:font-size-complex="12pt"/>
    </style:style>
    <style:style style:name="T50_106" style:family="text">
      <style:text-properties fo:color="#333333" fo:font-size="12pt" style:font-size-asian="12pt" style:font-size-complex="12pt"/>
    </style:style>
    <style:style style:name="T50_107" style:family="text">
      <style:text-properties fo:color="#333333" fo:font-size="12pt" style:font-size-asian="12pt" style:font-size-complex="12pt"/>
    </style:style>
    <style:style style:name="T50_108" style:family="text">
      <style:text-properties fo:color="#333333" fo:font-size="12pt" style:font-size-asian="12pt" style:font-size-complex="12pt"/>
    </style:style>
    <style:style style:name="T50_109" style:family="text">
      <style:text-properties fo:color="#333333" fo:font-size="12pt" style:font-size-asian="12pt" style:font-size-complex="12pt"/>
    </style:style>
    <style:style style:name="T50_110" style:family="text">
      <style:text-properties fo:color="#333333" fo:font-size="12pt" style:font-size-asian="12pt" style:font-size-complex="12pt"/>
    </style:style>
    <style:style style:name="T50_111" style:family="text">
      <style:text-properties fo:color="#333333" fo:font-size="12pt" style:font-size-asian="12pt" style:font-size-complex="12pt"/>
    </style:style>
    <style:style style:name="T50_112" style:family="text">
      <style:text-properties fo:color="#333333" fo:font-size="12pt" style:font-size-asian="12pt" style:font-size-complex="12pt"/>
    </style:style>
    <style:style style:name="T50_113" style:family="text">
      <style:text-properties fo:color="#333333" fo:font-size="12pt" style:font-size-asian="12pt" style:font-size-complex="12pt"/>
    </style:style>
    <style:style style:name="T50_114" style:family="text">
      <style:text-properties fo:color="#333333" fo:font-size="12pt" style:font-size-asian="12pt" style:font-size-complex="12pt"/>
    </style:style>
    <style:style style:name="T50_115" style:family="text">
      <style:text-properties fo:color="#333333" fo:font-size="12pt" style:font-size-asian="12pt" style:font-size-complex="12pt"/>
    </style:style>
    <style:style style:name="T50_116" style:family="text">
      <style:text-properties fo:color="#333333" fo:font-size="12pt" style:font-size-asian="12pt" style:font-size-complex="12pt"/>
    </style:style>
    <style:style style:name="T50_117" style:family="text">
      <style:text-properties fo:color="#333333" fo:font-size="12pt" style:font-size-asian="12pt" style:font-size-complex="12pt"/>
    </style:style>
    <style:style style:name="T50_118" style:family="text">
      <style:text-properties fo:color="#333333" fo:font-size="12pt" style:font-size-asian="12pt" style:font-size-complex="12pt"/>
    </style:style>
    <style:style style:name="T50_119" style:family="text">
      <style:text-properties fo:color="#333333" fo:font-size="12pt" style:font-size-asian="12pt" style:font-size-complex="12pt"/>
    </style:style>
    <style:style style:name="T50_120" style:family="text">
      <style:text-properties fo:color="#333333" fo:font-size="12pt" style:font-size-asian="12pt" style:font-size-complex="12pt"/>
    </style:style>
    <style:style style:name="T50_121" style:family="text">
      <style:text-properties fo:color="#333333" fo:font-size="12pt" style:font-size-asian="12pt" style:font-size-complex="12pt"/>
    </style:style>
    <style:style style:name="T50_122" style:family="text">
      <style:text-properties fo:color="#333333" fo:font-size="12pt" style:font-size-asian="12pt" style:font-size-complex="12pt"/>
    </style:style>
    <style:style style:name="T50_123" style:family="text">
      <style:text-properties fo:color="#333333" fo:font-size="12pt" style:font-size-asian="12pt" style:font-size-complex="12pt"/>
    </style:style>
    <style:style style:name="T50_124" style:family="text">
      <style:text-properties fo:color="#333333" fo:font-size="12pt" style:font-size-asian="12pt" style:font-size-complex="12pt"/>
    </style:style>
    <style:style style:name="T50_125" style:family="text">
      <style:text-properties fo:color="#333333" fo:font-size="12pt" style:font-size-asian="12pt" style:font-size-complex="12pt"/>
    </style:style>
    <style:style style:name="T50_126" style:family="text">
      <style:text-properties fo:color="#333333" fo:font-size="12pt" style:font-size-asian="12pt" style:font-size-complex="12pt"/>
    </style:style>
    <style:style style:name="T50_127" style:family="text">
      <style:text-properties fo:color="#333333" fo:font-size="12pt" style:font-size-asian="12pt" style:font-size-complex="12pt"/>
    </style:style>
    <style:style style:name="T50_128" style:family="text">
      <style:text-properties fo:color="#333333" fo:font-size="12pt" style:font-size-asian="12pt" style:font-size-complex="12pt"/>
    </style:style>
    <style:style style:name="T50_129" style:family="text">
      <style:text-properties fo:color="#333333" fo:font-size="12pt" style:font-size-asian="12pt" style:font-size-complex="12pt"/>
    </style:style>
    <style:style style:name="T50_130" style:family="text">
      <style:text-properties fo:color="#333333" fo:font-size="12pt" style:font-size-asian="12pt" style:font-size-complex="12pt"/>
    </style:style>
    <style:style style:name="T50_131" style:family="text">
      <style:text-properties fo:color="#333333" fo:font-size="12pt" style:font-size-asian="12pt" style:font-size-complex="12pt"/>
    </style:style>
    <style:style style:name="T50_132" style:family="text">
      <style:text-properties fo:color="#333333" fo:font-size="12pt" style:font-size-asian="12pt" style:font-size-complex="12pt"/>
    </style:style>
    <style:style style:name="T50_133" style:family="text">
      <style:text-properties fo:color="#333333" fo:font-size="12pt" style:font-size-asian="12pt" style:font-size-complex="12pt"/>
    </style:style>
    <style:style style:name="T50_134" style:family="text">
      <style:text-properties fo:color="#333333" fo:font-size="12pt" style:font-size-asian="12pt" style:font-size-complex="12pt"/>
    </style:style>
    <style:style style:name="T50_135" style:family="text">
      <style:text-properties fo:color="#333333" fo:font-size="12pt" style:font-size-asian="12pt" style:font-size-complex="12pt"/>
    </style:style>
    <style:style style:name="T50_136" style:family="text">
      <style:text-properties fo:color="#333333" fo:font-size="12pt" style:font-size-asian="12pt" style:font-size-complex="12pt"/>
    </style:style>
    <style:style style:name="T50_137" style:family="text">
      <style:text-properties fo:color="#333333" fo:font-size="12pt" style:font-size-asian="12pt" style:font-size-complex="12pt"/>
    </style:style>
    <style:style style:name="T50_138" style:family="text">
      <style:text-properties fo:color="#333333" fo:font-size="12pt" style:font-size-asian="12pt" style:font-size-complex="12pt"/>
    </style:style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3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4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4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4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4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4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4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4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4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4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49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1_5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5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5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5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5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5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5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5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5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59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1_6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1_61" style:family="text">
      <style:text-properties fo:color="#333333" fo:font-size="12pt" style:font-size-asian="12pt" style:font-size-complex="12pt"/>
    </style:style>
    <style:style style:name="T51_62" style:family="text">
      <style:text-properties fo:color="#333333" fo:font-size="12pt" style:font-size-asian="12pt" style:font-size-complex="12pt"/>
    </style:style>
    <style:style style:name="T51_63" style:family="text">
      <style:text-properties fo:color="#333333" fo:font-size="12pt" style:font-size-asian="12pt" style:font-size-complex="12pt"/>
    </style:style>
    <style:style style:name="T51_64" style:family="text">
      <style:text-properties fo:color="#333333" fo:font-size="12pt" style:font-size-asian="12pt" style:font-size-complex="12pt"/>
    </style:style>
    <style:style style:name="T51_65" style:family="text">
      <style:text-properties fo:color="#333333" fo:font-size="12pt" style:font-size-asian="12pt" style:font-size-complex="12pt"/>
    </style:style>
    <style:style style:name="T51_66" style:family="text">
      <style:text-properties fo:color="#333333" fo:font-size="12pt" style:font-size-asian="12pt" style:font-size-complex="12pt"/>
    </style:style>
    <style:style style:name="T51_67" style:family="text">
      <style:text-properties fo:color="#333333" fo:font-size="12pt" style:font-size-asian="12pt" style:font-size-complex="12pt"/>
    </style:style>
    <style:style style:name="T51_68" style:family="text">
      <style:text-properties fo:color="#333333" fo:font-size="12pt" style:font-size-asian="12pt" style:font-size-complex="12pt"/>
    </style:style>
    <style:style style:name="T51_69" style:family="text">
      <style:text-properties fo:color="#333333" fo:font-size="12pt" style:font-size-asian="12pt" style:font-size-complex="12pt"/>
    </style:style>
    <style:style style:name="T51_70" style:family="text">
      <style:text-properties fo:color="#333333" fo:font-size="12pt" style:font-size-asian="12pt" style:font-size-complex="12pt"/>
    </style:style>
    <style:style style:name="T51_71" style:family="text">
      <style:text-properties fo:color="#333333" fo:font-size="12pt" style:font-size-asian="12pt" style:font-size-complex="12pt"/>
    </style:style>
    <style:style style:name="T51_72" style:family="text">
      <style:text-properties fo:color="#333333" fo:font-size="12pt" style:font-size-asian="12pt" style:font-size-complex="12pt"/>
    </style:style>
    <style:style style:name="T51_73" style:family="text">
      <style:text-properties fo:color="#333333" fo:font-size="12pt" style:font-size-asian="12pt" style:font-size-complex="12pt"/>
    </style:style>
    <style:style style:name="T51_74" style:family="text">
      <style:text-properties fo:color="#333333" fo:font-size="12pt" style:font-size-asian="12pt" style:font-size-complex="12pt"/>
    </style:style>
    <style:style style:name="T51_75" style:family="text">
      <style:text-properties fo:color="#333333" fo:font-size="12pt" style:font-size-asian="12pt" style:font-size-complex="12pt"/>
    </style:style>
    <style:style style:name="T51_76" style:family="text">
      <style:text-properties fo:color="#333333" fo:font-size="12pt" style:font-size-asian="12pt" style:font-size-complex="12pt"/>
    </style:style>
    <style:style style:name="T51_77" style:family="text">
      <style:text-properties fo:color="#333333" fo:font-size="12pt" style:font-size-asian="12pt" style:font-size-complex="12pt"/>
    </style:style>
    <style:style style:name="T51_78" style:family="text">
      <style:text-properties fo:color="#333333" fo:font-size="12pt" style:font-size-asian="12pt" style:font-size-complex="12pt"/>
    </style:style>
    <style:style style:name="T51_79" style:family="text">
      <style:text-properties fo:color="#333333" fo:font-size="12pt" style:font-size-asian="12pt" style:font-size-complex="12pt"/>
    </style:style>
    <style:style style:name="T51_80" style:family="text">
      <style:text-properties fo:color="#333333" fo:font-size="12pt" style:font-size-asian="12pt" style:font-size-complex="12pt"/>
    </style:style>
    <style:style style:name="T51_81" style:family="text">
      <style:text-properties fo:color="#333333" fo:font-size="12pt" style:font-size-asian="12pt" style:font-size-complex="12pt"/>
    </style:style>
    <style:style style:name="T51_82" style:family="text">
      <style:text-properties fo:color="#333333" fo:font-size="12pt" style:font-size-asian="12pt" style:font-size-complex="12pt"/>
    </style:style>
    <style:style style:name="T51_83" style:family="text">
      <style:text-properties fo:color="#333333" fo:font-size="12pt" style:font-size-asian="12pt" style:font-size-complex="12pt"/>
    </style:style>
    <style:style style:name="T51_84" style:family="text">
      <style:text-properties fo:color="#333333" fo:font-size="12pt" style:font-size-asian="12pt" style:font-size-complex="12pt"/>
    </style:style>
    <style:style style:name="T51_85" style:family="text">
      <style:text-properties fo:color="#333333" fo:font-size="12pt" style:font-size-asian="12pt" style:font-size-complex="12pt"/>
    </style:style>
    <style:style style:name="T51_86" style:family="text">
      <style:text-properties fo:color="#333333" fo:font-size="12pt" style:font-size-asian="12pt" style:font-size-complex="12pt"/>
    </style:style>
    <style:style style:name="T51_87" style:family="text">
      <style:text-properties fo:color="#333333" fo:font-size="12pt" style:font-size-asian="12pt" style:font-size-complex="12pt"/>
    </style:style>
    <style:style style:name="T51_88" style:family="text">
      <style:text-properties fo:color="#333333" fo:font-size="12pt" style:font-size-asian="12pt" style:font-size-complex="12pt"/>
    </style:style>
    <style:style style:name="T51_89" style:family="text">
      <style:text-properties fo:color="#333333" fo:font-size="12pt" style:font-size-asian="12pt" style:font-size-complex="12pt"/>
    </style:style>
    <style:style style:name="T51_90" style:family="text">
      <style:text-properties fo:color="#333333" fo:font-size="12pt" style:font-size-asian="12pt" style:font-size-complex="12pt"/>
    </style:style>
    <style:style style:name="T51_91" style:family="text">
      <style:text-properties fo:color="#333333" fo:font-size="12pt" style:font-size-asian="12pt" style:font-size-complex="12pt"/>
    </style:style>
    <style:style style:name="T51_92" style:family="text">
      <style:text-properties fo:color="#333333" fo:font-size="12pt" style:font-size-asian="12pt" style:font-size-complex="12pt"/>
    </style:style>
    <style:style style:name="T51_93" style:family="text">
      <style:text-properties fo:color="#333333" fo:font-size="12pt" style:font-size-asian="12pt" style:font-size-complex="12pt"/>
    </style:style>
    <style:style style:name="T51_94" style:family="text">
      <style:text-properties fo:color="#333333" fo:font-size="12pt" style:font-size-asian="12pt" style:font-size-complex="12pt"/>
    </style:style>
    <style:style style:name="T51_95" style:family="text">
      <style:text-properties fo:color="#333333" fo:font-size="12pt" style:font-size-asian="12pt" style:font-size-complex="12pt"/>
    </style:style>
    <style:style style:name="T51_96" style:family="text">
      <style:text-properties fo:color="#333333" fo:font-size="12pt" style:font-size-asian="12pt" style:font-size-complex="12pt"/>
    </style:style>
    <style:style style:name="T51_97" style:family="text">
      <style:text-properties fo:color="#333333" fo:font-size="12pt" style:font-size-asian="12pt" style:font-size-complex="12pt"/>
    </style:style>
    <style:style style:name="T51_98" style:family="text">
      <style:text-properties fo:color="#333333" fo:font-size="12pt" style:font-size-asian="12pt" style:font-size-complex="12pt"/>
    </style:style>
    <style:style style:name="T51_99" style:family="text">
      <style:text-properties fo:color="#333333" fo:font-size="12pt" style:font-size-asian="12pt" style:font-size-complex="12pt"/>
    </style:style>
    <style:style style:name="T51_100" style:family="text">
      <style:text-properties fo:color="#333333" fo:font-size="12pt" style:font-size-asian="12pt" style:font-size-complex="12pt"/>
    </style:style>
    <style:style style:name="T51_101" style:family="text">
      <style:text-properties fo:color="#333333" fo:font-size="12pt" style:font-size-asian="12pt" style:font-size-complex="12pt"/>
    </style:style>
    <style:style style:name="T51_102" style:family="text">
      <style:text-properties fo:color="#333333" fo:font-size="12pt" style:font-size-asian="12pt" style:font-size-complex="12pt"/>
    </style:style>
    <style:style style:name="T51_103" style:family="text">
      <style:text-properties fo:color="#333333" fo:font-size="12pt" style:font-size-asian="12pt" style:font-size-complex="12pt"/>
    </style:style>
    <style:style style:name="T51_104" style:family="text">
      <style:text-properties fo:color="#333333" fo:font-size="12pt" style:font-size-asian="12pt" style:font-size-complex="12pt"/>
    </style:style>
    <style:style style:name="T51_105" style:family="text">
      <style:text-properties fo:color="#333333" fo:font-size="12pt" style:font-size-asian="12pt" style:font-size-complex="12pt"/>
    </style:style>
    <style:style style:name="T51_106" style:family="text">
      <style:text-properties fo:color="#333333" fo:font-size="12pt" style:font-size-asian="12pt" style:font-size-complex="12pt"/>
    </style:style>
    <style:style style:name="T51_107" style:family="text">
      <style:text-properties fo:color="#333333" fo:font-size="12pt" style:font-size-asian="12pt" style:font-size-complex="12pt"/>
    </style:style>
    <style:style style:name="T51_108" style:family="text">
      <style:text-properties fo:color="#333333" fo:font-size="12pt" style:font-size-asian="12pt" style:font-size-complex="12pt"/>
    </style:style>
    <style:style style:name="T51_109" style:family="text">
      <style:text-properties fo:color="#333333" fo:font-size="12pt" style:font-size-asian="12pt" style:font-size-complex="12pt"/>
    </style:style>
    <style:style style:name="T51_110" style:family="text">
      <style:text-properties fo:color="#333333" fo:font-size="12pt" style:font-size-asian="12pt" style:font-size-complex="12pt"/>
    </style:style>
    <style:style style:name="T51_111" style:family="text">
      <style:text-properties fo:color="#333333" fo:font-size="12pt" style:font-size-asian="12pt" style:font-size-complex="12pt"/>
    </style:style>
    <style:style style:name="T51_112" style:family="text">
      <style:text-properties fo:color="#333333" fo:font-size="12pt" style:font-size-asian="12pt" style:font-size-complex="12pt"/>
    </style:style>
    <style:style style:name="T51_113" style:family="text">
      <style:text-properties fo:color="#333333" fo:font-size="12pt" style:font-size-asian="12pt" style:font-size-complex="12pt"/>
    </style:style>
    <style:style style:name="T51_114" style:family="text">
      <style:text-properties fo:color="#333333" fo:font-size="12pt" style:font-size-asian="12pt" style:font-size-complex="12pt"/>
    </style:style>
    <style:style style:name="T51_115" style:family="text">
      <style:text-properties fo:color="#333333" fo:font-size="12pt" style:font-size-asian="12pt" style:font-size-complex="12pt"/>
    </style:style>
    <style:style style:name="T51_116" style:family="text">
      <style:text-properties fo:color="#333333" fo:font-size="12pt" style:font-size-asian="12pt" style:font-size-complex="12pt"/>
    </style:style>
    <style:style style:name="T51_117" style:family="text">
      <style:text-properties fo:color="#333333" fo:font-size="12pt" style:font-size-asian="12pt" style:font-size-complex="12pt"/>
    </style:style>
    <style:style style:name="T51_118" style:family="text">
      <style:text-properties fo:color="#333333" fo:font-size="12pt" style:font-size-asian="12pt" style:font-size-complex="12pt"/>
    </style:style>
    <style:style style:name="T51_119" style:family="text">
      <style:text-properties fo:color="#333333" fo:font-size="12pt" style:font-size-asian="12pt" style:font-size-complex="12pt"/>
    </style:style>
    <style:style style:name="T51_120" style:family="text">
      <style:text-properties fo:color="#333333" fo:font-size="12pt" style:font-size-asian="12pt" style:font-size-complex="12pt"/>
    </style:style>
    <style:style style:name="T51_121" style:family="text">
      <style:text-properties fo:color="#333333" fo:font-size="12pt" style:font-size-asian="12pt" style:font-size-complex="12pt"/>
    </style:style>
    <style:style style:name="T51_122" style:family="text">
      <style:text-properties fo:color="#333333" fo:font-size="12pt" style:font-size-asian="12pt" style:font-size-complex="12pt"/>
    </style:style>
    <style:style style:name="T51_123" style:family="text">
      <style:text-properties fo:color="#333333" fo:font-size="12pt" style:font-size-asian="12pt" style:font-size-complex="12pt"/>
    </style:style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35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2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39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2_40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2_4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4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4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4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4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4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4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4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4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5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5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5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5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5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2_55" style:family="text">
      <style:text-properties fo:color="#333333" fo:font-size="12pt" style:font-size-asian="12pt" style:font-size-complex="12pt"/>
    </style:style>
    <style:style style:name="P53" style:family="paragraph" style:parent-style-name="Standard">
      <style:paragraph-properties fo:break-before="auto" fo:line-height="100%" fo:margin-top="0cm" style:writing-mode="lr-tb"/>
    </style:style>
    <style:style style:name="T53_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5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3_6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3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12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3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16" style:family="text">
      <style:text-properties fo:color="#333333"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53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2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2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2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2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3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3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3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3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3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3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3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3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4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4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4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4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4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4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4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4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4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4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5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5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5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5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5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5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5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5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5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5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6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6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6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6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53_64" style:family="text">
      <style:text-properties fo:color="#333333" fo:font-size="12pt" style:font-size-asian="12pt" style:font-size-complex="12pt"/>
    </style:style>
    <style:style style:name="T53_65" style:family="text">
      <style:text-properties fo:color="#333333" fo:font-size="12pt" style:font-size-asian="12pt" style:font-size-complex="12pt"/>
    </style:style>
    <style:style style:name="T53_66" style:family="text">
      <style:text-properties fo:color="#333333" fo:font-size="12pt" style:font-size-asian="12pt" style:font-size-complex="12pt"/>
    </style:style>
    <style:style style:name="T53_67" style:family="text">
      <style:text-properties fo:color="#333333" fo:font-size="12pt" style:font-size-asian="12pt" style:font-size-complex="12pt"/>
    </style:style>
    <style:style style:name="T53_68" style:family="text">
      <style:text-properties fo:color="#333333" fo:font-size="12pt" style:font-size-asian="12pt" style:font-size-complex="12pt"/>
    </style:style>
    <style:style style:name="T53_69" style:family="text">
      <style:text-properties fo:color="#333333" fo:font-size="12pt" style:font-size-asian="12pt" style:font-size-complex="12pt"/>
    </style:style>
    <style:style style:name="T53_70" style:family="text">
      <style:text-properties fo:color="#333333" fo:font-size="12pt" style:font-size-asian="12pt" style:font-size-complex="12pt"/>
    </style:style>
    <style:style style:name="T53_71" style:family="text">
      <style:text-properties fo:color="#333333" fo:font-size="12pt" style:font-size-asian="12pt" style:font-size-complex="12pt"/>
    </style:style>
    <style:style style:name="T53_72" style:family="text">
      <style:text-properties fo:color="#333333" fo:font-size="12pt" style:font-size-asian="12pt" style:font-size-complex="12pt"/>
    </style:style>
    <style:style style:name="T53_73" style:family="text">
      <style:text-properties fo:color="#333333" fo:font-size="12pt" style:font-size-asian="12pt" style:font-size-complex="12pt"/>
    </style:style>
    <style:style style:name="T53_74" style:family="text">
      <style:text-properties fo:color="#333333" fo:font-size="12pt" style:font-size-asian="12pt" style:font-size-complex="12pt"/>
    </style:style>
    <style:style style:name="T53_75" style:family="text">
      <style:text-properties fo:color="#333333" fo:font-size="12pt" style:font-size-asian="12pt" style:font-size-complex="12pt"/>
    </style:style>
    <style:style style:name="T53_76" style:family="text">
      <style:text-properties fo:color="#333333" fo:font-size="12pt" style:font-size-asian="12pt" style:font-size-complex="12pt"/>
    </style:style>
    <style:style style:name="T53_77" style:family="text">
      <style:text-properties fo:color="#333333" fo:font-size="12pt" style:font-size-asian="12pt" style:font-size-complex="12pt"/>
    </style:style>
    <style:style style:name="T53_78" style:family="text">
      <style:text-properties fo:color="#333333" fo:font-size="12pt" style:font-size-asian="12pt" style:font-size-complex="12pt"/>
    </style:style>
    <style:style style:name="T53_79" style:family="text">
      <style:text-properties fo:color="#333333" fo:font-size="12pt" style:font-size-asian="12pt" style:font-size-complex="12pt"/>
    </style:style>
    <style:style style:name="T53_80" style:family="text">
      <style:text-properties fo:color="#333333" fo:font-size="12pt" style:font-size-asian="12pt" style:font-size-complex="12pt"/>
    </style:style>
    <style:style style:name="T53_81" style:family="text">
      <style:text-properties fo:color="#333333" fo:font-size="12pt" style:font-size-asian="12pt" style:font-size-complex="12pt"/>
    </style:style>
    <style:style style:name="T53_82" style:family="text">
      <style:text-properties fo:color="#333333" fo:font-size="12pt" style:font-size-asian="12pt" style:font-size-complex="12pt"/>
    </style:style>
    <style:style style:name="T53_83" style:family="text">
      <style:text-properties fo:color="#333333" fo:font-size="12pt" style:font-size-asian="12pt" style:font-size-complex="12pt"/>
    </style:style>
    <style:style style:name="T53_84" style:family="text">
      <style:text-properties fo:color="#333333" fo:font-size="12pt" style:font-size-asian="12pt" style:font-size-complex="12pt"/>
    </style:style>
    <style:style style:name="T53_85" style:family="text">
      <style:text-properties fo:color="#333333" fo:font-size="12pt" style:font-size-asian="12pt" style:font-size-complex="12pt"/>
    </style:style>
    <style:style style:name="T53_86" style:family="text">
      <style:text-properties fo:color="#333333" fo:font-size="12pt" style:font-size-asian="12pt" style:font-size-complex="12pt"/>
    </style:style>
    <style:style style:name="T53_87" style:family="text">
      <style:text-properties fo:color="#333333" fo:font-size="12pt" style:font-size-asian="12pt" style:font-size-complex="12pt"/>
    </style:style>
    <style:style style:name="T53_88" style:family="text">
      <style:text-properties fo:color="#333333" fo:font-size="12pt" style:font-size-asian="12pt" style:font-size-complex="12pt"/>
    </style:style>
    <style:style style:name="T53_89" style:family="text">
      <style:text-properties fo:color="#333333" fo:font-size="12pt" style:font-size-asian="12pt" style:font-size-complex="12pt"/>
    </style:style>
    <style:style style:name="T53_90" style:family="text">
      <style:text-properties fo:color="#333333" fo:font-size="12pt" style:font-size-asian="12pt" style:font-size-complex="12pt"/>
    </style:style>
    <style:style style:name="T53_91" style:family="text">
      <style:text-properties fo:color="#333333" fo:font-size="12pt" style:font-size-asian="12pt" style:font-size-complex="12pt"/>
    </style:style>
    <style:style style:name="T53_92" style:family="text">
      <style:text-properties fo:color="#333333" fo:font-size="12pt" style:font-size-asian="12pt" style:font-size-complex="12pt"/>
    </style:style>
    <style:style style:name="T53_93" style:family="text">
      <style:text-properties fo:color="#333333" fo:font-size="12pt" style:font-size-asian="12pt" style:font-size-complex="12pt"/>
    </style:style>
    <style:style style:name="T53_94" style:family="text">
      <style:text-properties fo:color="#333333" fo:font-size="12pt" style:font-size-asian="12pt" style:font-size-complex="12pt"/>
    </style:style>
    <style:style style:name="T53_95" style:family="text">
      <style:text-properties fo:color="#333333" fo:font-size="12pt" style:font-size-asian="12pt" style:font-size-complex="12pt"/>
    </style:style>
    <style:style style:name="T53_96" style:family="text">
      <style:text-properties fo:color="#333333" fo:font-size="12pt" style:font-size-asian="12pt" style:font-size-complex="12pt"/>
    </style:style>
    <style:style style:name="T53_97" style:family="text">
      <style:text-properties fo:color="#333333" fo:font-size="12pt" style:font-size-asian="12pt" style:font-size-complex="12pt"/>
    </style:style>
    <style:style style:name="T53_98" style:family="text">
      <style:text-properties fo:color="#333333" fo:font-size="12pt" style:font-size-asian="12pt" style:font-size-complex="12pt"/>
    </style:style>
    <style:style style:name="T53_99" style:family="text">
      <style:text-properties fo:color="#333333" fo:font-size="12pt" style:font-size-asian="12pt" style:font-size-complex="12pt"/>
    </style:style>
    <style:style style:name="T53_100" style:family="text">
      <style:text-properties fo:color="#333333" fo:font-size="12pt" style:font-size-asian="12pt" style:font-size-complex="12pt"/>
    </style:style>
    <style:style style:name="T53_101" style:family="text">
      <style:text-properties fo:color="#333333" fo:font-size="12pt" style:font-size-asian="12pt" style:font-size-complex="12pt"/>
    </style:style>
    <style:style style:name="T53_102" style:family="text">
      <style:text-properties fo:color="#333333" fo:font-size="12pt" style:font-size-asian="12pt" style:font-size-complex="12pt"/>
    </style:style>
    <style:style style:name="T53_103" style:family="text">
      <style:text-properties fo:color="#333333" fo:font-size="12pt" style:font-size-asian="12pt" style:font-size-complex="12pt"/>
    </style:style>
    <style:style style:name="T53_104" style:family="text">
      <style:text-properties fo:color="#333333" fo:font-size="12pt" style:font-size-asian="12pt" style:font-size-complex="12pt"/>
    </style:style>
    <style:style style:name="T53_105" style:family="text">
      <style:text-properties fo:color="#333333" fo:font-size="12pt" style:font-size-asian="12pt" style:font-size-complex="12pt"/>
    </style:style>
    <style:style style:name="T53_106" style:family="text">
      <style:text-properties fo:color="#333333" fo:font-size="12pt" style:font-size-asian="12pt" style:font-size-complex="12pt"/>
    </style:style>
    <style:style style:name="T53_107" style:family="text">
      <style:text-properties fo:color="#333333" fo:font-size="12pt" style:font-size-asian="12pt" style:font-size-complex="12pt"/>
    </style:style>
    <style:style style:name="T53_108" style:family="text">
      <style:text-properties fo:color="#333333" fo:font-size="12pt" style:font-size-asian="12pt" style:font-size-complex="12pt"/>
    </style:style>
    <style:style style:name="T53_109" style:family="text">
      <style:text-properties fo:color="#333333" fo:font-size="12pt" style:font-size-asian="12pt" style:font-size-complex="12pt"/>
    </style:style>
    <style:style style:name="T53_110" style:family="text">
      <style:text-properties fo:color="#333333" fo:font-size="12pt" style:font-size-asian="12pt" style:font-size-complex="12pt"/>
    </style:style>
    <style:style style:name="T53_111" style:family="text">
      <style:text-properties fo:color="#333333" fo:font-size="12pt" style:font-size-asian="12pt" style:font-size-complex="12pt"/>
    </style:style>
    <style:style style:name="T53_112" style:family="text">
      <style:text-properties fo:color="#333333" fo:font-size="12pt" style:font-size-asian="12pt" style:font-size-complex="12pt"/>
    </style:style>
    <style:style style:name="T53_113" style:family="text">
      <style:text-properties fo:color="#333333" fo:font-size="12pt" style:font-size-asian="12pt" style:font-size-complex="12pt"/>
    </style:style>
    <style:style style:name="T53_114" style:family="text">
      <style:text-properties fo:color="#333333" fo:font-size="12pt" style:font-size-asian="12pt" style:font-size-complex="12pt"/>
    </style:style>
    <style:style style:name="T53_115" style:family="text">
      <style:text-properties fo:color="#333333" fo:font-size="12pt" style:font-size-asian="12pt" style:font-size-complex="12pt"/>
    </style:style>
    <style:style style:name="T53_116" style:family="text">
      <style:text-properties fo:color="#333333" fo:font-size="12pt" style:font-size-asian="12pt" style:font-size-complex="12pt"/>
    </style:style>
    <style:style style:name="T53_117" style:family="text">
      <style:text-properties fo:color="#333333" fo:font-size="12pt" style:font-size-asian="12pt" style:font-size-complex="12pt"/>
    </style:style>
    <style:style style:name="T53_118" style:family="text">
      <style:text-properties fo:color="#333333" fo:font-size="12pt" style:font-size-asian="12pt" style:font-size-complex="12pt"/>
    </style:style>
    <style:style style:name="T53_119" style:family="text">
      <style:text-properties fo:color="#333333" fo:font-size="12pt" style:font-size-asian="12pt" style:font-size-complex="12pt"/>
    </style:style>
    <style:style style:name="T53_120" style:family="text">
      <style:text-properties fo:color="#333333" fo:font-size="12pt" style:font-size-asian="12pt" style:font-size-complex="12pt"/>
    </style:style>
    <style:style style:name="T53_121" style:family="text">
      <style:text-properties fo:color="#333333" fo:font-size="12pt" style:font-size-asian="12pt" style:font-size-complex="12pt"/>
    </style:style>
    <style:style style:name="T53_122" style:family="text">
      <style:text-properties fo:color="#333333" fo:font-size="12pt" style:font-size-asian="12pt" style:font-size-complex="12pt"/>
    </style:style>
    <style:style style:name="T53_123" style:family="text">
      <style:text-properties fo:color="#333333" fo:font-size="12pt" style:font-size-asian="12pt" style:font-size-complex="12pt"/>
    </style:style>
    <style:style style:name="T53_124" style:family="text">
      <style:text-properties fo:color="#333333" fo:font-size="12pt" style:font-size-asian="12pt" style:font-size-complex="12pt"/>
    </style:style>
    <style:style style:name="T53_125" style:family="text">
      <style:text-properties fo:color="#333333" fo:font-size="12pt" style:font-size-asian="12pt" style:font-size-complex="12pt"/>
    </style:style>
    <style:style style:name="T53_126" style:family="text">
      <style:text-properties fo:color="#333333" fo:font-size="12pt" style:font-size-asian="12pt" style:font-size-complex="12pt"/>
    </style:style>
    <style:style style:name="T53_127" style:family="text">
      <style:text-properties fo:color="#333333" fo:font-size="12pt" style:font-size-asian="12pt" style:font-size-complex="12pt"/>
    </style:style>
    <style:style style:name="T53_128" style:family="text">
      <style:text-properties fo:color="#333333" fo:font-size="12pt" style:font-size-asian="12pt" style:font-size-complex="12pt"/>
    </style:style>
    <style:style style:name="T53_129" style:family="text">
      <style:text-properties fo:color="#333333" fo:font-size="12pt" style:font-size-asian="12pt" style:font-size-complex="12pt"/>
    </style:style>
    <style:style style:name="T53_130" style:family="text">
      <style:text-properties fo:color="#333333" fo:font-size="12pt" style:font-size-asian="12pt" style:font-size-complex="12pt"/>
    </style:style>
    <style:style style:name="T53_131" style:family="text">
      <style:text-properties fo:color="#333333" fo:font-size="12pt" style:font-size-asian="12pt" style:font-size-complex="12pt"/>
    </style:style>
    <style:style style:name="T53_132" style:family="text">
      <style:text-properties fo:color="#333333" fo:font-size="12pt" style:font-size-asian="12pt" style:font-size-complex="12pt"/>
    </style:style>
    <style:style style:name="T53_133" style:family="text">
      <style:text-properties fo:color="#333333" fo:font-size="12pt" style:font-size-asian="12pt" style:font-size-complex="12pt"/>
    </style:style>
    <style:style style:name="T53_134" style:family="text">
      <style:text-properties fo:color="#333333" fo:font-size="12pt" style:font-size-asian="12pt" style:font-size-complex="12pt"/>
    </style:style>
    <style:style style:name="T53_135" style:family="text">
      <style:text-properties fo:color="#333333" fo:font-size="12pt" style:font-size-asian="12pt" style:font-size-complex="12pt"/>
    </style:style>
    <style:style style:name="T53_136" style:family="text">
      <style:text-properties fo:color="#333333" fo:font-size="12pt" style:font-size-asian="12pt" style:font-size-complex="12pt"/>
    </style:style>
    <style:style style:name="T53_137" style:family="text">
      <style:text-properties fo:color="#333333" fo:font-size="12pt" style:font-size-asian="12pt" style:font-size-complex="12pt"/>
    </style:style>
    <style:style style:name="T53_138" style:family="text">
      <style:text-properties fo:color="#333333" fo:font-size="12pt" style:font-size-asian="12pt" style:font-size-complex="12pt"/>
    </style:style>
    <style:style style:name="T53_139" style:family="text">
      <style:text-properties fo:color="#333333" fo:font-size="12pt" style:font-size-asian="12pt" style:font-size-complex="12pt"/>
    </style:style>
    <style:style style:name="T53_140" style:family="text">
      <style:text-properties fo:color="#333333" fo:font-size="12pt" style:font-size-asian="12pt" style:font-size-complex="12pt"/>
    </style:style>
    <style:style style:name="T53_141" style:family="text">
      <style:text-properties fo:color="#333333" fo:font-size="12pt" style:font-size-asian="12pt" style:font-size-complex="12pt"/>
    </style:style>
    <style:style style:name="T53_142" style:family="text">
      <style:text-properties fo:color="#333333" fo:font-size="12pt" style:font-size-asian="12pt" style:font-size-complex="12pt"/>
    </style:style>
    <style:style style:name="T53_143" style:family="text">
      <style:text-properties fo:color="#333333" fo:font-size="12pt" style:font-size-asian="12pt" style:font-size-complex="12pt"/>
    </style:style>
    <style:style style:name="T53_144" style:family="text">
      <style:text-properties fo:color="#333333" fo:font-size="12pt" style:font-size-asian="12pt" style:font-size-complex="12pt"/>
    </style:style>
    <style:style style:name="T53_145" style:family="text">
      <style:text-properties fo:color="#333333" fo:font-size="12pt" style:font-size-asian="12pt" style:font-size-complex="12pt"/>
    </style:style>
    <style:style style:name="T53_146" style:family="text">
      <style:text-properties fo:color="#333333" fo:font-size="12pt" style:font-size-asian="12pt" style:font-size-complex="12pt"/>
    </style:style>
    <style:style style:name="T53_147" style:family="text">
      <style:text-properties fo:color="#333333" fo:font-size="12pt" style:font-size-asian="12pt" style:font-size-complex="12pt"/>
    </style:style>
    <style:style style:name="T53_148" style:family="text">
      <style:text-properties fo:color="#333333" fo:font-size="12pt" style:font-size-asian="12pt" style:font-size-complex="12pt"/>
    </style:style>
    <style:style style:name="T53_149" style:family="text">
      <style:text-properties fo:color="#333333" fo:font-size="12pt" style:font-size-asian="12pt" style:font-size-complex="12pt"/>
    </style:style>
    <style:style style:name="T53_150" style:family="text">
      <style:text-properties fo:color="#333333" fo:font-size="12pt" style:font-size-asian="12pt" style:font-size-complex="12pt"/>
    </style:style>
    <style:style style:name="T53_151" style:family="text">
      <style:text-properties fo:color="#333333" fo:font-size="12pt" style:font-size-asian="12pt" style:font-size-complex="12pt"/>
    </style:style>
    <style:style style:name="T53_152" style:family="text">
      <style:text-properties fo:color="#333333" fo:font-size="12pt" style:font-size-asian="12pt" style:font-size-complex="12pt"/>
    </style:style>
    <style:style style:name="T53_153" style:family="text">
      <style:text-properties fo:color="#333333" fo:font-size="12pt" style:font-size-asian="12pt" style:font-size-complex="12pt"/>
    </style:style>
    <style:style style:name="T53_154" style:family="text">
      <style:text-properties fo:color="#333333" fo:font-size="12pt" style:font-size-asian="12pt" style:font-size-complex="12pt"/>
    </style:style>
    <style:style style:name="T53_155" style:family="text">
      <style:text-properties fo:color="#333333" fo:font-size="12pt" style:font-size-asian="12pt" style:font-size-complex="12pt"/>
    </style:style>
    <style:style style:name="T53_156" style:family="text">
      <style:text-properties fo:color="#333333" fo:font-size="12pt" style:font-size-asian="12pt" style:font-size-complex="12pt"/>
    </style:style>
    <style:style style:name="T53_157" style:family="text">
      <style:text-properties fo:color="#333333" fo:font-size="12pt" style:font-size-asian="12pt" style:font-size-complex="12pt"/>
    </style:style>
    <style:style style:name="T53_158" style:family="text">
      <style:text-properties fo:color="#333333" fo:font-size="12pt" style:font-size-asian="12pt" style:font-size-complex="12pt"/>
    </style:style>
    <style:style style:name="T53_159" style:family="text">
      <style:text-properties fo:color="#333333" fo:font-size="12pt" style:font-size-asian="12pt" style:font-size-complex="12pt"/>
    </style:style>
    <style:style style:name="T53_160" style:family="text">
      <style:text-properties fo:color="#333333" fo:font-size="12pt" style:font-size-asian="12pt" style:font-size-complex="12pt"/>
    </style:style>
    <style:style style:name="T53_161" style:family="text">
      <style:text-properties fo:color="#333333" fo:font-size="12pt" style:font-size-asian="12pt" style:font-size-complex="12pt"/>
    </style:style>
    <style:style style:name="T53_162" style:family="text">
      <style:text-properties fo:color="#333333" fo:font-size="12pt" style:font-size-asian="12pt" style:font-size-complex="12pt"/>
    </style:style>
    <style:style style:name="T53_163" style:family="text">
      <style:text-properties fo:color="#333333" fo:font-size="12pt" style:font-size-asian="12pt" style:font-size-complex="12pt"/>
    </style:style>
    <style:style style:name="T53_164" style:family="text">
      <style:text-properties fo:color="#333333" fo:font-size="12pt" style:font-size-asian="12pt" style:font-size-complex="12pt"/>
    </style:style>
    <style:style style:name="T53_165" style:family="text">
      <style:text-properties fo:color="#333333" fo:font-size="12pt" style:font-size-asian="12pt" style:font-size-complex="12pt"/>
    </style:style>
    <style:style style:name="T53_166" style:family="text">
      <style:text-properties fo:color="#333333" fo:font-size="12pt" style:font-size-asian="12pt" style:font-size-complex="12pt"/>
    </style:style>
    <style:style style:name="T53_167" style:family="text">
      <style:text-properties fo:color="#333333" fo:font-size="12pt" style:font-size-asian="12pt" style:font-size-complex="12pt"/>
    </style:style>
    <style:style style:name="T53_168" style:family="text">
      <style:text-properties fo:color="#333333" fo:font-size="12pt" style:font-size-asian="12pt" style:font-size-complex="12pt"/>
    </style:style>
    <style:style style:name="T53_169" style:family="text">
      <style:text-properties fo:color="#333333" fo:font-size="12pt" style:font-size-asian="12pt" style:font-size-complex="12pt"/>
    </style:style>
    <style:style style:name="T53_170" style:family="text">
      <style:text-properties fo:color="#333333" fo:font-size="12pt" style:font-size-asian="12pt" style:font-size-complex="12pt"/>
    </style:style>
    <style:style style:name="T53_171" style:family="text">
      <style:text-properties fo:color="#333333" fo:font-size="12pt" style:font-size-asian="12pt" style:font-size-complex="12pt"/>
    </style:style>
    <style:style style:name="T53_172" style:family="text">
      <style:text-properties fo:color="#333333" fo:font-size="12pt" style:font-size-asian="12pt" style:font-size-complex="12pt"/>
    </style:style>
    <style:style style:name="T53_173" style:family="text">
      <style:text-properties fo:color="#333333" fo:font-size="12pt" style:font-size-asian="12pt" style:font-size-complex="12pt"/>
    </style:style>
    <style:style style:name="T53_174" style:family="text">
      <style:text-properties fo:color="#333333" fo:font-size="12pt" style:font-size-asian="12pt" style:font-size-complex="12pt"/>
    </style:style>
    <style:style style:name="T53_175" style:family="text">
      <style:text-properties fo:color="#333333" fo:font-size="12pt" style:font-size-asian="12pt" style:font-size-complex="12pt"/>
    </style:style>
    <style:style style:name="T53_176" style:family="text">
      <style:text-properties fo:color="#333333" fo:font-size="12pt" style:font-size-asian="12pt" style:font-size-complex="12pt"/>
    </style:style>
    <style:style style:name="T53_177" style:family="text">
      <style:text-properties fo:color="#333333" fo:font-size="12pt" style:font-size-asian="12pt" style:font-size-complex="12pt"/>
    </style:style>
    <style:style style:name="T53_178" style:family="text">
      <style:text-properties fo:color="#333333" fo:font-size="12pt" style:font-size-asian="12pt" style:font-size-complex="12pt"/>
    </style:style>
    <style:style style:name="T53_179" style:family="text">
      <style:text-properties fo:color="#333333" fo:font-size="12pt" style:font-size-asian="12pt" style:font-size-complex="12pt"/>
    </style:style>
    <style:style style:name="T53_180" style:family="text">
      <style:text-properties fo:color="#333333" fo:font-size="12pt" style:font-size-asian="12pt" style:font-size-complex="12pt"/>
    </style:style>
    <style:style style:name="T53_181" style:family="text">
      <style:text-properties fo:color="#333333" fo:font-size="12pt" style:font-size-asian="12pt" style:font-size-complex="12pt"/>
    </style:style>
    <style:style style:name="T53_182" style:family="text">
      <style:text-properties fo:color="#333333" fo:font-size="12pt" style:font-size-asian="12pt" style:font-size-complex="12pt"/>
    </style:style>
    <style:style style:name="T53_183" style:family="text">
      <style:text-properties fo:color="#333333" fo:font-size="12pt" style:font-size-asian="12pt" style:font-size-complex="12pt"/>
    </style:style>
    <style:style style:name="T53_184" style:family="text">
      <style:text-properties fo:color="#333333" fo:font-size="12pt" style:font-size-asian="12pt" style:font-size-complex="12pt"/>
    </style:style>
    <style:style style:name="T53_185" style:family="text">
      <style:text-properties fo:color="#333333" fo:font-size="12pt" style:font-size-asian="12pt" style:font-size-complex="12pt"/>
    </style:style>
    <style:style style:name="T53_186" style:family="text">
      <style:text-properties fo:color="#333333" fo:font-size="12pt" style:font-size-asian="12pt" style:font-size-complex="12pt"/>
    </style:style>
    <style:style style:name="T53_187" style:family="text">
      <style:text-properties fo:color="#333333" fo:font-size="12pt" style:font-size-asian="12pt" style:font-size-complex="12pt"/>
    </style:style>
    <style:style style:name="T53_188" style:family="text">
      <style:text-properties fo:color="#333333" fo:font-size="12pt" style:font-size-asian="12pt" style:font-size-complex="12pt"/>
    </style:style>
    <style:style style:name="T53_189" style:family="text">
      <style:text-properties fo:color="#333333" fo:font-size="12pt" style:font-size-asian="12pt" style:font-size-complex="12pt"/>
    </style:style>
    <style:style style:name="T53_190" style:family="text">
      <style:text-properties fo:color="#333333" fo:font-size="12pt" style:font-size-asian="12pt" style:font-size-complex="12pt"/>
    </style:style>
    <style:style style:name="T53_191" style:family="text">
      <style:text-properties fo:color="#333333" fo:font-size="12pt" style:font-size-asian="12pt" style:font-size-complex="12pt"/>
    </style:style>
    <style:style style:name="T53_192" style:family="text">
      <style:text-properties fo:color="#333333" fo:font-size="12pt" style:font-size-asian="12pt" style:font-size-complex="12pt"/>
    </style:style>
    <style:style style:name="T53_193" style:family="text">
      <style:text-properties fo:color="#333333" fo:font-size="12pt" style:font-size-asian="12pt" style:font-size-complex="12pt"/>
    </style:style>
    <style:style style:name="T53_194" style:family="text">
      <style:text-properties fo:color="#333333" fo:font-size="12pt" style:font-size-asian="12pt" style:font-size-complex="12pt"/>
    </style:style>
    <style:style style:name="T53_195" style:family="text">
      <style:text-properties fo:color="#333333" fo:font-size="12pt" style:font-size-asian="12pt" style:font-size-complex="12pt"/>
    </style:style>
    <style:style style:name="T53_196" style:family="text">
      <style:text-properties fo:color="#333333" fo:font-size="12pt" style:font-size-asian="12pt" style:font-size-complex="12pt"/>
    </style:style>
    <style:style style:name="T53_197" style:family="text">
      <style:text-properties fo:color="#333333" fo:font-size="12pt" style:font-size-asian="12pt" style:font-size-complex="12pt"/>
    </style:style>
    <style:style style:name="T53_198" style:family="text">
      <style:text-properties fo:color="#333333" fo:font-size="12pt" style:font-size-asian="12pt" style:font-size-complex="12pt"/>
    </style:style>
    <style:style style:name="T53_199" style:family="text">
      <style:text-properties fo:color="#333333" fo:font-size="12pt" style:font-size-asian="12pt" style:font-size-complex="12pt"/>
    </style:style>
    <style:style style:name="T53_200" style:family="text">
      <style:text-properties fo:color="#333333" fo:font-size="12pt" style:font-size-asian="12pt" style:font-size-complex="12pt"/>
    </style:style>
    <style:style style:name="T53_201" style:family="text">
      <style:text-properties fo:color="#333333" fo:font-size="12pt" style:font-size-asian="12pt" style:font-size-complex="12pt"/>
    </style:style>
    <style:style style:name="T53_202" style:family="text">
      <style:text-properties fo:color="#333333" fo:font-size="12pt" style:font-size-asian="12pt" style:font-size-complex="12pt"/>
    </style:style>
    <style:style style:name="T53_203" style:family="text">
      <style:text-properties fo:color="#333333" fo:font-size="12pt" style:font-size-asian="12pt" style:font-size-complex="12pt"/>
    </style:style>
    <style:style style:name="T53_204" style:family="text">
      <style:text-properties fo:color="#333333" fo:font-size="12pt" style:font-size-asian="12pt" style:font-size-complex="12pt"/>
    </style:style>
    <style:style style:name="T53_205" style:family="text">
      <style:text-properties fo:color="#333333" fo:font-size="12pt" style:font-size-asian="12pt" style:font-size-complex="12pt"/>
    </style:style>
    <style:style style:name="T53_206" style:family="text">
      <style:text-properties fo:color="#333333" fo:font-size="12pt" style:font-size-asian="12pt" style:font-size-complex="12pt"/>
    </style:style>
    <style:style style:name="T53_207" style:family="text">
      <style:text-properties fo:color="#333333" fo:font-size="12pt" style:font-size-asian="12pt" style:font-size-complex="12pt"/>
    </style:style>
    <style:style style:name="T53_208" style:family="text">
      <style:text-properties fo:color="#333333" fo:font-size="12pt" style:font-size-asian="12pt" style:font-size-complex="12pt"/>
    </style:style>
    <style:style style:name="T53_209" style:family="text">
      <style:text-properties fo:color="#333333" fo:font-size="12pt" style:font-size-asian="12pt" style:font-size-complex="12pt"/>
    </style:style>
    <style:style style:name="T53_210" style:family="text">
      <style:text-properties fo:color="#333333" fo:font-size="12pt" style:font-size-asian="12pt" style:font-size-complex="12pt"/>
    </style:style>
    <style:style style:name="T53_211" style:family="text">
      <style:text-properties fo:color="#333333" fo:font-size="12pt" style:font-size-asian="12pt" style:font-size-complex="12pt"/>
    </style:style>
    <style:style style:name="T53_212" style:family="text">
      <style:text-properties fo:color="#333333" fo:font-size="12pt" style:font-size-asian="12pt" style:font-size-complex="12pt"/>
    </style:style>
    <style:style style:name="T53_213" style:family="text">
      <style:text-properties fo:color="#333333" fo:font-size="12pt" style:font-size-asian="12pt" style:font-size-complex="12pt"/>
    </style:style>
    <style:style style:name="T53_214" style:family="text">
      <style:text-properties fo:color="#333333" fo:font-size="12pt" style:font-size-asian="12pt" style:font-size-complex="12pt"/>
    </style:style>
    <style:style style:name="T53_215" style:family="text">
      <style:text-properties fo:color="#333333" fo:font-size="12pt" style:font-size-asian="12pt" style:font-size-complex="12pt"/>
    </style:style>
    <style:style style:name="T53_216" style:family="text">
      <style:text-properties fo:color="#333333" fo:font-size="12pt" style:font-size-asian="12pt" style:font-size-complex="12pt"/>
    </style:style>
    <style:style style:name="T53_217" style:family="text">
      <style:text-properties fo:color="#333333" fo:font-size="12pt" style:font-size-asian="12pt" style:font-size-complex="12pt"/>
    </style:style>
    <style:style style:name="T53_218" style:family="text">
      <style:text-properties fo:color="#333333" fo:font-size="12pt" style:font-size-asian="12pt" style:font-size-complex="12pt"/>
    </style:style>
    <style:style style:name="T53_219" style:family="text">
      <style:text-properties fo:color="#333333" fo:font-size="12pt" style:font-size-asian="12pt" style:font-size-complex="12pt"/>
    </style:style>
    <style:style style:name="T53_220" style:family="text">
      <style:text-properties fo:color="#333333" fo:font-size="12pt" style:font-size-asian="12pt" style:font-size-complex="12pt"/>
    </style:style>
    <style:style style:name="T53_221" style:family="text">
      <style:text-properties fo:color="#333333" fo:font-size="12pt" style:font-size-asian="12pt" style:font-size-complex="12pt"/>
    </style:style>
    <style:style style:name="T53_222" style:family="text">
      <style:text-properties fo:color="#333333" fo:font-size="12pt" style:font-size-asian="12pt" style:font-size-complex="12pt"/>
    </style:style>
    <style:style style:name="T53_223" style:family="text">
      <style:text-properties fo:color="#333333" fo:font-size="12pt" style:font-size-asian="12pt" style:font-size-complex="12pt"/>
    </style:style>
    <style:style style:name="T53_224" style:family="text">
      <style:text-properties fo:color="#333333" fo:font-size="12pt" style:font-size-asian="12pt" style:font-size-complex="12pt"/>
    </style:style>
    <style:style style:name="T53_225" style:family="text">
      <style:text-properties fo:color="#333333" fo:font-size="12pt" style:font-size-asian="12pt" style:font-size-complex="12pt"/>
    </style:style>
    <style:style style:name="T53_226" style:family="text">
      <style:text-properties fo:color="#333333" fo:font-size="12pt" style:font-size-asian="12pt" style:font-size-complex="12pt"/>
    </style:style>
    <style:style style:name="T53_227" style:family="text">
      <style:text-properties fo:color="#333333" fo:font-size="12pt" style:font-size-asian="12pt" style:font-size-complex="12pt"/>
    </style:style>
    <style:style style:name="T53_228" style:family="text">
      <style:text-properties fo:color="#333333" fo:font-size="12pt" style:font-size-asian="12pt" style:font-size-complex="12pt"/>
    </style:style>
    <style:style style:name="T53_229" style:family="text">
      <style:text-properties fo:color="#333333" fo:font-size="12pt" style:font-size-asian="12pt" style:font-size-complex="12pt"/>
    </style:style>
    <style:style style:name="T53_230" style:family="text">
      <style:text-properties fo:color="#333333" fo:font-size="12pt" style:font-size-asian="12pt" style:font-size-complex="12pt"/>
    </style:style>
    <style:style style:name="T53_231" style:family="text">
      <style:text-properties fo:color="#333333" fo:font-size="12pt" style:font-size-asian="12pt" style:font-size-complex="12pt"/>
    </style:style>
    <style:style style:name="T53_232" style:family="text">
      <style:text-properties fo:color="#333333" fo:font-size="12pt" style:font-size-asian="12pt" style:font-size-complex="12pt"/>
    </style:style>
    <style:style style:name="T53_233" style:family="text">
      <style:text-properties fo:color="#333333" fo:font-size="12pt" style:font-size-asian="12pt" style:font-size-complex="12pt"/>
    </style:style>
    <style:style style:name="T53_234" style:family="text">
      <style:text-properties fo:color="#333333" fo:font-size="12pt" style:font-size-asian="12pt" style:font-size-complex="12pt"/>
    </style:style>
    <style:style style:name="T53_235" style:family="text">
      <style:text-properties fo:color="#333333" fo:font-size="12pt" style:font-size-asian="12pt" style:font-size-complex="12pt"/>
    </style:style>
    <style:style style:name="T53_236" style:family="text">
      <style:text-properties fo:color="#333333" fo:font-size="12pt" style:font-size-asian="12pt" style:font-size-complex="12pt"/>
    </style:style>
    <style:style style:name="T53_237" style:family="text">
      <style:text-properties fo:color="#333333" fo:font-size="12pt" style:font-size-asian="12pt" style:font-size-complex="12pt"/>
    </style:style>
    <style:style style:name="T53_238" style:family="text">
      <style:text-properties fo:color="#333333" fo:font-size="12pt" style:font-size-asian="12pt" style:font-size-complex="12pt"/>
    </style:style>
    <style:style style:name="T53_239" style:family="text">
      <style:text-properties fo:color="#333333" fo:font-size="12pt" style:font-size-asian="12pt" style:font-size-complex="12pt"/>
    </style:style>
    <style:style style:name="T53_240" style:family="text">
      <style:text-properties fo:color="#333333" fo:font-size="12pt" style:font-size-asian="12pt" style:font-size-complex="12pt"/>
    </style:style>
    <style:style style:name="T53_241" style:family="text">
      <style:text-properties fo:color="#333333" fo:font-size="12pt" style:font-size-asian="12pt" style:font-size-complex="12pt"/>
    </style:style>
    <style:style style:name="T53_242" style:family="text">
      <style:text-properties fo:color="#333333" fo:font-size="12pt" style:font-size-asian="12pt" style:font-size-complex="12pt"/>
    </style:style>
    <style:style style:name="T53_243" style:family="text">
      <style:text-properties fo:color="#333333" fo:font-size="12pt" style:font-size-asian="12pt" style:font-size-complex="12pt"/>
    </style:style>
    <style:style style:name="T53_244" style:family="text">
      <style:text-properties fo:color="#333333" fo:font-size="12pt" style:font-size-asian="12pt" style:font-size-complex="12pt"/>
    </style:style>
    <style:style style:name="T53_245" style:family="text">
      <style:text-properties fo:color="#333333" fo:font-size="12pt" style:font-size-asian="12pt" style:font-size-complex="12pt"/>
    </style:style>
    <style:style style:name="T53_246" style:family="text">
      <style:text-properties fo:color="#333333" fo:font-size="12pt" style:font-size-asian="12pt" style:font-size-complex="12pt"/>
    </style:style>
    <style:style style:name="T53_247" style:family="text">
      <style:text-properties fo:color="#333333" fo:font-size="12pt" style:font-size-asian="12pt" style:font-size-complex="12pt"/>
    </style:style>
    <style:style style:name="T53_248" style:family="text">
      <style:text-properties fo:color="#333333" fo:font-size="12pt" style:font-size-asian="12pt" style:font-size-complex="12pt"/>
    </style:style>
    <style:style style:name="T53_249" style:family="text">
      <style:text-properties fo:color="#333333" fo:font-size="12pt" style:font-size-asian="12pt" style:font-size-complex="12pt"/>
    </style:style>
    <style:style style:name="T53_250" style:family="text">
      <style:text-properties fo:color="#333333" fo:font-size="12pt" style:font-size-asian="12pt" style:font-size-complex="12pt"/>
    </style:style>
    <style:style style:name="T53_251" style:family="text">
      <style:text-properties fo:color="#333333" fo:font-size="12pt" style:font-size-asian="12pt" style:font-size-complex="12pt"/>
    </style:style>
    <style:style style:name="T53_252" style:family="text">
      <style:text-properties fo:color="#333333" fo:font-size="12pt" style:font-size-asian="12pt" style:font-size-complex="12pt"/>
    </style:style>
    <style:style style:name="T53_253" style:family="text">
      <style:text-properties fo:color="#333333" fo:font-size="12pt" style:font-size-asian="12pt" style:font-size-complex="12pt"/>
    </style:style>
    <style:style style:name="T53_254" style:family="text">
      <style:text-properties fo:color="#333333" fo:font-size="12pt" style:font-size-asian="12pt" style:font-size-complex="12pt"/>
    </style:style>
    <style:style style:name="T53_255" style:family="text">
      <style:text-properties fo:color="#333333" fo:font-size="12pt" style:font-size-asian="12pt" style:font-size-complex="12pt"/>
    </style:style>
    <style:style style:name="T53_256" style:family="text">
      <style:text-properties fo:color="#333333" fo:font-size="12pt" style:font-size-asian="12pt" style:font-size-complex="12pt"/>
    </style:style>
    <style:style style:name="T53_257" style:family="text">
      <style:text-properties fo:color="#333333" fo:font-size="12pt" style:font-size-asian="12pt" style:font-size-complex="12pt"/>
    </style:style>
    <style:style style:name="T53_258" style:family="text">
      <style:text-properties fo:color="#333333" fo:font-size="12pt" style:font-size-asian="12pt" style:font-size-complex="12pt"/>
    </style:style>
    <style:style style:name="T53_259" style:family="text">
      <style:text-properties fo:color="#333333" fo:font-size="12pt" style:font-size-asian="12pt" style:font-size-complex="12pt"/>
    </style:style>
    <style:style style:name="T53_260" style:family="text">
      <style:text-properties fo:color="#333333" fo:font-size="12pt" style:font-size-asian="12pt" style:font-size-complex="12pt"/>
    </style:style>
    <style:style style:name="T53_261" style:family="text">
      <style:text-properties fo:color="#333333" fo:font-size="12pt" style:font-size-asian="12pt" style:font-size-complex="12pt"/>
    </style:style>
    <style:style style:name="T53_262" style:family="text">
      <style:text-properties fo:color="#333333" fo:font-size="12pt" style:font-size-asian="12pt" style:font-size-complex="12pt"/>
    </style:style>
    <style:style style:name="T53_263" style:family="text">
      <style:text-properties fo:color="#333333" fo:font-size="12pt" style:font-size-asian="12pt" style:font-size-complex="12pt"/>
    </style:style>
    <style:style style:name="T53_264" style:family="text">
      <style:text-properties fo:color="#333333" fo:font-size="12pt" style:font-size-asian="12pt" style:font-size-complex="12pt"/>
    </style:style>
    <style:style style:name="T53_265" style:family="text">
      <style:text-properties fo:color="#333333" fo:font-size="12pt" style:font-size-asian="12pt" style:font-size-complex="12pt"/>
    </style:style>
    <style:style style:name="T53_266" style:family="text">
      <style:text-properties fo:color="#333333" fo:font-size="12pt" style:font-size-asian="12pt" style:font-size-complex="12pt"/>
    </style:style>
    <style:style style:name="T53_267" style:family="text">
      <style:text-properties fo:color="#333333" fo:font-size="12pt" style:font-size-asian="12pt" style:font-size-complex="12pt"/>
    </style:style>
    <style:style style:name="T53_268" style:family="text">
      <style:text-properties fo:color="#333333" fo:font-size="12pt" style:font-size-asian="12pt" style:font-size-complex="12pt"/>
    </style:style>
    <style:style style:name="T53_269" style:family="text">
      <style:text-properties fo:color="#333333" fo:font-size="12pt" style:font-size-asian="12pt" style:font-size-complex="12pt"/>
    </style:style>
    <style:style style:name="T53_270" style:family="text">
      <style:text-properties fo:color="#333333" fo:font-size="12pt" style:font-size-asian="12pt" style:font-size-complex="12pt"/>
    </style:style>
    <style:style style:name="T53_271" style:family="text">
      <style:text-properties fo:color="#333333" fo:font-size="12pt" style:font-size-asian="12pt" style:font-size-complex="12pt"/>
    </style:style>
    <style:style style:name="T53_272" style:family="text">
      <style:text-properties fo:color="#333333" fo:font-size="12pt" style:font-size-asian="12pt" style:font-size-complex="12pt"/>
    </style:style>
    <style:style style:name="T53_273" style:family="text">
      <style:text-properties fo:color="#333333" fo:font-size="12pt" style:font-size-asian="12pt" style:font-size-complex="12pt"/>
    </style:style>
    <style:style style:name="T53_274" style:family="text">
      <style:text-properties fo:color="#333333" fo:font-size="12pt" style:font-size-asian="12pt" style:font-size-complex="12pt"/>
    </style:style>
    <style:style style:name="T53_275" style:family="text">
      <style:text-properties fo:color="#333333" fo:font-size="12pt" style:font-size-asian="12pt" style:font-size-complex="12pt"/>
    </style:style>
    <style:style style:name="T53_276" style:family="text">
      <style:text-properties fo:color="#333333" fo:font-size="12pt" style:font-size-asian="12pt" style:font-size-complex="12pt"/>
    </style:style>
    <style:style style:name="T53_277" style:family="text">
      <style:text-properties fo:color="#333333" fo:font-size="12pt" style:font-size-asian="12pt" style:font-size-complex="12pt"/>
    </style:style>
    <style:style style:name="T53_278" style:family="text">
      <style:text-properties fo:color="#333333" fo:font-size="12pt" style:font-size-asian="12pt" style:font-size-complex="12pt"/>
    </style:style>
    <style:style style:name="T53_279" style:family="text">
      <style:text-properties fo:color="#333333" fo:font-size="12pt" style:font-size-asian="12pt" style:font-size-complex="12pt"/>
    </style:style>
    <style:style style:name="T53_280" style:family="text">
      <style:text-properties fo:color="#333333" fo:font-size="12pt" style:font-size-asian="12pt" style:font-size-complex="12pt"/>
    </style:style>
    <style:style style:name="T53_281" style:family="text">
      <style:text-properties fo:color="#333333" fo:font-size="12pt" style:font-size-asian="12pt" style:font-size-complex="12pt"/>
    </style:style>
    <style:style style:name="T53_282" style:family="text">
      <style:text-properties fo:color="#333333" fo:font-size="12pt" style:font-size-asian="12pt" style:font-size-complex="12pt"/>
    </style:style>
    <style:style style:name="T53_283" style:family="text">
      <style:text-properties fo:color="#333333" fo:font-size="12pt" style:font-size-asian="12pt" style:font-size-complex="12pt"/>
    </style:style>
    <style:style style:name="T53_284" style:family="text">
      <style:text-properties fo:color="#333333" fo:font-size="12pt" style:font-size-asian="12pt" style:font-size-complex="12pt"/>
    </style:style>
    <style:style style:name="T53_285" style:family="text">
      <style:text-properties fo:color="#333333" fo:font-size="12pt" style:font-size-asian="12pt" style:font-size-complex="12pt"/>
    </style:style>
    <style:style style:name="T53_286" style:family="text">
      <style:text-properties fo:color="#333333" fo:font-size="12pt" style:font-size-asian="12pt" style:font-size-complex="12pt"/>
    </style:style>
    <style:style style:name="T53_287" style:family="text">
      <style:text-properties fo:color="#333333" fo:font-size="12pt" style:font-size-asian="12pt" style:font-size-complex="12pt"/>
    </style:style>
    <style:style style:name="T53_288" style:family="text">
      <style:text-properties fo:color="#333333" fo:font-size="12pt" style:font-size-asian="12pt" style:font-size-complex="12pt"/>
    </style:style>
    <style:style style:name="T53_289" style:family="text">
      <style:text-properties fo:color="#333333" fo:font-size="12pt" style:font-size-asian="12pt" style:font-size-complex="12pt"/>
    </style:style>
    <style:style style:name="T53_290" style:family="text">
      <style:text-properties fo:color="#333333" fo:font-size="12pt" style:font-size-asian="12pt" style:font-size-complex="12pt"/>
    </style:style>
    <style:style style:name="T53_291" style:family="text">
      <style:text-properties fo:color="#333333" fo:font-size="12pt" style:font-size-asian="12pt" style:font-size-complex="12pt"/>
    </style:style>
    <style:style style:name="T53_292" style:family="text">
      <style:text-properties fo:color="#333333" fo:font-size="12pt" style:font-size-asian="12pt" style:font-size-complex="12pt"/>
    </style:style>
    <style:style style:name="T53_293" style:family="text">
      <style:text-properties fo:color="#333333" fo:font-size="12pt" style:font-size-asian="12pt" style:font-size-complex="12pt"/>
    </style:style>
    <style:style style:name="T53_294" style:family="text">
      <style:text-properties fo:color="#333333" fo:font-size="12pt" style:font-size-asian="12pt" style:font-size-complex="12pt"/>
    </style:style>
    <style:style style:name="T53_295" style:family="text">
      <style:text-properties fo:color="#333333" fo:font-size="12pt" style:font-size-asian="12pt" style:font-size-complex="12pt"/>
    </style:style>
    <style:style style:name="T53_296" style:family="text">
      <style:text-properties fo:color="#333333" fo:font-size="12pt" style:font-size-asian="12pt" style:font-size-complex="12pt"/>
    </style:style>
    <style:style style:name="T53_297" style:family="text">
      <style:text-properties fo:color="#333333" fo:font-size="12pt" style:font-size-asian="12pt" style:font-size-complex="12pt"/>
    </style:style>
    <style:style style:name="T53_298" style:family="text">
      <style:text-properties fo:color="#333333" fo:font-size="12pt" style:font-size-asian="12pt" style:font-size-complex="12pt"/>
    </style:style>
    <style:style style:name="T53_299" style:family="text">
      <style:text-properties fo:color="#333333" fo:font-size="12pt" style:font-size-asian="12pt" style:font-size-complex="12pt"/>
    </style:style>
    <style:style style:name="T53_300" style:family="text">
      <style:text-properties fo:color="#333333" fo:font-size="12pt" style:font-size-asian="12pt" style:font-size-complex="12pt"/>
    </style:style>
    <style:style style:name="T53_301" style:family="text">
      <style:text-properties fo:color="#333333" fo:font-size="12pt" style:font-size-asian="12pt" style:font-size-complex="12pt"/>
    </style:style>
    <style:style style:name="T53_302" style:family="text">
      <style:text-properties fo:color="#333333" fo:font-size="12pt" style:font-size-asian="12pt" style:font-size-complex="12pt"/>
    </style:style>
    <style:style style:name="T53_303" style:family="text">
      <style:text-properties fo:color="#333333" fo:font-size="12pt" style:font-size-asian="12pt" style:font-size-complex="12pt"/>
    </style:style>
    <style:style style:name="T53_304" style:family="text">
      <style:text-properties fo:color="#333333" fo:font-size="12pt" style:font-size-asian="12pt" style:font-size-complex="12pt"/>
    </style:style>
    <style:style style:name="T53_305" style:family="text">
      <style:text-properties fo:color="#333333" fo:font-size="12pt" style:font-size-asian="12pt" style:font-size-complex="12pt"/>
    </style:style>
    <style:style style:name="T53_306" style:family="text">
      <style:text-properties fo:color="#333333" fo:font-size="12pt" style:font-size-asian="12pt" style:font-size-complex="12pt"/>
    </style:style>
    <style:style style:name="T53_307" style:family="text">
      <style:text-properties fo:color="#333333" fo:font-size="12pt" style:font-size-asian="12pt" style:font-size-complex="12pt"/>
    </style:style>
    <style:style style:name="T53_308" style:family="text">
      <style:text-properties fo:color="#333333" fo:font-size="12pt" style:font-size-asian="12pt" style:font-size-complex="12pt"/>
    </style:style>
    <style:style style:name="T53_309" style:family="text">
      <style:text-properties fo:color="#333333" fo:font-size="12pt" style:font-size-asian="12pt" style:font-size-complex="12pt"/>
    </style:style>
    <style:style style:name="T53_310" style:family="text">
      <style:text-properties fo:color="#333333" fo:font-size="12pt" style:font-size-asian="12pt" style:font-size-complex="12pt"/>
    </style:style>
    <style:style style:name="T53_311" style:family="text">
      <style:text-properties fo:color="#333333" fo:font-size="12pt" style:font-size-asian="12pt" style:font-size-complex="12pt"/>
    </style:style>
    <style:style style:name="T53_312" style:family="text">
      <style:text-properties fo:color="#333333" fo:font-size="12pt" style:font-size-asian="12pt" style:font-size-complex="12pt"/>
    </style:style>
    <style:style style:name="T53_313" style:family="text">
      <style:text-properties fo:color="#333333" fo:font-size="12pt" style:font-size-asian="12pt" style:font-size-complex="12pt"/>
    </style:style>
    <style:style style:name="T53_314" style:family="text">
      <style:text-properties fo:color="#333333" fo:font-size="12pt" style:font-size-asian="12pt" style:font-size-complex="12pt"/>
    </style:style>
    <style:style style:name="T53_315" style:family="text">
      <style:text-properties fo:color="#333333" fo:font-size="12pt" style:font-size-asian="12pt" style:font-size-complex="12pt"/>
    </style:style>
    <style:style style:name="T53_316" style:family="text">
      <style:text-properties fo:color="#333333" fo:font-size="12pt" style:font-size-asian="12pt" style:font-size-complex="12pt"/>
    </style:style>
    <style:style style:name="T53_317" style:family="text">
      <style:text-properties fo:color="#333333" fo:font-size="12pt" style:font-size-asian="12pt" style:font-size-complex="12pt"/>
    </style:style>
    <style:style style:name="T53_318" style:family="text">
      <style:text-properties fo:color="#333333" fo:font-size="12pt" style:font-size-asian="12pt" style:font-size-complex="12pt"/>
    </style:style>
    <style:style style:name="T53_319" style:family="text">
      <style:text-properties fo:color="#333333" fo:font-size="12pt" style:font-size-asian="12pt" style:font-size-complex="12pt"/>
    </style:style>
    <style:style style:name="T53_320" style:family="text">
      <style:text-properties fo:color="#333333" fo:font-size="12pt" style:font-size-asian="12pt" style:font-size-complex="12pt"/>
    </style:style>
    <style:style style:name="T53_321" style:family="text">
      <style:text-properties fo:color="#333333" fo:font-size="12pt" style:font-size-asian="12pt" style:font-size-complex="12pt"/>
    </style:style>
    <style:style style:name="T53_322" style:family="text">
      <style:text-properties fo:color="#333333" fo:font-size="12pt" style:font-size-asian="12pt" style:font-size-complex="12pt"/>
    </style:style>
    <style:style style:name="T53_323" style:family="text">
      <style:text-properties fo:color="#333333" fo:font-size="12pt" style:font-size-asian="12pt" style:font-size-complex="12pt"/>
    </style:style>
    <style:style style:name="T53_324" style:family="text">
      <style:text-properties fo:color="#333333" fo:font-size="12pt" style:font-size-asian="12pt" style:font-size-complex="12pt"/>
    </style:style>
    <style:style style:name="T53_325" style:family="text">
      <style:text-properties fo:color="#333333" fo:font-size="12pt" style:font-size-asian="12pt" style:font-size-complex="12pt"/>
    </style:style>
    <style:style style:name="T53_326" style:family="text">
      <style:text-properties fo:color="#333333" fo:font-size="12pt" style:font-size-asian="12pt" style:font-size-complex="12pt"/>
    </style:style>
    <style:style style:name="T53_327" style:family="text">
      <style:text-properties fo:color="#333333" fo:font-size="12pt" style:font-size-asian="12pt" style:font-size-complex="12pt"/>
    </style:style>
    <style:style style:name="T53_328" style:family="text">
      <style:text-properties fo:color="#333333" fo:font-size="12pt" style:font-size-asian="12pt" style:font-size-complex="12pt"/>
    </style:style>
    <style:style style:name="T53_329" style:family="text">
      <style:text-properties fo:color="#333333" fo:font-size="12pt" style:font-size-asian="12pt" style:font-size-complex="12pt"/>
    </style:style>
    <style:style style:name="T53_330" style:family="text">
      <style:text-properties fo:color="#333333" fo:font-size="12pt" style:font-size-asian="12pt" style:font-size-complex="12pt"/>
    </style:style>
    <style:style style:name="T53_331" style:family="text">
      <style:text-properties fo:color="#333333" fo:font-size="12pt" style:font-size-asian="12pt" style:font-size-complex="12pt"/>
    </style:style>
    <style:style style:name="T53_332" style:family="text">
      <style:text-properties fo:color="#333333" fo:font-size="12pt" style:font-size-asian="12pt" style:font-size-complex="12pt"/>
    </style:style>
    <style:style style:name="T53_333" style:family="text">
      <style:text-properties fo:color="#333333" fo:font-size="12pt" style:font-size-asian="12pt" style:font-size-complex="12pt"/>
    </style:style>
    <style:style style:name="T53_334" style:family="text">
      <style:text-properties fo:color="#333333" fo:font-size="12pt" style:font-size-asian="12pt" style:font-size-complex="12pt"/>
    </style:style>
    <style:style style:name="T53_335" style:family="text">
      <style:text-properties fo:color="#333333" fo:font-size="12pt" style:font-size-asian="12pt" style:font-size-complex="12pt"/>
    </style:style>
    <style:style style:name="T53_336" style:family="text">
      <style:text-properties fo:color="#333333" fo:font-size="12pt" style:font-size-asian="12pt" style:font-size-complex="12pt"/>
    </style:style>
    <style:style style:name="T53_337" style:family="text">
      <style:text-properties fo:color="#333333" fo:font-size="12pt" style:font-size-asian="12pt" style:font-size-complex="12pt"/>
    </style:style>
    <style:style style:name="T53_338" style:family="text">
      <style:text-properties fo:color="#333333" fo:font-size="12pt" style:font-size-asian="12pt" style:font-size-complex="12pt"/>
    </style:style>
    <style:style style:name="T53_339" style:family="text">
      <style:text-properties fo:color="#333333" fo:font-size="12pt" style:font-size-asian="12pt" style:font-size-complex="12pt"/>
    </style:style>
    <style:style style:name="T53_340" style:family="text">
      <style:text-properties fo:color="#333333" fo:font-size="12pt" style:font-size-asian="12pt" style:font-size-complex="12pt"/>
    </style:style>
    <style:style style:name="T53_341" style:family="text">
      <style:text-properties fo:color="#333333" fo:font-size="12pt" style:font-size-asian="12pt" style:font-size-complex="12pt"/>
    </style:style>
    <style:style style:name="T53_342" style:family="text">
      <style:text-properties fo:color="#333333" fo:font-size="12pt" style:font-size-asian="12pt" style:font-size-complex="12pt"/>
    </style:style>
    <style:style style:name="T53_343" style:family="text">
      <style:text-properties fo:color="#333333" fo:font-size="12pt" style:font-size-asian="12pt" style:font-size-complex="12pt"/>
    </style:style>
    <style:style style:name="T53_344" style:family="text">
      <style:text-properties fo:color="#333333" fo:font-size="12pt" style:font-size-asian="12pt" style:font-size-complex="12pt"/>
    </style:style>
    <style:style style:name="T53_345" style:family="text">
      <style:text-properties fo:color="#333333" fo:font-size="12pt" style:font-size-asian="12pt" style:font-size-complex="12pt"/>
    </style:style>
    <style:style style:name="T53_346" style:family="text">
      <style:text-properties fo:color="#333333" fo:font-size="12pt" style:font-size-asian="12pt" style:font-size-complex="12pt"/>
    </style:style>
    <style:style style:name="T53_347" style:family="text">
      <style:text-properties fo:color="#333333" fo:font-size="12pt" style:font-size-asian="12pt" style:font-size-complex="12pt"/>
    </style:style>
    <style:style style:name="T53_348" style:family="text">
      <style:text-properties fo:color="#333333" fo:font-size="12pt" style:font-size-asian="12pt" style:font-size-complex="12pt"/>
    </style:style>
    <style:style style:name="T53_349" style:family="text">
      <style:text-properties fo:color="#333333" fo:font-size="12pt" style:font-size-asian="12pt" style:font-size-complex="12pt"/>
    </style:style>
    <style:style style:name="T53_350" style:family="text">
      <style:text-properties fo:color="#333333" fo:font-size="12pt" style:font-size-asian="12pt" style:font-size-complex="12pt"/>
    </style:style>
    <style:style style:name="T53_351" style:family="text">
      <style:text-properties fo:color="#333333" fo:font-size="12pt" style:font-size-asian="12pt" style:font-size-complex="12pt"/>
    </style:style>
    <style:style style:name="P54" style:family="paragraph" style:parent-style-name="Standard">
      <style:paragraph-properties fo:break-before="auto" fo:line-height="100%" fo:margin-top="0.423cm" style:writing-mode="lr-tb"/>
      <style:text-properties fo:color="#333333" fo:font-size="12pt" style:font-size-asian="12pt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00%" fo:margin-top="0.423cm" fo:margin-bottom="0.423cm" style:writing-mode="lr-tb"/>
      <style:text-properties fo:color="#333333" fo:font-size="12pt" style:font-size-asian="12pt" style:font-size-complex="12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k25e95oax45a"/><text:bookmark-end text:name="h.k25e95oax45a"/><text:span text:style-name="T1_1">Erika</text:span><text:span text:style-name="T1_2"><text:s/></text:span><text:span text:style-name="T1_3">Ito</text:span></text:h>
      <text:h text:style-name="P2" text:outline-level="10"><text:bookmark-start text:name="h.ob50pitf8sd6"/><text:bookmark-end text:name="h.ob50pitf8sd6"/><text:span text:style-name="T2_1">R</text:span><text:span text:style-name="T2_2"><text:s/></text:span><text:span text:style-name="T2_3">Problem</text:span><text:span text:style-name="T2_4"><text:s/></text:span><text:span text:style-name="T2_5">Set</text:span><text:span text:style-name="T2_6"><text:s/>1</text:span></text:h>
      <text:list text:style-name="LS1" xml:id="list0">
        <text:list-item>
          <text:p text:style-name="P3"><text:span text:style-name="T3_1">What</text:span><text:span text:style-name="T3_2"><text:s/></text:span><text:span text:style-name="T3_3">class</text:span><text:span text:style-name="T3_4"><text:s/></text:span><text:span text:style-name="T3_5">of</text:span><text:span text:style-name="T3_6"><text:s/></text:span><text:span text:style-name="T3_7">object</text:span><text:span text:style-name="T3_8"><text:s/></text:span><text:span text:style-name="T3_9">is</text:span><text:span text:style-name="T3_10"><text:s/></text:span><text:span text:style-name="T3_11">mtcars</text:span><text:span text:style-name="T3_12">?<text:s/></text:span><text:span text:style-name="T3_13">What</text:span><text:span text:style-name="T3_14"><text:s/></text:span><text:span text:style-name="T3_15">function</text:span><text:span text:style-name="T3_16"><text:s/></text:span><text:span text:style-name="T3_17">did</text:span><text:span text:style-name="T3_18"><text:s/></text:span><text:span text:style-name="T3_19">you</text:span><text:span text:style-name="T3_20"><text:s/></text:span><text:span text:style-name="T3_21">use</text:span><text:span text:style-name="T3_22"><text:s/></text:span><text:span text:style-name="T3_23">to</text:span><text:span text:style-name="T3_24"><text:s/></text:span><text:span text:style-name="T3_25">find</text:span><text:span text:style-name="T3_26"><text:s/></text:span><text:span text:style-name="T3_27">out</text:span><text:span text:style-name="T3_28">?</text:span><text:span text:style-name="T3_29"><text:line-break/></text:span><text:span text:style-name="T3_30">Class</text:span><text:span text:style-name="T3_31"><text:s/></text:span><text:span text:style-name="T3_32">of</text:span><text:span text:style-name="T3_33"><text:s/></text:span><text:span text:style-name="T3_34">Object</text:span><text:span text:style-name="T3_35">:<text:s/></text:span><text:span text:style-name="T3_36">data</text:span><text:span text:style-name="T3_37">.</text:span><text:span text:style-name="T3_38">frame</text:span><text:span text:style-name="T3_39"><text:s/><text:line-break/></text:span><text:span text:style-name="T3_40">Function</text:span><text:span text:style-name="T3_41">:<text:s/>&gt;</text:span><text:span text:style-name="T3_42">class</text:span><text:span text:style-name="T3_43">(</text:span><text:span text:style-name="T3_44">mtcars</text:span><text:span text:style-name="T3_45">)<text:line-break/></text:span></text:p>
        </text:list-item>
        <text:list-item>
          <text:p text:style-name="P4"><text:span text:style-name="T4_1">Is</text:span><text:span text:style-name="T4_2"><text:s/></text:span><text:span text:style-name="T4_3">precip</text:span><text:span text:style-name="T4_4"><text:s/></text:span><text:span text:style-name="T4_5">defined</text:span><text:span text:style-name="T4_6"><text:s/></text:span><text:span text:style-name="T4_7">as</text:span><text:span text:style-name="T4_8"><text:s/></text:span><text:span text:style-name="T4_9">a</text:span><text:span text:style-name="T4_10"><text:s/>1-</text:span><text:span text:style-name="T4_11">dimensional</text:span><text:span text:style-name="T4_12"><text:s/></text:span><text:span text:style-name="T4_13">array</text:span><text:span text:style-name="T4_14"><text:s/></text:span><text:span text:style-name="T4_15">or</text:span><text:span text:style-name="T4_16"><text:s/></text:span><text:span text:style-name="T4_17">a</text:span><text:span text:style-name="T4_18"><text:s/></text:span><text:span text:style-name="T4_19">vector</text:span><text:span text:style-name="T4_20">?<text:s/></text:span><text:span text:style-name="T4_21">How</text:span><text:span text:style-name="T4_22"><text:s/></text:span><text:span text:style-name="T4_23">did</text:span><text:span text:style-name="T4_24"><text:s/></text:span><text:span text:style-name="T4_25">you</text:span><text:span text:style-name="T4_26"><text:s/></text:span><text:span text:style-name="T4_27">find</text:span><text:span text:style-name="T4_28"><text:s/></text:span><text:span text:style-name="T4_29">out</text:span><text:span text:style-name="T4_30">?<text:line-break/></text:span><text:span text:style-name="T4_31">I</text:span><text:span text:style-name="T4_32"><text:s/></text:span><text:span text:style-name="T4_33">used</text:span><text:span text:style-name="T4_34"><text:s/></text:span><text:span text:style-name="T4_35">the</text:span><text:span text:style-name="T4_36"><text:s/></text:span><text:span text:style-name="T4_37">function</text:span><text:span text:style-name="T4_38">:<text:s/>&gt;</text:span><text:span text:style-name="T4_39">is</text:span><text:span text:style-name="T4_40"><text:s/>(</text:span><text:span text:style-name="T4_41">precip</text:span><text:span text:style-name="T4_42">,<text:s/>“</text:span><text:span text:style-name="T4_43">vector</text:span><text:span text:style-name="T4_44">”)<text:s/></text:span><text:span text:style-name="T4_45">to</text:span><text:span text:style-name="T4_46"><text:s/></text:span><text:span text:style-name="T4_47">determine</text:span><text:span text:style-name="T4_48"><text:s/></text:span><text:span text:style-name="T4_49">that</text:span><text:span text:style-name="T4_50"><text:s text:c="2"/></text:span><text:span text:style-name="T4_51">it</text:span><text:span text:style-name="T4_52"><text:s/></text:span><text:span text:style-name="T4_53">is</text:span><text:span text:style-name="T4_54"><text:s/></text:span><text:span text:style-name="T4_55">a</text:span><text:span text:style-name="T4_56"><text:s/></text:span><text:span text:style-name="T4_57">vector</text:span><text:span text:style-name="T4_58">.<text:line-break/></text:span></text:p>
        </text:list-item>
        <text:list-item>
          <text:p text:style-name="P5"><text:span text:style-name="T5_1">How</text:span><text:span text:style-name="T5_2"><text:s/></text:span><text:span text:style-name="T5_3">would</text:span><text:span text:style-name="T5_4"><text:s/></text:span><text:span text:style-name="T5_5">you</text:span><text:span text:style-name="T5_6"><text:s/></text:span><text:span text:style-name="T5_7">convert</text:span><text:span text:style-name="T5_8"><text:s/></text:span><text:span text:style-name="T5_9">the</text:span><text:span text:style-name="T5_10"><text:s/></text:span><text:span text:style-name="T5_11">data</text:span><text:span text:style-name="T5_12">.</text:span><text:span text:style-name="T5_13">frame</text:span><text:span text:style-name="T5_14"><text:s/></text:span><text:span text:style-name="T5_15">trees</text:span><text:span text:style-name="T5_16"><text:s/></text:span><text:span text:style-name="T5_17">into</text:span><text:span text:style-name="T5_18"><text:s/></text:span><text:span text:style-name="T5_19">a</text:span><text:span text:style-name="T5_20"><text:s/></text:span><text:span text:style-name="T5_21">matrix</text:span><text:span text:style-name="T5_22">?<text:line-break/></text:span><text:span text:style-name="T5_23">Use</text:span><text:span text:style-name="T5_24"><text:s/></text:span><text:span text:style-name="T5_25">the</text:span><text:span text:style-name="T5_26"><text:s/></text:span><text:span text:style-name="T5_27">function</text:span><text:span text:style-name="T5_28">:</text:span><text:span text:style-name="T5_29"><text:line-break/></text:span><text:span text:style-name="T5_30">&gt;<text:s/></text:span><text:span text:style-name="T5_31">as</text:span><text:span text:style-name="T5_32">(</text:span><text:span text:style-name="T5_33">trees</text:span><text:span text:style-name="T5_34">,"</text:span><text:span text:style-name="T5_35">matrix</text:span><text:span text:style-name="T5_36">")</text:span><text:span text:style-name="T5_37"><text:line-break/></text:span></text:p>
        </text:list-item>
        <text:list-item>
          <text:p text:style-name="P6"><text:span text:style-name="T6_1">What</text:span><text:span text:style-name="T6_2"><text:s/></text:span><text:span text:style-name="T6_3">is</text:span><text:span text:style-name="T6_4"><text:s/></text:span><text:span text:style-name="T6_5">the</text:span><text:span text:style-name="T6_6"><text:s/></text:span><text:span text:style-name="T6_7">name</text:span><text:span text:style-name="T6_8"><text:s/></text:span><text:span text:style-name="T6_9">of</text:span><text:span text:style-name="T6_10"><text:s/></text:span><text:span text:style-name="T6_11">the</text:span><text:span text:style-name="T6_12"><text:s/>14</text:span><text:span text:style-name="T6_13">th</text:span><text:span text:style-name="T6_14"><text:s/></text:span><text:span text:style-name="T6_15">city</text:span><text:span text:style-name="T6_16"><text:s/></text:span><text:span text:style-name="T6_17">in</text:span><text:span text:style-name="T6_18"><text:s/></text:span><text:span text:style-name="T6_19">the</text:span><text:span text:style-name="T6_20"><text:s/></text:span><text:span text:style-name="T6_21">precip</text:span><text:span text:style-name="T6_22"><text:s/></text:span><text:span text:style-name="T6_23">dataset</text:span><text:span text:style-name="T6_24">?<text:line-break/></text:span><text:span text:style-name="T6_25">&gt;</text:span><text:span text:style-name="T6_26">precip</text:span><text:span text:style-name="T6_27">[14]<text:s/></text:span><text:span text:style-name="T6_28">is</text:span><text:span text:style-name="T6_29"><text:s/></text:span><text:span text:style-name="T6_30">Atlanta</text:span><text:span text:style-name="T6_31"><text:line-break/></text:span></text:p>
        </text:list-item>
        <text:list-item>
          <text:p text:style-name="P7"><text:span text:style-name="T7_1">What</text:span><text:span text:style-name="T7_2"><text:s/></text:span><text:span text:style-name="T7_3">function</text:span><text:span text:style-name="T7_4"><text:s/></text:span><text:span text:style-name="T7_5">would</text:span><text:span text:style-name="T7_6"><text:s/></text:span><text:span text:style-name="T7_7">you</text:span><text:span text:style-name="T7_8"><text:s/></text:span><text:span text:style-name="T7_9">use</text:span><text:span text:style-name="T7_10"><text:s/></text:span><text:span text:style-name="T7_11">if</text:span><text:span text:style-name="T7_12"><text:s/></text:span><text:span text:style-name="T7_13">you</text:span><text:span text:style-name="T7_14"><text:s/></text:span><text:span text:style-name="T7_15">wanted</text:span><text:span text:style-name="T7_16"><text:s/></text:span><text:span text:style-name="T7_17">to</text:span><text:span text:style-name="T7_18"><text:s/></text:span><text:span text:style-name="T7_19">combine</text:span><text:span text:style-name="T7_20"><text:s/></text:span><text:span text:style-name="T7_21">all</text:span><text:span text:style-name="T7_22"><text:s/></text:span><text:span text:style-name="T7_23">three</text:span><text:span text:style-name="T7_24"><text:s/></text:span><text:span text:style-name="T7_25">data</text:span><text:span text:style-name="T7_26"><text:s/></text:span><text:span text:style-name="T7_27">sets</text:span><text:span text:style-name="T7_28"><text:s/></text:span><text:span text:style-name="T7_29">into</text:span><text:span text:style-name="T7_30"><text:s/></text:span><text:span text:style-name="T7_31">a</text:span><text:span text:style-name="T7_32"><text:s/></text:span><text:span text:style-name="T7_33">single</text:span><text:span text:style-name="T7_34"><text:s/></text:span><text:span text:style-name="T7_35">object</text:span><text:span text:style-name="T7_36">?<text:line-break/></text:span><text:span text:style-name="T7_37">&gt;</text:span><text:span text:style-name="T7_38">MyList</text:span><text:span text:style-name="T7_39">&lt;-</text:span><text:span text:style-name="T7_40">list</text:span><text:span text:style-name="T7_41">(</text:span><text:span text:style-name="T7_42">mtcars</text:span><text:span text:style-name="T7_43">,</text:span><text:span text:style-name="T7_44">trees</text:span><text:span text:style-name="T7_45">,</text:span><text:span text:style-name="T7_46">precip</text:span><text:span text:style-name="T7_47">)<text:line-break/>&gt;</text:span><text:span text:style-name="T7_48">MyList</text:span><text:span text:style-name="T7_49"><text:line-break/></text:span></text:p>
        </text:list-item>
        <text:list-item>
          <text:p text:style-name="P8"><text:span text:style-name="T8_1">Does</text:span><text:span text:style-name="T8_2"><text:s/></text:span><text:span text:style-name="T8_3">precip</text:span><text:span text:style-name="T8_4"><text:s/></text:span><text:span text:style-name="T8_5">consist</text:span><text:span text:style-name="T8_6"><text:s/></text:span><text:span text:style-name="T8_7">of</text:span><text:span text:style-name="T8_8"><text:s/></text:span><text:span text:style-name="T8_9">numeric</text:span><text:span text:style-name="T8_10"><text:s/></text:span><text:span text:style-name="T8_11">data</text:span><text:span text:style-name="T8_12">?<text:s/></text:span><text:span text:style-name="T8_13">How</text:span><text:span text:style-name="T8_14"><text:s/></text:span><text:span text:style-name="T8_15">did</text:span><text:span text:style-name="T8_16"><text:s/></text:span><text:span text:style-name="T8_17">you</text:span><text:span text:style-name="T8_18"><text:s/></text:span><text:span text:style-name="T8_19">find</text:span><text:span text:style-name="T8_20"><text:s/></text:span><text:span text:style-name="T8_21">out</text:span><text:span text:style-name="T8_22">?<text:line-break/></text:span><text:span text:style-name="T8_23">Yes</text:span><text:span text:style-name="T8_24"><text:s/></text:span><text:span text:style-name="T8_25">it</text:span><text:span text:style-name="T8_26"><text:s/></text:span><text:span text:style-name="T8_27">is</text:span><text:span text:style-name="T8_28">.</text:span><text:span text:style-name="T8_29"><text:line-break/></text:span><text:span text:style-name="T8_30">&gt;<text:s/></text:span><text:span text:style-name="T8_31">is</text:span><text:span text:style-name="T8_32">(</text:span><text:span text:style-name="T8_33">precip</text:span><text:span text:style-name="T8_34">,"</text:span><text:span text:style-name="T8_35">numeric</text:span><text:span text:style-name="T8_36">")<text:line-break/>[1]<text:s/></text:span><text:span text:style-name="T8_37">TRUE</text:span><text:span text:style-name="T8_38"><text:line-break/></text:span></text:p>
        </text:list-item>
        <text:list-item>
          <text:p text:style-name="P9"><text:span text:style-name="T9_1">Code</text:span><text:span text:style-name="T9_2"><text:s/></text:span><text:span text:style-name="T9_3">four</text:span><text:span text:style-name="T9_4"><text:s/></text:span><text:span text:style-name="T9_5">different</text:span><text:span text:style-name="T9_6"><text:s/></text:span><text:span text:style-name="T9_7">ways</text:span><text:span text:style-name="T9_8"><text:s/></text:span><text:span text:style-name="T9_9">to</text:span><text:span text:style-name="T9_10"><text:s/></text:span><text:span text:style-name="T9_11">subscript</text:span><text:span text:style-name="T9_12"><text:s/></text:span><text:span text:style-name="T9_13">the</text:span><text:span text:style-name="T9_14"><text:s/>2</text:span><text:span text:style-name="T9_15">nd</text:span><text:span text:style-name="T9_16"><text:s/></text:span><text:span text:style-name="T9_17">row</text:span><text:span text:style-name="T9_18"><text:s/></text:span><text:span text:style-name="T9_19">and</text:span><text:span text:style-name="T9_20"><text:s/>7</text:span><text:span text:style-name="T9_21">th</text:span><text:span text:style-name="T9_22"><text:s/></text:span><text:span text:style-name="T9_23">column</text:span><text:span text:style-name="T9_24"><text:s/></text:span><text:span text:style-name="T9_25">of</text:span><text:span text:style-name="T9_26"><text:s/></text:span><text:span text:style-name="T9_27">mtcars</text:span><text:span text:style-name="T9_28"><text:s/></text:span><text:span text:style-name="T9_29">using</text:span><text:span text:style-name="T9_30"><text:s/></text:span><text:span text:style-name="T9_31">bracket</text:span><text:span text:style-name="T9_32"><text:s/></text:span><text:span text:style-name="T9_33">notation</text:span><text:span text:style-name="T9_34"><text:s/>-<text:s/></text:span><text:span text:style-name="T9_35">i</text:span><text:span text:style-name="T9_36">.</text:span><text:span text:style-name="T9_37">e</text:span><text:span text:style-name="T9_38">.,<text:s/>17.02.<text:line-break/></text:span><text:span text:style-name="T9_39">1)</text:span><text:span text:style-name="T9_40"><text:s/></text:span><text:span text:style-name="T9_41">&gt;<text:s/></text:span><text:span text:style-name="T9_42">mtcars</text:span><text:span text:style-name="T9_43">[2,7]<text:line-break/>2)<text:s/>&gt;<text:s/></text:span><text:span text:style-name="T9_44">mtcars</text:span><text:span text:style-name="T9_45">[2,"</text:span><text:span text:style-name="T9_46">qsec</text:span><text:span text:style-name="T9_47">"]<text:line-break/>3)&gt;<text:s/></text:span><text:span text:style-name="T9_48">mtcars</text:span><text:span text:style-name="T9_49">[<text:s/>,"</text:span><text:span text:style-name="T9_50">qsec</text:span><text:span text:style-name="T9_51">"][2]<text:line-break/>4)&gt;<text:s/></text:span><text:span text:style-name="T9_52">mtcars</text:span><text:span text:style-name="T9_53">[<text:s/>,7][2]<text:line-break/></text:span></text:p>
        </text:list-item>
      </text:list>
      <text:p text:style-name="P10"/>
      <text:p text:style-name="P11"/>
      <text:p text:style-name="P12"/>
      <text:list text:style-name="LS1" xml:id="list7" text:continue-list="list0">
        <text:list-item>
          <text:p text:style-name="P13"><text:span text:style-name="T13_1">How</text:span><text:span text:style-name="T13_2"><text:s/></text:span><text:span text:style-name="T13_3">would</text:span><text:span text:style-name="T13_4"><text:s/></text:span><text:span text:style-name="T13_5">you</text:span><text:span text:style-name="T13_6"><text:s/></text:span><text:span text:style-name="T13_7">change</text:span><text:span text:style-name="T13_8"><text:s/></text:span><text:span text:style-name="T13_9">the</text:span><text:span text:style-name="T13_10"><text:s/></text:span><text:span text:style-name="T13_11">precipitation</text:span><text:span text:style-name="T13_12"><text:s/></text:span><text:span text:style-name="T13_13">values</text:span><text:span text:style-name="T13_14"><text:s/></text:span><text:span text:style-name="T13_15">of</text:span><text:span text:style-name="T13_16"><text:s/>"</text:span><text:span text:style-name="T13_17">Juneau</text:span><text:span text:style-name="T13_18">",<text:s/>"</text:span><text:span text:style-name="T13_19">Phoenix</text:span><text:span text:style-name="T13_20">",<text:s/></text:span><text:span text:style-name="T13_21">and</text:span><text:span text:style-name="T13_22"><text:s/>"</text:span><text:span text:style-name="T13_23">Sacramento</text:span><text:span text:style-name="T13_24">"<text:s/></text:span><text:span text:style-name="T13_25">to</text:span><text:span text:style-name="T13_26"><text:s/>23,<text:s/>46,<text:s/></text:span><text:span text:style-name="T13_27">and</text:span><text:span text:style-name="T13_28"><text:s/>12<text:s/></text:span><text:span text:style-name="T13_29">in</text:span><text:span text:style-name="T13_30"><text:s/></text:span><text:span text:style-name="T13_31">the</text:span><text:span text:style-name="T13_32"><text:s/></text:span><text:span text:style-name="T13_33">precip</text:span><text:span text:style-name="T13_34"><text:s/></text:span><text:span text:style-name="T13_35">dataset</text:span><text:span text:style-name="T13_36">.<text:s/>(</text:span><text:span text:style-name="T13_37">Hint</text:span><text:span text:style-name="T13_38">:<text:s/></text:span><text:span text:style-name="T13_39">You</text:span><text:span text:style-name="T13_40"><text:s/></text:span><text:span text:style-name="T13_41">will</text:span><text:span text:style-name="T13_42"><text:s/></text:span><text:span text:style-name="T13_43">need</text:span><text:span text:style-name="T13_44"><text:s/></text:span><text:span text:style-name="T13_45">to</text:span><text:span text:style-name="T13_46"><text:s/></text:span><text:span text:style-name="T13_47">use</text:span><text:span text:style-name="T13_48"><text:s/></text:span><text:span text:style-name="T13_49">subscripts</text:span><text:span text:style-name="T13_50"><text:s/></text:span><text:span text:style-name="T13_51">and</text:span><text:span text:style-name="T13_52"><text:s/></text:span><text:span text:style-name="T13_53">the</text:span><text:span text:style-name="T13_54"><text:s/></text:span><text:span text:style-name="T13_55">&lt;-</text:span><text:span text:style-name="T13_56"><text:s/></text:span><text:span text:style-name="T13_57">operator</text:span><text:span text:style-name="T13_58">).<text:line-break/></text:span><text:span text:style-name="T13_59">Use</text:span><text:span text:style-name="T13_60"><text:s/></text:span><text:span text:style-name="T13_61">the</text:span><text:span text:style-name="T13_62"><text:s/></text:span><text:span text:style-name="T13_63">input</text:span><text:span text:style-name="T13_64">:</text:span><text:span text:style-name="T13_65"><text:line-break/></text:span><text:span text:style-name="T13_66">&gt;</text:span><text:span text:style-name="T13_67">precip</text:span><text:span text:style-name="T13_68">[“</text:span><text:span text:style-name="T13_69">Juneau</text:span><text:span text:style-name="T13_70">”]&lt;-23</text:span><text:span text:style-name="T13_71"><text:line-break/></text:span><text:span text:style-name="T13_72">&gt;<text:s/></text:span><text:span text:style-name="T13_73">precip</text:span><text:span text:style-name="T13_74">["</text:span><text:span text:style-name="T13_75">Phoenix</text:span><text:span text:style-name="T13_76">"]&lt;-46<text:line-break/>&gt;</text:span><text:span text:style-name="T13_77">precip</text:span><text:span text:style-name="T13_78">[“</text:span><text:span text:style-name="T13_79">Sacramento</text:span><text:span text:style-name="T13_80">”]&lt;-12<text:line-break/></text:span></text:p>
        </text:list-item>
        <text:list-item>
          <text:p text:style-name="P14"><text:span text:style-name="T14_1">Are</text:span><text:span text:style-name="T14_2"><text:s/></text:span><text:span text:style-name="T14_3">there</text:span><text:span text:style-name="T14_4"><text:s/></text:span><text:span text:style-name="T14_5">any</text:span><text:span text:style-name="T14_6"><text:s/></text:span><text:span text:style-name="T14_7">trees</text:span><text:span text:style-name="T14_8"><text:s/></text:span><text:span text:style-name="T14_9">in</text:span><text:span text:style-name="T14_10"><text:s/></text:span><text:span text:style-name="T14_11">the</text:span><text:span text:style-name="T14_12"><text:s/></text:span><text:span text:style-name="T14_13">trees</text:span><text:span text:style-name="T14_14"><text:s/></text:span><text:span text:style-name="T14_15">dataset</text:span><text:span text:style-name="T14_16"><text:s/></text:span><text:span text:style-name="T14_17">with</text:span><text:span text:style-name="T14_18"><text:s/></text:span><text:span text:style-name="T14_19">more</text:span><text:span text:style-name="T14_20"><text:s/></text:span><text:span text:style-name="T14_21">girth</text:span><text:span text:style-name="T14_22"><text:s/></text:span><text:span text:style-name="T14_23">than</text:span><text:span text:style-name="T14_24"><text:s/></text:span><text:span text:style-name="T14_25">volume</text:span><text:span text:style-name="T14_26">?<text:s/></text:span><text:span text:style-name="T14_27">How</text:span><text:span text:style-name="T14_28"><text:s/></text:span><text:span text:style-name="T14_29">did</text:span><text:span text:style-name="T14_30"><text:s/></text:span><text:span text:style-name="T14_31">you</text:span><text:span text:style-name="T14_32"><text:s/></text:span><text:span text:style-name="T14_33">find</text:span><text:span text:style-name="T14_34"><text:s/></text:span><text:span text:style-name="T14_35">out</text:span><text:span text:style-name="T14_36">?<text:line-break/></text:span><text:span text:style-name="T14_37">No</text:span><text:span text:style-name="T14_38">.<text:s/></text:span><text:span text:style-name="T14_39">I</text:span><text:span text:style-name="T14_40"><text:s/></text:span><text:span text:style-name="T14_41">used</text:span><text:span text:style-name="T14_42"><text:s/></text:span><text:span text:style-name="T14_43">the</text:span><text:span text:style-name="T14_44"><text:s/></text:span><text:span text:style-name="T14_45">code</text:span><text:span text:style-name="T14_46">:<text:s/><text:line-break/>&gt;<text:s/></text:span><text:span text:style-name="T14_47">trees</text:span><text:span text:style-name="T14_48">["</text:span><text:span text:style-name="T14_49">Girth</text:span><text:span text:style-name="T14_50">"]&gt;</text:span><text:span text:style-name="T14_51">trees</text:span><text:span text:style-name="T14_52">["</text:span><text:span text:style-name="T14_53">Volume</text:span><text:span text:style-name="T14_54">"]<text:line-break/></text:span><text:span text:style-name="T14_55">and</text:span><text:span text:style-name="T14_56"><text:s/></text:span><text:span text:style-name="T14_57">verified</text:span><text:span text:style-name="T14_58"><text:s/></text:span><text:span text:style-name="T14_59">that</text:span><text:span text:style-name="T14_60"><text:s/></text:span><text:span text:style-name="T14_61">the</text:span><text:span text:style-name="T14_62"><text:s/></text:span><text:span text:style-name="T14_63">result</text:span><text:span text:style-name="T14_64"><text:s/></text:span><text:span text:style-name="T14_65">was</text:span><text:span text:style-name="T14_66"><text:s/></text:span><text:span text:style-name="T14_67">FALSE</text:span><text:span text:style-name="T14_68"><text:s/></text:span><text:span text:style-name="T14_69">for</text:span><text:span text:style-name="T14_70"><text:s/></text:span><text:span text:style-name="T14_71">every</text:span><text:span text:style-name="T14_72"><text:s/></text:span><text:span text:style-name="T14_73">row</text:span><text:span text:style-name="T14_74"><text:s/></text:span><text:span text:style-name="T14_75">of</text:span><text:span text:style-name="T14_76"><text:s/></text:span><text:span text:style-name="T14_77">the</text:span><text:span text:style-name="T14_78"><text:s/></text:span><text:span text:style-name="T14_79">trees</text:span><text:span text:style-name="T14_80"><text:s/></text:span><text:span text:style-name="T14_81">dataset</text:span><text:span text:style-name="T14_82">.</text:span><text:span text:style-name="T14_83"><text:line-break/></text:span></text:p>
        </text:list-item>
        <text:list-item>
          <text:p text:style-name="P15"><text:span text:style-name="T15_1">Take</text:span><text:span text:style-name="T15_2"><text:s/></text:span><text:span text:style-name="T15_3">the</text:span><text:span text:style-name="T15_4"><text:s/></text:span><text:span text:style-name="T15_5">sum</text:span><text:span text:style-name="T15_6"><text:s/></text:span><text:span text:style-name="T15_7">of</text:span><text:span text:style-name="T15_8"><text:s/></text:span><text:span text:style-name="T15_9">all</text:span><text:span text:style-name="T15_10"><text:s/></text:span><text:span text:style-name="T15_11">elements</text:span><text:span text:style-name="T15_12"><text:s/></text:span><text:span text:style-name="T15_13">in</text:span><text:span text:style-name="T15_14"><text:s/></text:span><text:span text:style-name="T15_15">column</text:span><text:span text:style-name="T15_16"><text:s/></text:span><text:span text:style-name="T15_17">height</text:span><text:span text:style-name="T15_18"><text:s/></text:span><text:span text:style-name="T15_19">of</text:span><text:span text:style-name="T15_20"><text:s/></text:span><text:span text:style-name="T15_21">the</text:span><text:span text:style-name="T15_22"><text:s/></text:span><text:span text:style-name="T15_23">trees</text:span><text:span text:style-name="T15_24"><text:s/></text:span><text:span text:style-name="T15_25">dataset</text:span><text:span text:style-name="T15_26">,<text:s/></text:span><text:span text:style-name="T15_27">call</text:span><text:span text:style-name="T15_28"><text:s/></text:span><text:span text:style-name="T15_29">this</text:span><text:span text:style-name="T15_30"><text:s/></text:span><text:span text:style-name="T15_31">value</text:span><text:span text:style-name="T15_32"><text:s/></text:span><text:span text:style-name="T15_33">A</text:span><text:span text:style-name="T15_34">.<text:s/></text:span><text:span text:style-name="T15_35">Take</text:span><text:span text:style-name="T15_36"><text:s/></text:span><text:span text:style-name="T15_37">the</text:span><text:span text:style-name="T15_38"><text:s/></text:span><text:span text:style-name="T15_39">sum</text:span><text:span text:style-name="T15_40"><text:s/></text:span><text:span text:style-name="T15_41">of</text:span><text:span text:style-name="T15_42"><text:s/></text:span><text:span text:style-name="T15_43">all</text:span><text:span text:style-name="T15_44"><text:s/></text:span><text:span text:style-name="T15_45">elements</text:span><text:span text:style-name="T15_46"><text:s/></text:span><text:span text:style-name="T15_47">in</text:span><text:span text:style-name="T15_48"><text:s/></text:span><text:span text:style-name="T15_49">row</text:span><text:span text:style-name="T15_50"><text:s/></text:span><text:span text:style-name="T15_51">Valiant</text:span><text:span text:style-name="T15_52"><text:s/></text:span><text:span text:style-name="T15_53">of</text:span><text:span text:style-name="T15_54"><text:s/></text:span><text:span text:style-name="T15_55">the</text:span><text:span text:style-name="T15_56"><text:s/></text:span><text:span text:style-name="T15_57">mtcars</text:span><text:span text:style-name="T15_58"><text:s/></text:span><text:span text:style-name="T15_59">dataset</text:span><text:span text:style-name="T15_60">,<text:s/></text:span><text:span text:style-name="T15_61">call</text:span><text:span text:style-name="T15_62"><text:s/></text:span><text:span text:style-name="T15_63">this</text:span><text:span text:style-name="T15_64"><text:s/></text:span><text:span text:style-name="T15_65">value</text:span><text:span text:style-name="T15_66"><text:s/></text:span><text:span text:style-name="T15_67">B</text:span><text:span text:style-name="T15_68">.<text:s/></text:span><text:span text:style-name="T15_69">Take</text:span><text:span text:style-name="T15_70"><text:s/></text:span><text:span text:style-name="T15_71">the</text:span><text:span text:style-name="T15_72"><text:s/></text:span><text:span text:style-name="T15_73">sum</text:span><text:span text:style-name="T15_74"><text:s/></text:span><text:span text:style-name="T15_75">of</text:span><text:span text:style-name="T15_76"><text:s/></text:span><text:span text:style-name="T15_77">the</text:span><text:span text:style-name="T15_78"><text:s/></text:span><text:span text:style-name="T15_79">first</text:span><text:span text:style-name="T15_80"><text:s/>8<text:s/></text:span><text:span text:style-name="T15_81">elements</text:span><text:span text:style-name="T15_82"><text:s/></text:span><text:span text:style-name="T15_83">of</text:span><text:span text:style-name="T15_84"><text:s/></text:span><text:span text:style-name="T15_85">the</text:span><text:span text:style-name="T15_86"><text:s/></text:span><text:span text:style-name="T15_87">precip</text:span><text:span text:style-name="T15_88"><text:s/></text:span><text:span text:style-name="T15_89">dataset</text:span><text:span text:style-name="T15_90">,<text:s/></text:span><text:span text:style-name="T15_91">call</text:span><text:span text:style-name="T15_92"><text:s/></text:span><text:span text:style-name="T15_93">this</text:span><text:span text:style-name="T15_94"><text:s/></text:span><text:span text:style-name="T15_95">value</text:span><text:span text:style-name="T15_96"><text:s/></text:span><text:span text:style-name="T15_97">C</text:span><text:span text:style-name="T15_98">.<text:s/></text:span><text:span text:style-name="T15_99">Divide</text:span><text:span text:style-name="T15_100"><text:s/></text:span><text:span text:style-name="T15_101">C</text:span><text:span text:style-name="T15_102"><text:s/></text:span><text:span text:style-name="T15_103">by</text:span><text:span text:style-name="T15_104"><text:s/></text:span><text:span text:style-name="T15_105">B</text:span><text:span text:style-name="T15_106"><text:s/></text:span><text:span text:style-name="T15_107">and</text:span><text:span text:style-name="T15_108"><text:s/></text:span><text:span text:style-name="T15_109">add</text:span><text:span text:style-name="T15_110"><text:s/></text:span><text:span text:style-name="T15_111">A</text:span><text:span text:style-name="T15_112">.<text:s/></text:span><text:span text:style-name="T15_113">What</text:span><text:span text:style-name="T15_114"><text:s/></text:span><text:span text:style-name="T15_115">is</text:span><text:span text:style-name="T15_116"><text:s/></text:span><text:span text:style-name="T15_117">your</text:span><text:span text:style-name="T15_118"><text:s/></text:span><text:span text:style-name="T15_119">final</text:span><text:span text:style-name="T15_120"><text:s/></text:span><text:span text:style-name="T15_121">answer</text:span><text:span text:style-name="T15_122">?</text:span></text:p>
        </text:list-item>
      </text:list>
      <text:p text:style-name="P16"><text:span text:style-name="T16_1">2356.628<text:line-break/></text:span></text:p>
      <text:p text:style-name="P17"><text:span text:style-name="T17_1">Codes</text:span><text:span text:style-name="T17_2">:</text:span></text:p>
      <text:p text:style-name="P18"><text:span text:style-name="T18_1">&gt;<text:s/></text:span><text:span text:style-name="T18_2">sum</text:span><text:span text:style-name="T18_3">(</text:span><text:span text:style-name="T18_4">trees</text:span><text:span text:style-name="T18_5">["</text:span><text:span text:style-name="T18_6">Height</text:span><text:span text:style-name="T18_7">"])</text:span></text:p>
      <text:p text:style-name="P19"><text:span text:style-name="T19_1">[1]<text:s/>2356</text:span></text:p>
      <text:p text:style-name="P20"><text:span text:style-name="T20_1">&gt;<text:s/></text:span><text:span text:style-name="T20_2">A</text:span><text:span text:style-name="T20_3">&lt;-2356<text:line-break/>&gt;<text:s/></text:span><text:span text:style-name="T20_4">sum</text:span><text:span text:style-name="T20_5">(</text:span><text:span text:style-name="T20_6">mtcars</text:span><text:span text:style-name="T20_7">[6,<text:s/>])</text:span></text:p>
      <text:p text:style-name="P21"><text:span text:style-name="T21_1">[1]<text:s/>385.54</text:span></text:p>
      <text:p text:style-name="P22"><text:span text:style-name="T22_1">&gt;<text:s/></text:span><text:span text:style-name="T22_2">B</text:span><text:span text:style-name="T22_3">&lt;-385.54<text:line-break/>&gt;<text:s/></text:span><text:span text:style-name="T22_4">sum</text:span><text:span text:style-name="T22_5">(</text:span><text:span text:style-name="T22_6">precip</text:span><text:span text:style-name="T22_7">[1:8])</text:span></text:p>
      <text:p text:style-name="P23"><text:span text:style-name="T23_1">[1]<text:s/>242.1</text:span></text:p>
      <text:p text:style-name="P24"><text:span text:style-name="T24_1">&gt;</text:span><text:span text:style-name="T24_2">C</text:span><text:span text:style-name="T24_3">&lt;-242.1<text:line-break/>&gt;<text:s/></text:span><text:span text:style-name="T24_4">C</text:span><text:span text:style-name="T24_5">/</text:span><text:span text:style-name="T24_6">B</text:span><text:span text:style-name="T24_7">+</text:span><text:span text:style-name="T24_8">A</text:span></text:p>
      <text:p text:style-name="P25"><text:span text:style-name="T25_1">[1]<text:s/>2356.628</text:span></text:p>
      <text:h text:style-name="P26" text:outline-level="10"><text:bookmark-start text:name="h.usuzhor0a23p"/><text:bookmark-end text:name="h.usuzhor0a23p"/><text:span text:style-name="T26_1">R</text:span><text:span text:style-name="T26_2"><text:s/></text:span><text:span text:style-name="T26_3">Problem</text:span><text:span text:style-name="T26_4"><text:s/></text:span><text:span text:style-name="T26_5">Set</text:span><text:span text:style-name="T26_6"><text:s/>2</text:span></text:h>
      <text:h text:style-name="P27" text:outline-level="10"><text:bookmark-start text:name="h.o0cabv5usskx"/><text:bookmark-end text:name="h.o0cabv5usskx"/><text:span text:style-name="T27_1">Section</text:span><text:span text:style-name="T27_2"><text:s/>1<text:s/></text:span><text:span text:style-name="T27_3">Questions</text:span></text:h>
      <text:list text:style-name="LS2" xml:id="list10">
        <text:list-item>
          <text:h text:style-name="P28" text:outline-level="10"><text:bookmark-start text:name="h.7lywn1bj50i0"/><text:bookmark-end text:name="h.7lywn1bj50i0"/><text:span text:style-name="T28_1">What</text:span><text:span text:style-name="T28_2"><text:s/></text:span><text:span text:style-name="T28_3">does</text:span><text:span text:style-name="T28_4"><text:s/></text:span><text:span text:style-name="T28_5">the</text:span><text:span text:style-name="T28_6"><text:s/></text:span><text:span text:style-name="T28_7">REPLACE</text:span><text:span text:style-name="T28_8">=</text:span><text:span text:style-name="T28_9"><text:s/></text:span><text:span text:style-name="T28_10">argument</text:span><text:span text:style-name="T28_11"><text:s/></text:span><text:span text:style-name="T28_12">of</text:span><text:span text:style-name="T28_13"><text:s/></text:span><text:span text:style-name="T28_14">the</text:span><text:span text:style-name="T28_15"><text:s/></text:span><text:span text:style-name="T28_16">sample</text:span><text:span text:style-name="T28_17">(<text:s/>)</text:span><text:span text:style-name="T28_18"><text:s/></text:span><text:span text:style-name="T28_19">function</text:span><text:span text:style-name="T28_20"><text:s/></text:span><text:span text:style-name="T28_21">do</text:span><text:span text:style-name="T28_22">?<text:line-break/></text:span><text:span text:style-name="T28_23">It</text:span><text:span text:style-name="T28_24"><text:s/></text:span><text:span text:style-name="T28_25">allows</text:span><text:span text:style-name="T28_26"><text:s/></text:span><text:span text:style-name="T28_27">you</text:span><text:span text:style-name="T28_28"><text:s/></text:span><text:span text:style-name="T28_29">to</text:span><text:span text:style-name="T28_30"><text:s/></text:span><text:span text:style-name="T28_31">take</text:span><text:span text:style-name="T28_32"><text:s/></text:span><text:span text:style-name="T28_33">a</text:span><text:span text:style-name="T28_34"><text:s/></text:span><text:span text:style-name="T28_35">sample</text:span><text:span text:style-name="T28_36"><text:s/></text:span><text:span text:style-name="T28_37">larger</text:span><text:span text:style-name="T28_38"><text:s/></text:span><text:span text:style-name="T28_39">than</text:span><text:span text:style-name="T28_40"><text:s/></text:span><text:span text:style-name="T28_41">the</text:span><text:span text:style-name="T28_42"><text:s/></text:span><text:span text:style-name="T28_43">population</text:span><text:span text:style-name="T28_44">.</text:span><text:span text:style-name="T28_45"><text:line-break/></text:span></text:h>
        </text:list-item>
        <text:list-item>
          <text:h text:style-name="P29" text:outline-level="10"><text:span text:style-name="T29_1">Using</text:span><text:span text:style-name="T29_2"><text:s/></text:span><text:span text:style-name="T29_3">as</text:span><text:span text:style-name="T29_4">(</text:span><text:span text:style-name="T29_5">MyMatrix</text:span><text:span text:style-name="T29_6">,"</text:span><text:span text:style-name="T29_7">numeric</text:span><text:span text:style-name="T29_8">")</text:span><text:span text:style-name="T29_9"><text:s/></text:span><text:span text:style-name="T29_10">will</text:span><text:span text:style-name="T29_11"><text:s/></text:span><text:span text:style-name="T29_12">not</text:span><text:span text:style-name="T29_13"><text:s/></text:span><text:span text:style-name="T29_14">convert</text:span><text:span text:style-name="T29_15"><text:s/></text:span><text:span text:style-name="T29_16">MyMatrix</text:span><text:span text:style-name="T29_17"><text:s/></text:span><text:span text:style-name="T29_18">to</text:span><text:span text:style-name="T29_19"><text:s/></text:span><text:span text:style-name="T29_20">numeric</text:span><text:span text:style-name="T29_21"><text:s/></text:span><text:span text:style-name="T29_22">data</text:span><text:span text:style-name="T29_23">!<text:s/></text:span><text:span text:style-name="T29_24">Can</text:span><text:span text:style-name="T29_25"><text:s/></text:span><text:span text:style-name="T29_26">you</text:span><text:span text:style-name="T29_27"><text:s/></text:span><text:span text:style-name="T29_28">think</text:span><text:span text:style-name="T29_29"><text:s/></text:span><text:span text:style-name="T29_30">of</text:span><text:span text:style-name="T29_31"><text:s/></text:span><text:span text:style-name="T29_32">a</text:span><text:span text:style-name="T29_33"><text:s/></text:span><text:span text:style-name="T29_34">property</text:span><text:span text:style-name="T29_35"><text:s/></text:span><text:span text:style-name="T29_36">of</text:span><text:span text:style-name="T29_37"><text:s/></text:span><text:span text:style-name="T29_38">logicals</text:span><text:span text:style-name="T29_39"><text:s/></text:span><text:span text:style-name="T29_40">that</text:span><text:span text:style-name="T29_41"><text:s/></text:span><text:span text:style-name="T29_42">you</text:span><text:span text:style-name="T29_43"><text:s/></text:span><text:span text:style-name="T29_44">can</text:span><text:span text:style-name="T29_45"><text:s/></text:span><text:span text:style-name="T29_46">use</text:span><text:span text:style-name="T29_47"><text:s/></text:span><text:span text:style-name="T29_48">to</text:span><text:span text:style-name="T29_49"><text:s/></text:span><text:span text:style-name="T29_50">convert</text:span><text:span text:style-name="T29_51"><text:s/></text:span><text:span text:style-name="T29_52">the</text:span><text:span text:style-name="T29_53"><text:s/></text:span><text:span text:style-name="T29_54">logicals</text:span><text:span text:style-name="T29_55"><text:s/></text:span><text:span text:style-name="T29_56">to</text:span><text:span text:style-name="T29_57"><text:s/>0'</text:span><text:span text:style-name="T29_58">s</text:span><text:span text:style-name="T29_59"><text:s/></text:span><text:span text:style-name="T29_60">and</text:span><text:span text:style-name="T29_61"><text:s/>1'</text:span><text:span text:style-name="T29_62">s</text:span><text:span text:style-name="T29_63"><text:s/></text:span><text:span text:style-name="T29_64">other</text:span><text:span text:style-name="T29_65"><text:s/></text:span><text:span text:style-name="T29_66">than</text:span><text:span text:style-name="T29_67"><text:s/></text:span><text:span text:style-name="T29_68">the</text:span><text:span text:style-name="T29_69"><text:s/></text:span><text:span text:style-name="T29_70">as</text:span><text:span text:style-name="T29_71">(<text:s/>)</text:span><text:span text:style-name="T29_72"><text:s/></text:span><text:span text:style-name="T29_73">function</text:span><text:span text:style-name="T29_74">?<text:line-break/></text:span><text:span text:style-name="T29_75">R</text:span><text:span text:style-name="T29_76"><text:s/></text:span><text:span text:style-name="T29_77">converts</text:span><text:span text:style-name="T29_78"><text:s/></text:span><text:span text:style-name="T29_79">True</text:span><text:span text:style-name="T29_80"><text:s/></text:span><text:span text:style-name="T29_81">to</text:span><text:span text:style-name="T29_82"><text:s/>1<text:s/></text:span><text:span text:style-name="T29_83">and</text:span><text:span text:style-name="T29_84"><text:s/></text:span><text:span text:style-name="T29_85">False</text:span><text:span text:style-name="T29_86"><text:s/></text:span><text:span text:style-name="T29_87">to</text:span><text:span text:style-name="T29_88"><text:s/>0<text:s/></text:span><text:span text:style-name="T29_89">if</text:span><text:span text:style-name="T29_90"><text:s/></text:span><text:span text:style-name="T29_91">you</text:span><text:span text:style-name="T29_92"><text:s/></text:span><text:span text:style-name="T29_93">perform</text:span><text:span text:style-name="T29_94"><text:s/></text:span><text:span text:style-name="T29_95">a</text:span><text:span text:style-name="T29_96"><text:s/></text:span><text:span text:style-name="T29_97">basic</text:span><text:span text:style-name="T29_98"><text:s/></text:span><text:span text:style-name="T29_99">mathematical</text:span><text:span text:style-name="T29_100"><text:s/></text:span><text:span text:style-name="T29_101">operation</text:span><text:span text:style-name="T29_102"><text:s/></text:span><text:span text:style-name="T29_103">on</text:span><text:span text:style-name="T29_104"><text:s/></text:span><text:span text:style-name="T29_105">a</text:span><text:span text:style-name="T29_106"><text:s/></text:span><text:span text:style-name="T29_107">logical</text:span><text:span text:style-name="T29_108"><text:s/></text:span><text:span text:style-name="T29_109">data</text:span><text:span text:style-name="T29_110"><text:s/></text:span><text:span text:style-name="T29_111">array</text:span><text:span text:style-name="T29_112"><text:s/></text:span><text:span text:style-name="T29_113">like</text:span><text:span text:style-name="T29_114"><text:s/></text:span><text:span text:style-name="T29_115">MyMatrix</text:span><text:span text:style-name="T29_116">.<text:s/></text:span><text:span text:style-name="T29_117">So</text:span><text:span text:style-name="T29_118"><text:s/></text:span><text:span text:style-name="T29_119">if</text:span><text:span text:style-name="T29_120"><text:s/></text:span><text:span text:style-name="T29_121">you</text:span><text:span text:style-name="T29_122"><text:s/></text:span><text:span text:style-name="T29_123">input</text:span><text:span text:style-name="T29_124"><text:line-break/>&gt;</text:span><text:span text:style-name="T29_125">MyMatrix</text:span><text:span text:style-name="T29_126">*1<text:line-break/></text:span><text:span text:style-name="T29_127">into</text:span><text:span text:style-name="T29_128"><text:s/></text:span><text:span text:style-name="T29_129">R</text:span><text:span text:style-name="T29_130"><text:s/></text:span><text:span text:style-name="T29_131">then</text:span><text:span text:style-name="T29_132"><text:s/></text:span><text:span text:style-name="T29_133">the</text:span><text:span text:style-name="T29_134"><text:s/></text:span><text:span text:style-name="T29_135">logicals</text:span><text:span text:style-name="T29_136"><text:s/></text:span><text:span text:style-name="T29_137">in</text:span><text:span text:style-name="T29_138"><text:s/></text:span><text:span text:style-name="T29_139">MyMatrix</text:span><text:span text:style-name="T29_140"><text:s/></text:span><text:span text:style-name="T29_141">are</text:span><text:span text:style-name="T29_142"><text:s/></text:span><text:span text:style-name="T29_143">converted</text:span><text:span text:style-name="T29_144"><text:s/></text:span><text:span text:style-name="T29_145">to</text:span><text:span text:style-name="T29_146"><text:s/>0’</text:span><text:span text:style-name="T29_147">s</text:span><text:span text:style-name="T29_148"><text:s/></text:span><text:span text:style-name="T29_149">and</text:span><text:span text:style-name="T29_150"><text:s/>1’</text:span><text:span text:style-name="T29_151">s</text:span><text:span text:style-name="T29_152"><text:line-break/></text:span></text:h>
        </text:list-item>
        <text:list-item>
          <text:h text:style-name="P30" text:outline-level="10"><text:bookmark-start text:name="h.71j010iof6j6"/><text:bookmark-end text:name="h.71j010iof6j6"/><text:span text:style-name="T30_1">If</text:span><text:span text:style-name="T30_2"><text:s/></text:span><text:span text:style-name="T30_3">you</text:span><text:span text:style-name="T30_4"><text:s/></text:span><text:span text:style-name="T30_5">wanted</text:span><text:span text:style-name="T30_6"><text:s/></text:span><text:span text:style-name="T30_7">to</text:span><text:span text:style-name="T30_8"><text:s/></text:span><text:span text:style-name="T30_9">check</text:span><text:span text:style-name="T30_10"><text:s/></text:span><text:span text:style-name="T30_11">if</text:span><text:span text:style-name="T30_12"><text:s/></text:span><text:span text:style-name="T30_13">all</text:span><text:span text:style-name="T30_14"><text:s/></text:span><text:span text:style-name="T30_15">of</text:span><text:span text:style-name="T30_16"><text:s/></text:span><text:span text:style-name="T30_17">the</text:span><text:span text:style-name="T30_18"><text:s/></text:span><text:span text:style-name="T30_19">elements</text:span><text:span text:style-name="T30_20"><text:s/></text:span><text:span text:style-name="T30_21">in</text:span><text:span text:style-name="T30_22"><text:s/></text:span><text:span text:style-name="T30_23">each</text:span><text:span text:style-name="T30_24"><text:s/></text:span><text:span text:style-name="T30_25">row</text:span><text:span text:style-name="T30_26"><text:s/></text:span><text:span text:style-name="T30_27">are</text:span><text:span text:style-name="T30_28"><text:s/></text:span><text:span text:style-name="T30_29">true</text:span><text:span text:style-name="T30_30">,<text:s/></text:span><text:span text:style-name="T30_31">how</text:span><text:span text:style-name="T30_32"><text:s/></text:span><text:span text:style-name="T30_33">would</text:span><text:span text:style-name="T30_34"><text:s/></text:span><text:span text:style-name="T30_35">you</text:span><text:span text:style-name="T30_36"><text:s/></text:span><text:span text:style-name="T30_37">do</text:span><text:span text:style-name="T30_38"><text:s/></text:span><text:span text:style-name="T30_39">this</text:span><text:span text:style-name="T30_40">?<text:line-break/></text:span><text:span text:style-name="T30_41">Use</text:span><text:span text:style-name="T30_42"><text:s/></text:span><text:span text:style-name="T30_43">the</text:span><text:span text:style-name="T30_44"><text:s/></text:span><text:span text:style-name="T30_45">following</text:span><text:span text:style-name="T30_46"><text:s/></text:span><text:span text:style-name="T30_47">input</text:span><text:span text:style-name="T30_48">:<text:line-break/>&gt;<text:s/></text:span><text:span text:style-name="T30_49">all</text:span><text:span text:style-name="T30_50">(</text:span><text:span text:style-name="T30_51">MyMatrix</text:span><text:span text:style-name="T30_52">)<text:line-break/>[1]<text:s/></text:span><text:span text:style-name="T30_53">FALSE</text:span></text:h>
        </text:list-item>
      </text:list>
      <text:h text:style-name="P31" text:outline-level="10"><text:bookmark-start text:name="h.an2u30scqgxe"/><text:bookmark-end text:name="h.an2u30scqgxe"/><text:span text:style-name="T31_1">Section</text:span><text:span text:style-name="T31_2"><text:s/>2<text:s/></text:span><text:span text:style-name="T31_3">Questions</text:span></text:h>
      <text:list text:style-name="LS3" xml:id="list13">
        <text:list-item>
          <text:p text:style-name="P32"><text:span text:style-name="T32_1">How</text:span><text:span text:style-name="T32_2"><text:s/></text:span><text:span text:style-name="T32_3">many</text:span><text:span text:style-name="T32_4"><text:s/></text:span><text:span text:style-name="T32_5">times</text:span><text:span text:style-name="T32_6"><text:s/></text:span><text:span text:style-name="T32_7">does</text:span><text:span text:style-name="T32_8"><text:s/></text:span><text:span text:style-name="T32_9">the</text:span><text:span text:style-name="T32_10"><text:s/></text:span><text:span text:style-name="T32_11">number</text:span><text:span text:style-name="T32_12"><text:s/>7<text:s/></text:span><text:span text:style-name="T32_13">occur</text:span><text:span text:style-name="T32_14"><text:s/></text:span><text:span text:style-name="T32_15">in</text:span><text:span text:style-name="T32_16"><text:s/></text:span><text:span text:style-name="T32_17">MyMatrix</text:span><text:span text:style-name="T32_18">?<text:line-break/></text:span><text:span text:style-name="T32_19">16</text:span><text:span text:style-name="T32_20"><text:line-break/></text:span><text:span text:style-name="T32_21">&gt;<text:s/></text:span><text:span text:style-name="T32_22">MyMatrix</text:span><text:span text:style-name="T32_23">[</text:span><text:span text:style-name="T32_24">which</text:span><text:span text:style-name="T32_25">(</text:span><text:span text:style-name="T32_26">MyMatrix</text:span><text:span text:style-name="T32_27">==7)]<text:line-break/><text:s/>[1]<text:s/>7<text:s/>7<text:s/>7<text:s/>7<text:s/>7<text:s/>7<text:s/>7<text:s/>7<text:s/>7<text:s/>7<text:s/>7<text:s/>7<text:s/>7<text:s/>7<text:s/>7<text:s/>7</text:span><text:span text:style-name="T32_28"><text:line-break/></text:span></text:p>
        </text:list-item>
        <text:list-item>
          <text:p text:style-name="P33"><text:span text:style-name="T33_1">How</text:span><text:span text:style-name="T33_2"><text:s/></text:span><text:span text:style-name="T33_3">do</text:span><text:span text:style-name="T33_4"><text:s/></text:span><text:span text:style-name="T33_5">you</text:span><text:span text:style-name="T33_6"><text:s/></text:span><text:span text:style-name="T33_7">find</text:span><text:span text:style-name="T33_8"><text:s/></text:span><text:span text:style-name="T33_9">the</text:span><text:span text:style-name="T33_10"><text:s/></text:span><text:span text:style-name="T33_11">sum</text:span><text:span text:style-name="T33_12"><text:s/></text:span><text:span text:style-name="T33_13">of</text:span><text:span text:style-name="T33_14"><text:s/></text:span><text:span text:style-name="T33_15">each</text:span><text:span text:style-name="T33_16"><text:s/></text:span><text:span text:style-name="T33_17">column</text:span><text:span text:style-name="T33_18">?<text:line-break/></text:span><text:span text:style-name="T33_19">Use</text:span><text:span text:style-name="T33_20"><text:s/></text:span><text:span text:style-name="T33_21">the</text:span><text:span text:style-name="T33_22"><text:s/></text:span><text:span text:style-name="T33_23">input</text:span><text:span text:style-name="T33_24"><text:s/></text:span><text:span text:style-name="T33_25">below</text:span><text:span text:style-name="T33_26">:</text:span><text:span text:style-name="T33_27"><text:line-break/></text:span><text:span text:style-name="T33_28">&gt;<text:s/></text:span><text:span text:style-name="T33_29">apply</text:span><text:span text:style-name="T33_30">(</text:span><text:span text:style-name="T33_31">MyMatrix</text:span><text:span text:style-name="T33_32">,2,</text:span><text:span text:style-name="T33_33">sum</text:span><text:span text:style-name="T33_34">)<text:line-break/>[1]<text:s/>51<text:s/>37<text:s/>45<text:s/>58<text:s/>47<text:s/>54<text:s/>51<text:s/>46<text:s/>53<text:s/>42<text:s/>59<text:s/>42<text:line-break/></text:span></text:p>
        </text:list-item>
        <text:list-item>
          <text:p text:style-name="P34"><text:span text:style-name="T34_1">How</text:span><text:span text:style-name="T34_2"><text:s/></text:span><text:span text:style-name="T34_3">do</text:span><text:span text:style-name="T34_4"><text:s/></text:span><text:span text:style-name="T34_5">you</text:span><text:span text:style-name="T34_6"><text:s/></text:span><text:span text:style-name="T34_7">find</text:span><text:span text:style-name="T34_8"><text:s/></text:span><text:span text:style-name="T34_9">the</text:span><text:span text:style-name="T34_10"><text:s/></text:span><text:span text:style-name="T34_11">product</text:span><text:span text:style-name="T34_12"><text:s/></text:span><text:span text:style-name="T34_13">of</text:span><text:span text:style-name="T34_14"><text:s/></text:span><text:span text:style-name="T34_15">each</text:span><text:span text:style-name="T34_16"><text:s/></text:span><text:span text:style-name="T34_17">column</text:span><text:span text:style-name="T34_18">?<text:line-break/></text:span><text:span text:style-name="T34_19">Use</text:span><text:span text:style-name="T34_20"><text:s/></text:span><text:span text:style-name="T34_21">the</text:span><text:span text:style-name="T34_22"><text:s/></text:span><text:span text:style-name="T34_23">input</text:span><text:span text:style-name="T34_24"><text:s/></text:span><text:span text:style-name="T34_25">below</text:span><text:span text:style-name="T34_26">:</text:span><text:span text:style-name="T34_27"><text:line-break/></text:span><text:span text:style-name="T34_28">&gt;<text:s/></text:span><text:span text:style-name="T34_29">apply</text:span><text:span text:style-name="T34_30">(</text:span><text:span text:style-name="T34_31">MyMatrix</text:span><text:span text:style-name="T34_32">,2,</text:span><text:span text:style-name="T34_33">prod</text:span><text:span text:style-name="T34_34">)<text:line-break/><text:s/>[1]<text:s text:c="2"/>290304<text:s text:c="3"/>46656<text:s text:c="2"/>123480<text:s/>3402000<text:s text:c="2"/>340200<text:s/>1080000<text:s/>1975680<text:s text:c="3"/>79380<text:s text:c="2"/>987840<text:line-break/>[10]<text:s text:c="2"/>134400<text:s/>4838400<text:s text:c="3"/>72000</text:span><text:span text:style-name="T34_35"><text:line-break/></text:span></text:p>
        </text:list-item>
        <text:list-item>
          <text:p text:style-name="P35"><text:span text:style-name="T35_1">How</text:span><text:span text:style-name="T35_2"><text:s/></text:span><text:span text:style-name="T35_3">would</text:span><text:span text:style-name="T35_4"><text:s/></text:span><text:span text:style-name="T35_5">you</text:span><text:span text:style-name="T35_6"><text:s/></text:span><text:span text:style-name="T35_7">change</text:span><text:span text:style-name="T35_8"><text:s/></text:span><text:span text:style-name="T35_9">every</text:span><text:span text:style-name="T35_10"><text:s/></text:span><text:span text:style-name="T35_11">instance</text:span><text:span text:style-name="T35_12"><text:s/></text:span><text:span text:style-name="T35_13">of</text:span><text:span text:style-name="T35_14"><text:s/></text:span><text:span text:style-name="T35_15">the</text:span><text:span text:style-name="T35_16"><text:s/></text:span><text:span text:style-name="T35_17">number</text:span><text:span text:style-name="T35_18"><text:s/>10<text:s/></text:span><text:span text:style-name="T35_19">to</text:span><text:span text:style-name="T35_20"><text:s/>12?<text:line-break/></text:span><text:span text:style-name="T35_21">Use</text:span><text:span text:style-name="T35_22"><text:s/></text:span><text:span text:style-name="T35_23">the</text:span><text:span text:style-name="T35_24"><text:s/></text:span><text:span text:style-name="T35_25">input</text:span><text:span text:style-name="T35_26"><text:s/></text:span><text:span text:style-name="T35_27">below</text:span><text:span text:style-name="T35_28">:<text:line-break/>&gt;<text:s/></text:span><text:span text:style-name="T35_29">MyMatrix</text:span><text:span text:style-name="T35_30">[</text:span><text:span text:style-name="T35_31">which</text:span><text:span text:style-name="T35_32">(</text:span><text:span text:style-name="T35_33">MyMatrix</text:span><text:span text:style-name="T35_34">==10)]&lt;-12</text:span><text:span text:style-name="T35_35"><text:line-break/></text:span></text:p>
        </text:list-item>
        <text:list-item>
          <text:p text:style-name="P36"><text:span text:style-name="T36_1">How</text:span><text:span text:style-name="T36_2"><text:s/></text:span><text:span text:style-name="T36_3">many</text:span><text:span text:style-name="T36_4"><text:s/></text:span><text:span text:style-name="T36_5">values</text:span><text:span text:style-name="T36_6"><text:s/></text:span><text:span text:style-name="T36_7">in</text:span><text:span text:style-name="T36_8"><text:s/></text:span><text:span text:style-name="T36_9">MyMatrix</text:span><text:span text:style-name="T36_10"><text:s/></text:span><text:span text:style-name="T36_11">are</text:span><text:span text:style-name="T36_12"><text:s/></text:span><text:span text:style-name="T36_13">greater</text:span><text:span text:style-name="T36_14"><text:s/></text:span><text:span text:style-name="T36_15">than</text:span><text:span text:style-name="T36_16"><text:s/>3<text:s/></text:span><text:span text:style-name="T36_17">and</text:span><text:span text:style-name="T36_18"><text:s/></text:span><text:span text:style-name="T36_19">less</text:span><text:span text:style-name="T36_20"><text:s/></text:span><text:span text:style-name="T36_21">than</text:span><text:span text:style-name="T36_22"><text:s/>8?<text:line-break/></text:span><text:span text:style-name="T36_23">33<text:line-break/></text:span><text:span text:style-name="T36_24">Input</text:span><text:span text:style-name="T36_25">:</text:span><text:span text:style-name="T36_26"><text:line-break/></text:span><text:span text:style-name="T36_27">&gt;<text:s/></text:span><text:span text:style-name="T36_28">which</text:span><text:span text:style-name="T36_29">(</text:span><text:span text:style-name="T36_30">MyMatrix</text:span><text:span text:style-name="T36_31">&lt;8<text:s/>&amp;<text:s/></text:span><text:span text:style-name="T36_32">MyMatrix</text:span><text:span text:style-name="T36_33">&gt;3)<text:line-break/><text:s/>[1]<text:s text:c="2"/>4<text:s text:c="2"/>9<text:s/>10<text:s/>11<text:s/>13<text:s/>17<text:s/>20<text:s/>21<text:s/>24<text:s/>27<text:s/>29<text:s/>32<text:s/>34<text:s/>40<text:s/>43<text:s/>47<text:s/>50<text:s/>51<text:s/>53<text:s/>55<text:s/>56<text:s/>60<text:s/>64<text:s/>68<text:s/>69<text:s/>71<text:s/>72<text:s/>75<text:s/>78<text:s/>80<text:s/>86<text:s/>88<text:s/>89<text:line-break/>&gt;<text:s/></text:span><text:span text:style-name="T36_34">MyMatrix</text:span><text:span text:style-name="T36_35">[</text:span><text:span text:style-name="T36_36">which</text:span><text:span text:style-name="T36_37">(</text:span><text:span text:style-name="T36_38">MyMatrix</text:span><text:span text:style-name="T36_39">&lt;8<text:s/>&amp;<text:s/></text:span><text:span text:style-name="T36_40">MyMatrix</text:span><text:span text:style-name="T36_41">&gt;3)]&lt;-"</text:span><text:span text:style-name="T36_42">OK</text:span><text:span text:style-name="T36_43">"<text:line-break/>&gt;</text:span><text:span text:style-name="T36_44">MyMatrix</text:span><text:span text:style-name="T36_45"><text:line-break/></text:span></text:p>
        </text:list-item>
        <text:list-item>
          <text:p text:style-name="P37"><text:span text:style-name="T37_1">How</text:span><text:span text:style-name="T37_2"><text:s/></text:span><text:span text:style-name="T37_3">do</text:span><text:span text:style-name="T37_4"><text:s/></text:span><text:span text:style-name="T37_5">you</text:span><text:span text:style-name="T37_6"><text:s/></text:span><text:span text:style-name="T37_7">change</text:span><text:span text:style-name="T37_8"><text:s/></text:span><text:span text:style-name="T37_9">the</text:span><text:span text:style-name="T37_10"><text:s/></text:span><text:span text:style-name="T37_11">elements</text:span><text:span text:style-name="T37_12"><text:s/></text:span><text:span text:style-name="T37_13">of</text:span><text:span text:style-name="T37_14"><text:s/></text:span><text:span text:style-name="T37_15">column</text:span><text:span text:style-name="T37_16"><text:s/>12<text:s/></text:span><text:span text:style-name="T37_17">into</text:span><text:span text:style-name="T37_18"><text:s/></text:span><text:span text:style-name="T37_19">character</text:span><text:span text:style-name="T37_20"><text:s/></text:span><text:span text:style-name="T37_21">data</text:span><text:span text:style-name="T37_22">,<text:s/></text:span><text:span text:style-name="T37_23">while</text:span><text:span text:style-name="T37_24"><text:s/></text:span><text:span text:style-name="T37_25">keeping</text:span><text:span text:style-name="T37_26"><text:s/></text:span><text:span text:style-name="T37_27">columns</text:span><text:span text:style-name="T37_28"><text:s/>1-<text:s/>11<text:s/></text:span><text:span text:style-name="T37_29">as</text:span><text:span text:style-name="T37_30"><text:s/></text:span><text:span text:style-name="T37_31">numeric</text:span><text:span text:style-name="T37_32"><text:s/></text:span><text:span text:style-name="T37_33">data</text:span><text:span text:style-name="T37_34">?\<text:line-break/><text:line-break/><text:line-break/></text:span></text:p>
        </text:list-item>
        <text:list-item>
          <text:p text:style-name="P38"><text:span text:style-name="T38_1">Find</text:span><text:span text:style-name="T38_2"><text:s/></text:span><text:span text:style-name="T38_3">which</text:span><text:span text:style-name="T38_4"><text:s/></text:span><text:span text:style-name="T38_5">rows</text:span><text:span text:style-name="T38_6"><text:s/></text:span><text:span text:style-name="T38_7">of</text:span><text:span text:style-name="T38_8"><text:s/></text:span><text:span text:style-name="T38_9">MyMatrix</text:span><text:span text:style-name="T38_10"><text:s/></text:span><text:span text:style-name="T38_11">have</text:span><text:span text:style-name="T38_12"><text:s/></text:span><text:span text:style-name="T38_13">a</text:span><text:span text:style-name="T38_14"><text:s/></text:span><text:span text:style-name="T38_15">sum</text:span><text:span text:style-name="T38_16"><text:s/>&gt;70.<text:s/></text:span><text:span text:style-name="T38_17">Make</text:span><text:span text:style-name="T38_18"><text:s/></text:span><text:span text:style-name="T38_19">a</text:span><text:span text:style-name="T38_20"><text:s/></text:span><text:span text:style-name="T38_21">new</text:span><text:span text:style-name="T38_22"><text:s/></text:span><text:span text:style-name="T38_23">version</text:span><text:span text:style-name="T38_24"><text:s/></text:span><text:span text:style-name="T38_25">of</text:span><text:span text:style-name="T38_26"><text:s/></text:span><text:span text:style-name="T38_27">MyMatrix</text:span><text:span text:style-name="T38_28"><text:s/></text:span><text:span text:style-name="T38_29">where</text:span><text:span text:style-name="T38_30"><text:s/></text:span><text:span text:style-name="T38_31">the</text:span><text:span text:style-name="T38_32"><text:s/>13</text:span><text:span text:style-name="T38_33">th</text:span><text:span text:style-name="T38_34"><text:s/></text:span><text:span text:style-name="T38_35">column</text:span><text:span text:style-name="T38_36"><text:s/></text:span><text:span text:style-name="T38_37">is</text:span><text:span text:style-name="T38_38"><text:s/></text:span><text:span text:style-name="T38_39">a</text:span><text:span text:style-name="T38_40"><text:s/></text:span><text:span text:style-name="T38_41">set</text:span><text:span text:style-name="T38_42"><text:s/></text:span><text:span text:style-name="T38_43">of</text:span><text:span text:style-name="T38_44"><text:s/></text:span><text:span text:style-name="T38_45">TRUE</text:span><text:span text:style-name="T38_46"><text:s/></text:span><text:span text:style-name="T38_47">and</text:span><text:span text:style-name="T38_48"><text:s/></text:span><text:span text:style-name="T38_49">FALSE</text:span><text:span text:style-name="T38_50"><text:s/></text:span><text:span text:style-name="T38_51">values</text:span><text:span text:style-name="T38_52"><text:s/></text:span><text:span text:style-name="T38_53">denoting</text:span><text:span text:style-name="T38_54"><text:s/></text:span><text:span text:style-name="T38_55">which</text:span><text:span text:style-name="T38_56"><text:s/></text:span><text:span text:style-name="T38_57">rows</text:span><text:span text:style-name="T38_58"><text:s/></text:span><text:span text:style-name="T38_59">have</text:span><text:span text:style-name="T38_60"><text:s/></text:span><text:span text:style-name="T38_61">a</text:span><text:span text:style-name="T38_62"><text:s/></text:span><text:span text:style-name="T38_63">sum</text:span><text:span text:style-name="T38_64"><text:s/>&gt;70.<text:s/>(</text:span><text:span text:style-name="T38_65">Hint</text:span><text:span text:style-name="T38_66">:<text:s/></text:span><text:span text:style-name="T38_67">What</text:span><text:span text:style-name="T38_68"><text:s/></text:span><text:span text:style-name="T38_69">type</text:span><text:span text:style-name="T38_70"><text:s/></text:span><text:span text:style-name="T38_71">of</text:span><text:span text:style-name="T38_72"><text:s/></text:span><text:span text:style-name="T38_73">object</text:span><text:span text:style-name="T38_74"><text:s/></text:span><text:span text:style-name="T38_75">allows</text:span><text:span text:style-name="T38_76"><text:s/></text:span><text:span text:style-name="T38_77">you</text:span><text:span text:style-name="T38_78"><text:s/></text:span><text:span text:style-name="T38_79">to</text:span><text:span text:style-name="T38_80"><text:s/></text:span><text:span text:style-name="T38_81">store</text:span><text:span text:style-name="T38_82"><text:s/></text:span><text:span text:style-name="T38_83">both</text:span><text:span text:style-name="T38_84"><text:s/></text:span><text:span text:style-name="T38_85">logical</text:span><text:span text:style-name="T38_86"><text:s/></text:span><text:span text:style-name="T38_87">and</text:span><text:span text:style-name="T38_88"><text:s/></text:span><text:span text:style-name="T38_89">numeric</text:span><text:span text:style-name="T38_90"><text:s/></text:span><text:span text:style-name="T38_91">data</text:span><text:span text:style-name="T38_92"><text:s/></text:span><text:span text:style-name="T38_93">at</text:span><text:span text:style-name="T38_94"><text:s/></text:span><text:span text:style-name="T38_95">once</text:span><text:span text:style-name="T38_96">?)</text:span></text:p>
        </text:list-item>
      </text:list>
      <text:h text:style-name="P39" text:outline-level="10"><text:bookmark-start text:name="h.jmkw6dulzjz7"/><text:bookmark-end text:name="h.jmkw6dulzjz7"/><text:span text:style-name="T39_1">Problem</text:span><text:span text:style-name="T39_2"><text:s/></text:span><text:span text:style-name="T39_3">Set</text:span><text:span text:style-name="T39_4"><text:s/>3</text:span></text:h>
      <text:p text:style-name="P40"><text:span text:style-name="T40_1">Section</text:span><text:span text:style-name="T40_2"><text:s/>1</text:span></text:p>
      <text:list text:style-name="LS4" xml:id="list20">
        <text:list-item>
          <text:p text:style-name="P41"><text:span text:style-name="T41_1">Write</text:span><text:span text:style-name="T41_2"><text:s/></text:span><text:span text:style-name="T41_3">a</text:span><text:span text:style-name="T41_4"><text:s/></text:span><text:span text:style-name="T41_5">function</text:span><text:span text:style-name="T41_6"><text:s/></text:span><text:span text:style-name="T41_7">that</text:span><text:span text:style-name="T41_8"><text:s/></text:span><text:span text:style-name="T41_9">returns</text:span><text:span text:style-name="T41_10"><text:s/></text:span><text:span text:style-name="T41_11">the</text:span><text:span text:style-name="T41_12"><text:s/></text:span><text:span text:style-name="T41_13">phrase</text:span><text:span text:style-name="T41_14"><text:s/>"</text:span><text:span text:style-name="T41_15">Hello</text:span><text:span text:style-name="T41_16">,<text:s/></text:span><text:span text:style-name="T41_17">World</text:span><text:span text:style-name="T41_18">."</text:span><text:span text:style-name="T41_19"><text:line-break/></text:span><text:span text:style-name="T41_20">&gt;<text:s/></text:span><text:span text:style-name="T41_21">print</text:span><text:span text:style-name="T41_22">("</text:span><text:span text:style-name="T41_23">Hello</text:span><text:span text:style-name="T41_24">,<text:s/></text:span><text:span text:style-name="T41_25">World</text:span><text:span text:style-name="T41_26">")<text:line-break/>[1]<text:s/>"</text:span><text:span text:style-name="T41_27">Hello</text:span><text:span text:style-name="T41_28">,<text:s/></text:span><text:span text:style-name="T41_29">World</text:span><text:span text:style-name="T41_30">"</text:span></text:p>
        </text:list-item>
      </text:list>
      <text:p text:style-name="P42"><text:span text:style-name="T42_1">Section</text:span><text:span text:style-name="T42_2"><text:s/>2</text:span></text:p>
      <text:list text:style-name="LS5" xml:id="list21">
        <text:list-item>
          <text:p text:style-name="P43"><text:span text:style-name="T43_1">Load</text:span><text:span text:style-name="T43_2"><text:s/></text:span><text:span text:style-name="T43_3">the</text:span><text:span text:style-name="T43_4"><text:s/></text:span><text:span text:style-name="T43_5">iris</text:span><text:span text:style-name="T43_6"><text:s/></text:span><text:span text:style-name="T43_7">dataset</text:span><text:span text:style-name="T43_8"><text:s/></text:span><text:span text:style-name="T43_9">we</text:span><text:span text:style-name="T43_10"><text:s/></text:span><text:span text:style-name="T43_11">used</text:span><text:span text:style-name="T43_12"><text:s/></text:span><text:span text:style-name="T43_13">in</text:span><text:span text:style-name="T43_14"><text:s/></text:span><text:span text:style-name="T43_15">the</text:span><text:span text:style-name="T43_16"><text:s/></text:span><text:span text:style-name="T43_17">earlier</text:span><text:span text:style-name="T43_18"><text:s/></text:span><text:span text:style-name="T43_19">tests</text:span><text:span text:style-name="T43_20">.<text:s/></text:span><text:span text:style-name="T43_21">Write</text:span><text:span text:style-name="T43_22"><text:s/></text:span><text:span text:style-name="T43_23">a</text:span><text:span text:style-name="T43_24"><text:s/></text:span><text:span text:style-name="T43_25">function</text:span><text:span text:style-name="T43_26"><text:s/></text:span><text:span text:style-name="T43_27">that</text:span><text:span text:style-name="T43_28"><text:s/></text:span><text:span text:style-name="T43_29">takes</text:span><text:span text:style-name="T43_30"><text:s/></text:span><text:span text:style-name="T43_31">iris</text:span><text:span text:style-name="T43_32"><text:s/></text:span><text:span text:style-name="T43_33">as</text:span><text:span text:style-name="T43_34"><text:s/></text:span><text:span text:style-name="T43_35">its</text:span><text:span text:style-name="T43_36"><text:s/></text:span><text:span text:style-name="T43_37">argument</text:span><text:span text:style-name="T43_38">,<text:s/></text:span><text:span text:style-name="T43_39">and</text:span><text:span text:style-name="T43_40"><text:s/></text:span><text:span text:style-name="T43_41">returns</text:span><text:span text:style-name="T43_42"><text:s/></text:span><text:span text:style-name="T43_43">three</text:span><text:span text:style-name="T43_44"><text:s/></text:span><text:span text:style-name="T43_45">subsets</text:span><text:span text:style-name="T43_46"><text:s/></text:span><text:span text:style-name="T43_47">of</text:span><text:span text:style-name="T43_48"><text:s/></text:span><text:span text:style-name="T43_49">the</text:span><text:span text:style-name="T43_50"><text:s/></text:span><text:span text:style-name="T43_51">data</text:span><text:span text:style-name="T43_52">.</text:span><text:span text:style-name="T43_53">frame</text:span><text:span text:style-name="T43_54"><text:s/></text:span><text:span text:style-name="T43_55">split</text:span><text:span text:style-name="T43_56"><text:s/></text:span><text:span text:style-name="T43_57">by</text:span><text:span text:style-name="T43_58"><text:s/></text:span><text:span text:style-name="T43_59">the</text:span><text:span text:style-name="T43_60"><text:s/></text:span><text:span text:style-name="T43_61">three</text:span><text:span text:style-name="T43_62"><text:s/></text:span><text:span text:style-name="T43_63">different</text:span><text:span text:style-name="T43_64"><text:s/></text:span><text:span text:style-name="T43_65">types</text:span><text:span text:style-name="T43_66"><text:s/></text:span><text:span text:style-name="T43_67">of</text:span><text:span text:style-name="T43_68"><text:s/></text:span><text:span text:style-name="T43_69">species</text:span><text:span text:style-name="T43_70"><text:s/>(</text:span><text:span text:style-name="T43_71">saved</text:span><text:span text:style-name="T43_72"><text:s/></text:span><text:span text:style-name="T43_73">as</text:span><text:span text:style-name="T43_74"><text:s/></text:span><text:span text:style-name="T43_75">a</text:span><text:span text:style-name="T43_76"><text:s/></text:span><text:span text:style-name="T43_77">single</text:span><text:span text:style-name="T43_78"><text:s/></text:span><text:span text:style-name="T43_79">object</text:span><text:span text:style-name="T43_80">).<text:line-break/></text:span><text:span text:style-name="T43_81">&gt;<text:s/></text:span><text:span text:style-name="T43_82">Setosa</text:span><text:span text:style-name="T43_83">&lt;-</text:span><text:span text:style-name="T43_84">iris</text:span><text:span text:style-name="T43_85">[</text:span><text:span text:style-name="T43_86">which</text:span><text:span text:style-name="T43_87">(</text:span><text:span text:style-name="T43_88">iris</text:span><text:span text:style-name="T43_89">[,"</text:span><text:span text:style-name="T43_90">Species</text:span><text:span text:style-name="T43_91">"]=="</text:span><text:span text:style-name="T43_92">setosa</text:span><text:span text:style-name="T43_93">"),]<text:line-break/>&gt;<text:s/></text:span><text:span text:style-name="T43_94">Virginica</text:span><text:span text:style-name="T43_95">&lt;-</text:span><text:span text:style-name="T43_96">iris</text:span><text:span text:style-name="T43_97">[</text:span><text:span text:style-name="T43_98">which</text:span><text:span text:style-name="T43_99">(</text:span><text:span text:style-name="T43_100">iris</text:span><text:span text:style-name="T43_101">[,"</text:span><text:span text:style-name="T43_102">Species</text:span><text:span text:style-name="T43_103">"]=="</text:span><text:span text:style-name="T43_104">virginica</text:span><text:span text:style-name="T43_105">"),]<text:line-break/>&gt;<text:s/></text:span><text:span text:style-name="T43_106">Versicolor</text:span><text:span text:style-name="T43_107">&lt;-</text:span><text:span text:style-name="T43_108">iris</text:span><text:span text:style-name="T43_109">[</text:span><text:span text:style-name="T43_110">which</text:span><text:span text:style-name="T43_111">(</text:span><text:span text:style-name="T43_112">iris</text:span><text:span text:style-name="T43_113">[,"</text:span><text:span text:style-name="T43_114">Species</text:span><text:span text:style-name="T43_115">"]=="</text:span><text:span text:style-name="T43_116">versicolor</text:span><text:span text:style-name="T43_117">"),]<text:line-break/>&gt;<text:s/></text:span><text:span text:style-name="T43_118">MyList</text:span><text:span text:style-name="T43_119">&lt;-</text:span><text:span text:style-name="T43_120">list</text:span><text:span text:style-name="T43_121">(</text:span><text:span text:style-name="T43_122">Setosa</text:span><text:span text:style-name="T43_123">,</text:span><text:span text:style-name="T43_124">Virginica</text:span><text:span text:style-name="T43_125">,</text:span><text:span text:style-name="T43_126">Versicolor</text:span><text:span text:style-name="T43_127">)<text:line-break/>&gt;<text:s/></text:span><text:span text:style-name="T43_128">MyList</text:span><text:span text:style-name="T43_129"><text:line-break/></text:span></text:p>
        </text:list-item>
        <text:list-item>
          <text:p text:style-name="P44"><text:span text:style-name="T44_1">Write</text:span><text:span text:style-name="T44_2"><text:s/></text:span><text:span text:style-name="T44_3">a</text:span><text:span text:style-name="T44_4"><text:s/></text:span><text:span text:style-name="T44_5">function</text:span><text:span text:style-name="T44_6"><text:s/></text:span><text:span text:style-name="T44_7">that</text:span><text:span text:style-name="T44_8"><text:s/></text:span><text:span text:style-name="T44_9">takes</text:span><text:span text:style-name="T44_10"><text:s/></text:span><text:span text:style-name="T44_11">iris</text:span><text:span text:style-name="T44_12"><text:s/></text:span><text:span text:style-name="T44_13">as</text:span><text:span text:style-name="T44_14"><text:s/></text:span><text:span text:style-name="T44_15">its</text:span><text:span text:style-name="T44_16"><text:s/></text:span><text:span text:style-name="T44_17">argument</text:span><text:span text:style-name="T44_18">.<text:s/></text:span><text:span text:style-name="T44_19">The</text:span><text:span text:style-name="T44_20"><text:s/></text:span><text:span text:style-name="T44_21">function</text:span><text:span text:style-name="T44_22"><text:s/></text:span><text:span text:style-name="T44_23">should</text:span><text:span text:style-name="T44_24">,<text:s/></text:span><text:span text:style-name="T44_25">for</text:span><text:span text:style-name="T44_26"><text:s/></text:span><text:span text:style-name="T44_27">each</text:span><text:span text:style-name="T44_28"><text:s/></text:span><text:span text:style-name="T44_29">row</text:span><text:span text:style-name="T44_30">,<text:s/></text:span><text:span text:style-name="T44_31">add</text:span><text:span text:style-name="T44_32"><text:s/></text:span><text:span text:style-name="T44_33">Sepal</text:span><text:span text:style-name="T44_34">.</text:span><text:span text:style-name="T44_35">Length</text:span><text:span text:style-name="T44_36"><text:s/></text:span><text:span text:style-name="T44_37">and</text:span><text:span text:style-name="T44_38"><text:s/></text:span><text:span text:style-name="T44_39">Petal</text:span><text:span text:style-name="T44_40">.</text:span><text:span text:style-name="T44_41">Length</text:span><text:span text:style-name="T44_42"><text:s/></text:span><text:span text:style-name="T44_43">if</text:span><text:span text:style-name="T44_44"><text:s/></text:span><text:span text:style-name="T44_45">Sepal</text:span><text:span text:style-name="T44_46">.</text:span><text:span text:style-name="T44_47">Width</text:span><text:span text:style-name="T44_48"><text:s/></text:span><text:span text:style-name="T44_49">is</text:span><text:span text:style-name="T44_50"><text:s/>&gt;<text:s/>3.1.<text:s/></text:span><text:span text:style-name="T44_51">It</text:span><text:span text:style-name="T44_52"><text:s/></text:span><text:span text:style-name="T44_53">should</text:span><text:span text:style-name="T44_54"><text:s/></text:span><text:span text:style-name="T44_55">subtract</text:span><text:span text:style-name="T44_56"><text:s/></text:span><text:span text:style-name="T44_57">Petal</text:span><text:span text:style-name="T44_58">.</text:span><text:span text:style-name="T44_59">Length</text:span><text:span text:style-name="T44_60"><text:s/></text:span><text:span text:style-name="T44_61">from</text:span><text:span text:style-name="T44_62"><text:s/></text:span><text:span text:style-name="T44_63">Sepal</text:span><text:span text:style-name="T44_64">.</text:span><text:span text:style-name="T44_65">Length</text:span><text:span text:style-name="T44_66"><text:s/></text:span><text:span text:style-name="T44_67">if</text:span><text:span text:style-name="T44_68"><text:s/></text:span><text:span text:style-name="T44_69">Sepal</text:span><text:span text:style-name="T44_70">.</text:span><text:span text:style-name="T44_71">Width</text:span><text:span text:style-name="T44_72"><text:s/></text:span><text:span text:style-name="T44_73">is</text:span><text:span text:style-name="T44_74"><text:s/>&lt;3.1.<text:s/></text:span><text:span text:style-name="T44_75">The</text:span><text:span text:style-name="T44_76"><text:s/></text:span><text:span text:style-name="T44_77">answer</text:span><text:span text:style-name="T44_78"><text:s/></text:span><text:span text:style-name="T44_79">should</text:span><text:span text:style-name="T44_80"><text:s/></text:span><text:span text:style-name="T44_81">be</text:span><text:span text:style-name="T44_82"><text:s/></text:span><text:span text:style-name="T44_83">returned</text:span><text:span text:style-name="T44_84"><text:s/></text:span><text:span text:style-name="T44_85">as</text:span><text:span text:style-name="T44_86"><text:s/></text:span><text:span text:style-name="T44_87">a</text:span><text:span text:style-name="T44_88"><text:s/></text:span><text:span text:style-name="T44_89">vector</text:span><text:span text:style-name="T44_90">.<text:line-break/><text:line-break/></text:span></text:p>
        </text:list-item>
        <text:list-item>
          <text:p text:style-name="P45"><text:span text:style-name="T45_1">Load</text:span><text:span text:style-name="T45_2"><text:s/></text:span><text:span text:style-name="T45_3">the</text:span><text:span text:style-name="T45_4"><text:s/></text:span><text:span text:style-name="T45_5">mtcars</text:span><text:span text:style-name="T45_6"><text:s/></text:span><text:span text:style-name="T45_7">dataset</text:span><text:span text:style-name="T45_8"><text:s/></text:span><text:span text:style-name="T45_9">we</text:span><text:span text:style-name="T45_10"><text:s/></text:span><text:span text:style-name="T45_11">used</text:span><text:span text:style-name="T45_12"><text:s/></text:span><text:span text:style-name="T45_13">in</text:span><text:span text:style-name="T45_14"><text:s/></text:span><text:span text:style-name="T45_15">the</text:span><text:span text:style-name="T45_16"><text:s/></text:span><text:span text:style-name="T45_17">earlier</text:span><text:span text:style-name="T45_18"><text:s/></text:span><text:span text:style-name="T45_19">tests</text:span><text:span text:style-name="T45_20">.<text:s/></text:span><text:span text:style-name="T45_21">Write</text:span><text:span text:style-name="T45_22"><text:s/></text:span><text:span text:style-name="T45_23">a</text:span><text:span text:style-name="T45_24"><text:s/></text:span><text:span text:style-name="T45_25">function</text:span><text:span text:style-name="T45_26"><text:s/></text:span><text:span text:style-name="T45_27">that</text:span><text:span text:style-name="T45_28"><text:s/></text:span><text:span text:style-name="T45_29">takes</text:span><text:span text:style-name="T45_30"><text:s/></text:span><text:span text:style-name="T45_31">a</text:span><text:span text:style-name="T45_32"><text:s/></text:span><text:span text:style-name="T45_33">number</text:span><text:span text:style-name="T45_34"><text:s/></text:span><text:span text:style-name="T45_35">of</text:span><text:span text:style-name="T45_36"><text:s/></text:span><text:span text:style-name="T45_37">cylinders</text:span><text:span text:style-name="T45_38"><text:s/></text:span><text:span text:style-name="T45_39">as</text:span><text:span text:style-name="T45_40"><text:s/></text:span><text:span text:style-name="T45_41">its</text:span><text:span text:style-name="T45_42"><text:s/></text:span><text:span text:style-name="T45_43">argument</text:span><text:span text:style-name="T45_44">.<text:s/></text:span><text:span text:style-name="T45_45">Have</text:span><text:span text:style-name="T45_46"><text:s/></text:span><text:span text:style-name="T45_47">the</text:span><text:span text:style-name="T45_48"><text:s/></text:span><text:span text:style-name="T45_49">function</text:span><text:span text:style-name="T45_50"><text:s/></text:span><text:span text:style-name="T45_51">return</text:span><text:span text:style-name="T45_52"><text:s/></text:span><text:span text:style-name="T45_53">the</text:span><text:span text:style-name="T45_54"><text:s/></text:span><text:span text:style-name="T45_55">average</text:span><text:span text:style-name="T45_56"><text:s/></text:span><text:span text:style-name="T45_57">miles</text:span><text:span text:style-name="T45_58"><text:s/></text:span><text:span text:style-name="T45_59">per</text:span><text:span text:style-name="T45_60"><text:s/></text:span><text:span text:style-name="T45_61">gallon</text:span><text:span text:style-name="T45_62"><text:s/>(</text:span><text:span text:style-name="T45_63">column</text:span><text:span text:style-name="T45_64"><text:s/></text:span><text:span text:style-name="T45_65">mpg</text:span><text:span text:style-name="T45_66">)<text:s/></text:span><text:span text:style-name="T45_67">for</text:span><text:span text:style-name="T45_68"><text:s/></text:span><text:span text:style-name="T45_69">all</text:span><text:span text:style-name="T45_70"><text:s/></text:span><text:span text:style-name="T45_71">cars</text:span><text:span text:style-name="T45_72"><text:s/></text:span><text:span text:style-name="T45_73">with</text:span><text:span text:style-name="T45_74"><text:s/></text:span><text:span text:style-name="T45_75">that</text:span><text:span text:style-name="T45_76"><text:s/></text:span><text:span text:style-name="T45_77">many</text:span><text:span text:style-name="T45_78"><text:s/></text:span><text:span text:style-name="T45_79">cylinder</text:span><text:span text:style-name="T45_80"><text:s/>(</text:span><text:span text:style-name="T45_81">column</text:span><text:span text:style-name="T45_82"><text:s/></text:span><text:span text:style-name="T45_83">cyl</text:span><text:span text:style-name="T45_84">).<text:line-break/></text:span></text:p>
        </text:list-item>
        <text:list-item>
          <text:p text:style-name="P46"><text:span text:style-name="T46_1">Write</text:span><text:span text:style-name="T46_2"><text:s/></text:span><text:span text:style-name="T46_3">a</text:span><text:span text:style-name="T46_4"><text:s/></text:span><text:span text:style-name="T46_5">function</text:span><text:span text:style-name="T46_6"><text:s/></text:span><text:span text:style-name="T46_7">that</text:span><text:span text:style-name="T46_8"><text:s/></text:span><text:span text:style-name="T46_9">simulates</text:span><text:span text:style-name="T46_10"><text:s/>1,000,000<text:s/></text:span><text:span text:style-name="T46_11">powerball</text:span><text:span text:style-name="T46_12"><text:s/></text:span><text:span text:style-name="T46_13">drawings</text:span><text:span text:style-name="T46_14">.<text:s/></text:span><text:span text:style-name="T46_15">A</text:span><text:span text:style-name="T46_16"><text:s/></text:span><text:span text:style-name="T46_17">powerball</text:span><text:span text:style-name="T46_18"><text:s/></text:span><text:span text:style-name="T46_19">drawing</text:span><text:span text:style-name="T46_20"><text:s/></text:span><text:span text:style-name="T46_21">takes</text:span><text:span text:style-name="T46_22"><text:s/></text:span><text:span text:style-name="T46_23">a</text:span><text:span text:style-name="T46_24"><text:s/></text:span><text:span text:style-name="T46_25">random</text:span><text:span text:style-name="T46_26"><text:s/></text:span><text:span text:style-name="T46_27">sample</text:span><text:span text:style-name="T46_28"><text:s/></text:span><text:span text:style-name="T46_29">of</text:span><text:span text:style-name="T46_30"><text:s/>5<text:s/></text:span><text:span text:style-name="T46_31">numbers</text:span><text:span text:style-name="T46_32"><text:s/>(</text:span><text:span text:style-name="T46_33">without</text:span><text:span text:style-name="T46_34"><text:s/></text:span><text:span text:style-name="T46_35">replacement</text:span><text:span text:style-name="T46_36">)<text:s/></text:span><text:span text:style-name="T46_37">from</text:span><text:span text:style-name="T46_38"><text:s/>1<text:s/></text:span><text:span text:style-name="T46_39">through</text:span><text:span text:style-name="T46_40"><text:s/>69,<text:s/></text:span><text:span text:style-name="T46_41">plus</text:span><text:span text:style-name="T46_42"><text:s/></text:span><text:span text:style-name="T46_43">one</text:span><text:span text:style-name="T46_44"><text:s/></text:span><text:span text:style-name="T46_45">powerball</text:span><text:span text:style-name="T46_46"><text:s/></text:span><text:span text:style-name="T46_47">number</text:span><text:span text:style-name="T46_48"><text:s/></text:span><text:span text:style-name="T46_49">ranging</text:span><text:span text:style-name="T46_50"><text:s/></text:span><text:span text:style-name="T46_51">from</text:span><text:span text:style-name="T46_52"><text:s/>1<text:s/></text:span><text:span text:style-name="T46_53">through</text:span><text:span text:style-name="T46_54"><text:s/>26.<text:s/></text:span><text:span text:style-name="T46_55">The</text:span><text:span text:style-name="T46_56"><text:s/></text:span><text:span text:style-name="T46_57">function</text:span><text:span text:style-name="T46_58"><text:s/></text:span><text:span text:style-name="T46_59">should</text:span><text:span text:style-name="T46_60"><text:s/></text:span><text:span text:style-name="T46_61">return</text:span><text:span text:style-name="T46_62"><text:s/></text:span><text:span text:style-name="T46_63">a</text:span><text:span text:style-name="T46_64"><text:s/></text:span><text:span text:style-name="T46_65">single</text:span><text:span text:style-name="T46_66"><text:s/></text:span><text:span text:style-name="T46_67">object</text:span><text:span text:style-name="T46_68"><text:s/></text:span><text:span text:style-name="T46_69">recording</text:span><text:span text:style-name="T46_70"><text:s/></text:span><text:span text:style-name="T46_71">all</text:span><text:span text:style-name="T46_72"><text:s/></text:span><text:span text:style-name="T46_73">of</text:span><text:span text:style-name="T46_74"><text:s/></text:span><text:span text:style-name="T46_75">your</text:span><text:span text:style-name="T46_76"><text:s/></text:span><text:span text:style-name="T46_77">draws</text:span><text:span text:style-name="T46_78">.<text:line-break/>&gt;<text:s/></text:span><text:span text:style-name="T46_79">MyVector</text:span><text:span text:style-name="T46_80">&lt;-</text:span><text:span text:style-name="T46_81">c</text:span><text:span text:style-name="T46_82">(1:69)<text:line-break/></text:span><text:span text:style-name="T46_83">&gt;<text:s/></text:span><text:span text:style-name="T46_84">MyVector</text:span><text:span text:style-name="T46_85"><text:line-break/><text:s/>[1]<text:s text:c="2"/>1<text:s text:c="2"/>2<text:s text:c="2"/>3<text:s text:c="2"/>4<text:s text:c="2"/>5<text:s text:c="2"/>6<text:s text:c="2"/>7<text:s text:c="2"/>8<text:s text:c="2"/>9<text:s/>10<text:s/>11<text:s/>12<text:s/>13<text:s/>14<text:s/>15<text:s/>16<text:s/>17<text:s/>18<text:s/>19<text:s/>20<text:s/>21<text:s/>22<text:s/>23<text:s/>24<text:s/>25<text:s/>26<text:s/>27<text:s/>28<text:s/>29<text:s/>30<text:s/>31<text:s/>32<text:s/>33<text:s/>34<text:s/>35<text:s/>36<text:s/>37<text:s/>38<text:s/>39<text:s/>40<text:s/>41<text:s/>42<text:s/>43<text:s/>44<text:s/>45<text:s/>46<text:s/>47<text:s/>48<text:s/>49<text:s/>50<text:s/>51<text:s/>52<text:s/>53<text:line-break/>[54]<text:s/>54<text:s/>55<text:s/>56<text:s/>57<text:s/>58<text:s/>59<text:s/>60<text:s/>61<text:s/>62<text:s/>63<text:s/>64<text:s/>65<text:s/>66<text:s/>67<text:s/>68<text:s/>69</text:span><text:span text:style-name="T46_86"><text:line-break/></text:span></text:p>
        </text:list-item>
        <text:list-item>
          <text:p text:style-name="P47"><text:span text:style-name="T47_1">Write</text:span><text:span text:style-name="T47_2"><text:s/></text:span><text:span text:style-name="T47_3">a</text:span><text:span text:style-name="T47_4"><text:s/></text:span><text:span text:style-name="T47_5">function</text:span><text:span text:style-name="T47_6"><text:s/></text:span><text:span text:style-name="T47_7">that</text:span><text:span text:style-name="T47_8"><text:s/></text:span><text:span text:style-name="T47_9">take</text:span><text:span text:style-name="T47_10"><text:s/></text:span><text:span text:style-name="T47_11">a</text:span><text:span text:style-name="T47_12"><text:s/></text:span><text:span text:style-name="T47_13">single</text:span><text:span text:style-name="T47_14"><text:s/></text:span><text:span text:style-name="T47_15">set</text:span><text:span text:style-name="T47_16"><text:s/></text:span><text:span text:style-name="T47_17">of</text:span><text:span text:style-name="T47_18"><text:s/></text:span><text:span text:style-name="T47_19">lottery</text:span><text:span text:style-name="T47_20"><text:s/></text:span><text:span text:style-name="T47_21">numbers</text:span><text:span text:style-name="T47_22"><text:s/>(</text:span><text:span text:style-name="T47_23">as</text:span><text:span text:style-name="T47_24"><text:s/></text:span><text:span text:style-name="T47_25">a</text:span><text:span text:style-name="T47_26"><text:s/></text:span><text:span text:style-name="T47_27">vector</text:span><text:span text:style-name="T47_28">)<text:s/></text:span><text:span text:style-name="T47_29">as</text:span><text:span text:style-name="T47_30"><text:s/></text:span><text:span text:style-name="T47_31">its</text:span><text:span text:style-name="T47_32"><text:s/></text:span><text:span text:style-name="T47_33">argument</text:span><text:span text:style-name="T47_34">.<text:s/></text:span><text:span text:style-name="T47_35">As</text:span><text:span text:style-name="T47_36"><text:s/></text:span><text:span text:style-name="T47_37">before</text:span><text:span text:style-name="T47_38">,<text:s/></text:span><text:span text:style-name="T47_39">write</text:span><text:span text:style-name="T47_40"><text:s/></text:span><text:span text:style-name="T47_41">a</text:span><text:span text:style-name="T47_42"><text:s/></text:span><text:span text:style-name="T47_43">function</text:span><text:span text:style-name="T47_44"><text:s/></text:span><text:span text:style-name="T47_45">that</text:span><text:span text:style-name="T47_46"><text:s/></text:span><text:span text:style-name="T47_47">simulates</text:span><text:span text:style-name="T47_48"><text:s/>1,000,000<text:s/></text:span><text:span text:style-name="T47_49">powerball</text:span><text:span text:style-name="T47_50"><text:s/></text:span><text:span text:style-name="T47_51">drawings</text:span><text:span text:style-name="T47_52">.<text:s/></text:span><text:span text:style-name="T47_53">Have</text:span><text:span text:style-name="T47_54"><text:s/></text:span><text:span text:style-name="T47_55">the</text:span><text:span text:style-name="T47_56"><text:s/></text:span><text:span text:style-name="T47_57">function</text:span><text:span text:style-name="T47_58"><text:s/></text:span><text:span text:style-name="T47_59">return</text:span><text:span text:style-name="T47_60"><text:s/></text:span><text:span text:style-name="T47_61">a</text:span><text:span text:style-name="T47_62"><text:s/></text:span><text:span text:style-name="T47_63">TRUE</text:span><text:span text:style-name="T47_64"><text:s/></text:span><text:span text:style-name="T47_65">or</text:span><text:span text:style-name="T47_66"><text:s/></text:span><text:span text:style-name="T47_67">FALSE</text:span><text:span text:style-name="T47_68"><text:s/></text:span><text:span text:style-name="T47_69">value</text:span><text:span text:style-name="T47_70"><text:s/></text:span><text:span text:style-name="T47_71">if</text:span><text:span text:style-name="T47_72"><text:s/></text:span><text:span text:style-name="T47_73">you</text:span><text:span text:style-name="T47_74"><text:s/></text:span><text:span text:style-name="T47_75">won</text:span><text:span text:style-name="T47_76"><text:s/></text:span><text:span text:style-name="T47_77">any</text:span><text:span text:style-name="T47_78"><text:s/></text:span><text:span text:style-name="T47_79">of</text:span><text:span text:style-name="T47_80"><text:s/></text:span><text:span text:style-name="T47_81">the</text:span><text:span text:style-name="T47_82"><text:s/></text:span><text:span text:style-name="T47_83">drawings</text:span><text:span text:style-name="T47_84">.</text:span></text:p>
        </text:list-item>
      </text:list>
      <text:p text:style-name="P48"><text:span text:style-name="T48_1">R</text:span><text:span text:style-name="T48_2"><text:s/></text:span><text:span text:style-name="T48_3">Problem</text:span><text:span text:style-name="T48_4"><text:s/></text:span><text:span text:style-name="T48_5">Set</text:span><text:span text:style-name="T48_6"><text:s/>4<text:s/></text:span><text:span text:style-name="T48_7"><text:line-break/></text:span><text:span text:style-name="T48_8">Load</text:span><text:span text:style-name="T48_9"><text:s/></text:span><text:span text:style-name="T48_10">in</text:span><text:span text:style-name="T48_11"><text:s/></text:span><text:span text:style-name="T48_12">the</text:span><text:span text:style-name="T48_13"><text:s/></text:span><text:span text:style-name="T48_14">precip</text:span><text:span text:style-name="T48_15"><text:s/></text:span><text:span text:style-name="T48_16">dataset</text:span><text:span text:style-name="T48_17">.</text:span></text:p>
      <text:list text:style-name="LS6" xml:id="list26">
        <text:list-item>
          <text:p text:style-name="P49"><text:span text:style-name="T49_1">What</text:span><text:span text:style-name="T49_2"><text:s/></text:span><text:span text:style-name="T49_3">is</text:span><text:span text:style-name="T49_4"><text:s/></text:span><text:span text:style-name="T49_5">the</text:span><text:span text:style-name="T49_6"><text:s/></text:span><text:span text:style-name="T49_7">mean</text:span><text:span text:style-name="T49_8">,<text:s/></text:span><text:span text:style-name="T49_9">median</text:span><text:span text:style-name="T49_10">,<text:s/></text:span><text:span text:style-name="T49_11">and</text:span><text:span text:style-name="T49_12"><text:s/></text:span><text:span text:style-name="T49_13">standard</text:span><text:span text:style-name="T49_14"><text:s/></text:span><text:span text:style-name="T49_15">deviation</text:span><text:span text:style-name="T49_16"><text:s/></text:span><text:span text:style-name="T49_17">of</text:span><text:span text:style-name="T49_18"><text:s/></text:span><text:span text:style-name="T49_19">precip</text:span><text:span text:style-name="T49_20">?<text:line-break/></text:span><text:span text:style-name="T49_21">&gt;<text:s/></text:span><text:span text:style-name="T49_22">mean</text:span><text:span text:style-name="T49_23">(</text:span><text:span text:style-name="T49_24">precip</text:span><text:span text:style-name="T49_25">)<text:line-break/>[1]<text:s/>34.88571<text:line-break/>&gt;<text:s/></text:span><text:span text:style-name="T49_26">median</text:span><text:span text:style-name="T49_27">(</text:span><text:span text:style-name="T49_28">precip</text:span><text:span text:style-name="T49_29">)<text:line-break/>[1]<text:s/>36.6<text:line-break/>&gt;<text:s/></text:span><text:span text:style-name="T49_30">sd</text:span><text:span text:style-name="T49_31">(</text:span><text:span text:style-name="T49_32">precip</text:span><text:span text:style-name="T49_33">)<text:line-break/>[1]<text:s/>13.70665<text:line-break/></text:span></text:p>
        </text:list-item>
        <text:list-item>
          <text:p text:style-name="P50"><text:span text:style-name="T50_1">Is</text:span><text:span text:style-name="T50_2"><text:s/></text:span><text:span text:style-name="T50_3">precip</text:span><text:span text:style-name="T50_4"><text:s/></text:span><text:span text:style-name="T50_5">best</text:span><text:span text:style-name="T50_6"><text:s/></text:span><text:span text:style-name="T50_7">visualized</text:span><text:span text:style-name="T50_8"><text:s/></text:span><text:span text:style-name="T50_9">using</text:span><text:span text:style-name="T50_10"><text:s/></text:span><text:span text:style-name="T50_11">a</text:span><text:span text:style-name="T50_12"><text:s/></text:span><text:span text:style-name="T50_13">barplot</text:span><text:span text:style-name="T50_14">(<text:s/>)</text:span><text:span text:style-name="T50_15"><text:s/></text:span><text:span text:style-name="T50_16">or</text:span><text:span text:style-name="T50_17"><text:s/></text:span><text:span text:style-name="T50_18">hist</text:span><text:span text:style-name="T50_19">(<text:s/>)</text:span><text:span text:style-name="T50_20">?<text:s/></text:span><text:span text:style-name="T50_21">Why</text:span><text:span text:style-name="T50_22">?<text:line-break/></text:span><text:span text:style-name="T50_23">A</text:span><text:span text:style-name="T50_24"><text:s/></text:span><text:span text:style-name="T50_25">histogram</text:span><text:span text:style-name="T50_26"><text:s/></text:span><text:span text:style-name="T50_27">because</text:span><text:span text:style-name="T50_28"><text:s/></text:span><text:span text:style-name="T50_29">the</text:span><text:span text:style-name="T50_30"><text:s/></text:span><text:span text:style-name="T50_31">barplot</text:span><text:span text:style-name="T50_32"><text:s/></text:span><text:span text:style-name="T50_33">creates</text:span><text:span text:style-name="T50_34"><text:s/></text:span><text:span text:style-name="T50_35">a</text:span><text:span text:style-name="T50_36"><text:s/></text:span><text:span text:style-name="T50_37">bar</text:span><text:span text:style-name="T50_38"><text:s/></text:span><text:span text:style-name="T50_39">for</text:span><text:span text:style-name="T50_40"><text:s/></text:span><text:span text:style-name="T50_41">every</text:span><text:span text:style-name="T50_42"><text:s/></text:span><text:span text:style-name="T50_43">city</text:span><text:span text:style-name="T50_44"><text:s/></text:span><text:span text:style-name="T50_45">in</text:span><text:span text:style-name="T50_46"><text:s/></text:span><text:span text:style-name="T50_47">the</text:span><text:span text:style-name="T50_48"><text:s/></text:span><text:span text:style-name="T50_49">precip</text:span><text:span text:style-name="T50_50"><text:s/></text:span><text:span text:style-name="T50_51">dataset</text:span><text:span text:style-name="T50_52">,<text:s/></text:span><text:span text:style-name="T50_53">which</text:span><text:span text:style-name="T50_54"><text:s/></text:span><text:span text:style-name="T50_55">is</text:span><text:span text:style-name="T50_56"><text:s/></text:span><text:span text:style-name="T50_57">a</text:span><text:span text:style-name="T50_58"><text:s/></text:span><text:span text:style-name="T50_59">lot</text:span><text:span text:style-name="T50_60">.<text:s/></text:span><text:span text:style-name="T50_61">this</text:span><text:span text:style-name="T50_62"><text:s/></text:span><text:span text:style-name="T50_63">makes</text:span><text:span text:style-name="T50_64"><text:s/></text:span><text:span text:style-name="T50_65">the</text:span><text:span text:style-name="T50_66"><text:s/></text:span><text:span text:style-name="T50_67">data</text:span><text:span text:style-name="T50_68"><text:s/></text:span><text:span text:style-name="T50_69">more</text:span><text:span text:style-name="T50_70"><text:s/></text:span><text:span text:style-name="T50_71">cluttered</text:span><text:span text:style-name="T50_72"><text:s/></text:span><text:span text:style-name="T50_73">and</text:span><text:span text:style-name="T50_74"><text:s/></text:span><text:span text:style-name="T50_75">difficult</text:span><text:span text:style-name="T50_76"><text:s/></text:span><text:span text:style-name="T50_77">to</text:span><text:span text:style-name="T50_78"><text:s/></text:span><text:span text:style-name="T50_79">interpret</text:span><text:span text:style-name="T50_80">.<text:s/></text:span><text:span text:style-name="T50_81">The</text:span><text:span text:style-name="T50_82"><text:s/></text:span><text:span text:style-name="T50_83">histogram</text:span><text:span text:style-name="T50_84"><text:s/></text:span><text:span text:style-name="T50_85">organizes</text:span><text:span text:style-name="T50_86"><text:s/></text:span><text:span text:style-name="T50_87">the</text:span><text:span text:style-name="T50_88"><text:s/></text:span><text:span text:style-name="T50_89">data</text:span><text:span text:style-name="T50_90"><text:s/></text:span><text:span text:style-name="T50_91">in</text:span><text:span text:style-name="T50_92"><text:s/></text:span><text:span text:style-name="T50_93">a</text:span><text:span text:style-name="T50_94"><text:s/></text:span><text:span text:style-name="T50_95">more</text:span><text:span text:style-name="T50_96"><text:s/></text:span><text:span text:style-name="T50_97">concise</text:span><text:span text:style-name="T50_98"><text:s/></text:span><text:span text:style-name="T50_99">manner</text:span><text:span text:style-name="T50_100">,<text:s/></text:span><text:span text:style-name="T50_101">illustrating</text:span><text:span text:style-name="T50_102"><text:s/></text:span><text:span text:style-name="T50_103">the</text:span><text:span text:style-name="T50_104"><text:s/></text:span><text:span text:style-name="T50_105">distribution</text:span><text:span text:style-name="T50_106"><text:s/></text:span><text:span text:style-name="T50_107">and</text:span><text:span text:style-name="T50_108"><text:s/></text:span><text:span text:style-name="T50_109">spread</text:span><text:span text:style-name="T50_110"><text:s/></text:span><text:span text:style-name="T50_111">more</text:span><text:span text:style-name="T50_112"><text:s/></text:span><text:span text:style-name="T50_113">clearly</text:span><text:span text:style-name="T50_114">.<text:s/></text:span><text:span text:style-name="T50_115">This</text:span><text:span text:style-name="T50_116"><text:s/></text:span><text:span text:style-name="T50_117">is</text:span><text:span text:style-name="T50_118"><text:s/></text:span><text:span text:style-name="T50_119">a</text:span><text:span text:style-name="T50_120"><text:s/></text:span><text:span text:style-name="T50_121">better</text:span><text:span text:style-name="T50_122"><text:s/></text:span><text:span text:style-name="T50_123">way</text:span><text:span text:style-name="T50_124"><text:s/></text:span><text:span text:style-name="T50_125">of</text:span><text:span text:style-name="T50_126"><text:s/></text:span><text:span text:style-name="T50_127">investigating</text:span><text:span text:style-name="T50_128"><text:s/></text:span><text:span text:style-name="T50_129">major</text:span><text:span text:style-name="T50_130"><text:s/></text:span><text:span text:style-name="T50_131">trends</text:span><text:span text:style-name="T50_132"><text:s/></text:span><text:span text:style-name="T50_133">in</text:span><text:span text:style-name="T50_134"><text:s/></text:span><text:span text:style-name="T50_135">the</text:span><text:span text:style-name="T50_136"><text:s/></text:span><text:span text:style-name="T50_137">data</text:span><text:span text:style-name="T50_138">.<text:s/><text:line-break/></text:span></text:p>
        </text:list-item>
        <text:list-item>
          <text:p text:style-name="P51"><text:span text:style-name="T51_1">Generate</text:span><text:span text:style-name="T51_2"><text:s/></text:span><text:span text:style-name="T51_3">a</text:span><text:span text:style-name="T51_4"><text:s/></text:span><text:span text:style-name="T51_5">vector</text:span><text:span text:style-name="T51_6"><text:s/></text:span><text:span text:style-name="T51_7">of</text:span><text:span text:style-name="T51_8"><text:s/></text:span><text:span text:style-name="T51_9">random</text:span><text:span text:style-name="T51_10"><text:s/></text:span><text:span text:style-name="T51_11">numbers</text:span><text:span text:style-name="T51_12"><text:s/></text:span><text:span text:style-name="T51_13">drawn</text:span><text:span text:style-name="T51_14"><text:s/></text:span><text:span text:style-name="T51_15">from</text:span><text:span text:style-name="T51_16"><text:s/></text:span><text:span text:style-name="T51_17">a</text:span><text:span text:style-name="T51_18"><text:s/></text:span><text:span text:style-name="T51_19">normal</text:span><text:span text:style-name="T51_20"><text:s/></text:span><text:span text:style-name="T51_21">distribution</text:span><text:span text:style-name="T51_22"><text:s/></text:span><text:span text:style-name="T51_23">with</text:span><text:span text:style-name="T51_24"><text:s/></text:span><text:span text:style-name="T51_25">the</text:span><text:span text:style-name="T51_26"><text:s/></text:span><text:span text:style-name="T51_27">same</text:span><text:span text:style-name="T51_28"><text:s/></text:span><text:span text:style-name="T51_29">mean</text:span><text:span text:style-name="T51_30">,<text:s/></text:span><text:span text:style-name="T51_31">standard</text:span><text:span text:style-name="T51_32"><text:s/></text:span><text:span text:style-name="T51_33">deviation</text:span><text:span text:style-name="T51_34">,<text:s/></text:span><text:span text:style-name="T51_35">and</text:span><text:span text:style-name="T51_36"><text:s/></text:span><text:span text:style-name="T51_37">number</text:span><text:span text:style-name="T51_38"><text:s/></text:span><text:span text:style-name="T51_39">of</text:span><text:span text:style-name="T51_40"><text:s/></text:span><text:span text:style-name="T51_41">elements</text:span><text:span text:style-name="T51_42"><text:s/></text:span><text:span text:style-name="T51_43">as</text:span><text:span text:style-name="T51_44"><text:s/></text:span><text:span text:style-name="T51_45">in</text:span><text:span text:style-name="T51_46"><text:s/></text:span><text:span text:style-name="T51_47">the</text:span><text:span text:style-name="T51_48"><text:s/></text:span><text:span text:style-name="T51_49">precip</text:span><text:span text:style-name="T51_50"><text:s/></text:span><text:span text:style-name="T51_51">dataset</text:span><text:span text:style-name="T51_52">.<text:s/></text:span><text:span text:style-name="T51_53">Name</text:span><text:span text:style-name="T51_54"><text:s/></text:span><text:span text:style-name="T51_55">this</text:span><text:span text:style-name="T51_56"><text:s/></text:span><text:span text:style-name="T51_57">vector</text:span><text:span text:style-name="T51_58"><text:s/></text:span><text:span text:style-name="T51_59">RandomNormal</text:span><text:span text:style-name="T51_60">.<text:line-break/></text:span><text:span text:style-name="T51_61">&gt;<text:s/></text:span><text:span text:style-name="T51_62">rnorm</text:span><text:span text:style-name="T51_63">(70,</text:span><text:span text:style-name="T51_64">mean</text:span><text:span text:style-name="T51_65">=34.88571,</text:span><text:span text:style-name="T51_66">sd</text:span><text:span text:style-name="T51_67">=13.70665)<text:line-break/>#</text:span><text:span text:style-name="T51_68">say</text:span><text:span text:style-name="T51_69"><text:s/></text:span><text:span text:style-name="T51_70">you</text:span><text:span text:style-name="T51_71"><text:s/></text:span><text:span text:style-name="T51_72">want</text:span><text:span text:style-name="T51_73"><text:s/></text:span><text:span text:style-name="T51_74">to</text:span><text:span text:style-name="T51_75"><text:s/></text:span><text:span text:style-name="T51_76">draw</text:span><text:span text:style-name="T51_77"><text:s/></text:span><text:span text:style-name="T51_78">five</text:span><text:span text:style-name="T51_79"><text:s/></text:span><text:span text:style-name="T51_80">random</text:span><text:span text:style-name="T51_81"><text:s/></text:span><text:span text:style-name="T51_82">numbers</text:span><text:span text:style-name="T51_83"><text:s/></text:span><text:span text:style-name="T51_84">to</text:span><text:span text:style-name="T51_85"><text:s/></text:span><text:span text:style-name="T51_86">make</text:span><text:span text:style-name="T51_87"><text:s/></text:span><text:span text:style-name="T51_88">vector</text:span><text:span text:style-name="T51_89"><text:line-break/>&gt;<text:s/></text:span><text:span text:style-name="T51_90">max</text:span><text:span text:style-name="T51_91">(</text:span><text:span text:style-name="T51_92">precip</text:span><text:span text:style-name="T51_93">)<text:line-break/>[1]<text:s/>67<text:line-break/>&gt;<text:s/></text:span><text:span text:style-name="T51_94">runif</text:span><text:span text:style-name="T51_95">(5,</text:span><text:span text:style-name="T51_96">min</text:span><text:span text:style-name="T51_97">=0,</text:span><text:span text:style-name="T51_98">max</text:span><text:span text:style-name="T51_99">=68)<text:line-break/>#(</text:span><text:span text:style-name="T51_100">max</text:span><text:span text:style-name="T51_101"><text:s/></text:span><text:span text:style-name="T51_102">is</text:span><text:span text:style-name="T51_103"><text:s/>58<text:s/></text:span><text:span text:style-name="T51_104">because</text:span><text:span text:style-name="T51_105"><text:s/></text:span><text:span text:style-name="T51_106">largest</text:span><text:span text:style-name="T51_107"><text:s/></text:span><text:span text:style-name="T51_108">number</text:span><text:span text:style-name="T51_109"><text:s/></text:span><text:span text:style-name="T51_110">in</text:span><text:span text:style-name="T51_111"><text:s/></text:span><text:span text:style-name="T51_112">precip</text:span><text:span text:style-name="T51_113"><text:s/></text:span><text:span text:style-name="T51_114">dataset</text:span><text:span text:style-name="T51_115"><text:s/></text:span><text:span text:style-name="T51_116">is</text:span><text:span text:style-name="T51_117"><text:s/>67)<text:line-break/>&gt;<text:s/></text:span><text:span text:style-name="T51_118">RandomNormal</text:span><text:span text:style-name="T51_119">&lt;-</text:span><text:span text:style-name="T51_120">c</text:span><text:span text:style-name="T51_121">(65.11591,65.75682,21.51479,18.54650,17.62952)<text:line-break/>&gt;<text:s/></text:span><text:span text:style-name="T51_122">RandomNormal</text:span><text:span text:style-name="T51_123"><text:line-break/>[1]<text:s/>65.11591<text:s/>65.75682<text:s/>21.51479<text:s/>18.54650<text:s/>17.62952<text:line-break/></text:span></text:p>
        </text:list-item>
        <text:list-item>
          <text:p text:style-name="P52"><text:span text:style-name="T52_1">Write</text:span><text:span text:style-name="T52_2"><text:s/></text:span><text:span text:style-name="T52_3">a</text:span><text:span text:style-name="T52_4"><text:s/></text:span><text:span text:style-name="T52_5">function</text:span><text:span text:style-name="T52_6"><text:s/></text:span><text:span text:style-name="T52_7">that</text:span><text:span text:style-name="T52_8"><text:s/></text:span><text:span text:style-name="T52_9">tests</text:span><text:span text:style-name="T52_10">,<text:s/></text:span><text:span text:style-name="T52_11">based</text:span><text:span text:style-name="T52_12"><text:s/></text:span><text:span text:style-name="T52_13">on</text:span><text:span text:style-name="T52_14"><text:s/></text:span><text:span text:style-name="T52_15">the</text:span><text:span text:style-name="T52_16"><text:s/></text:span><text:span text:style-name="T52_17">means</text:span><text:span text:style-name="T52_18"><text:s/></text:span><text:span text:style-name="T52_19">of</text:span><text:span text:style-name="T52_20"><text:s/></text:span><text:span text:style-name="T52_21">each</text:span><text:span text:style-name="T52_22"><text:s/></text:span><text:span text:style-name="T52_23">distribution</text:span><text:span text:style-name="T52_24">,<text:s/></text:span><text:span text:style-name="T52_25">whether</text:span><text:span text:style-name="T52_26"><text:s/></text:span><text:span text:style-name="T52_27">it</text:span><text:span text:style-name="T52_28"><text:s/></text:span><text:span text:style-name="T52_29">is</text:span><text:span text:style-name="T52_30"><text:s/></text:span><text:span text:style-name="T52_31">likely</text:span><text:span text:style-name="T52_32"><text:s/></text:span><text:span text:style-name="T52_33">that</text:span><text:span text:style-name="T52_34"><text:s/></text:span><text:span text:style-name="T52_35">RandomNormal</text:span><text:span text:style-name="T52_36"><text:s/></text:span><text:span text:style-name="T52_37">and</text:span><text:span text:style-name="T52_38"><text:s/></text:span><text:span text:style-name="T52_39">precip</text:span><text:span text:style-name="T52_40"><text:s/></text:span><text:span text:style-name="T52_41">were</text:span><text:span text:style-name="T52_42"><text:s/></text:span><text:span text:style-name="T52_43">drawn</text:span><text:span text:style-name="T52_44"><text:s/></text:span><text:span text:style-name="T52_45">from</text:span><text:span text:style-name="T52_46"><text:s/></text:span><text:span text:style-name="T52_47">the</text:span><text:span text:style-name="T52_48"><text:s/></text:span><text:span text:style-name="T52_49">same</text:span><text:span text:style-name="T52_50"><text:s/></text:span><text:span text:style-name="T52_51">underlying</text:span><text:span text:style-name="T52_52"><text:s/></text:span><text:span text:style-name="T52_53">distribution</text:span><text:span text:style-name="T52_54">.<text:line-break/></text:span><text:span text:style-name="T52_55"><text:line-break/></text:span></text:p>
        </text:list-item>
        <text:list-item>
          <text:p text:style-name="P53"><text:span text:style-name="T53_1">Create</text:span><text:span text:style-name="T53_2"><text:s/></text:span><text:span text:style-name="T53_3">a</text:span><text:span text:style-name="T53_4"><text:s/></text:span><text:span text:style-name="T53_5">density</text:span><text:span text:style-name="T53_6">(<text:s/>)</text:span><text:span text:style-name="T53_7"><text:s/></text:span><text:span text:style-name="T53_8">plot</text:span><text:span text:style-name="T53_9"><text:s/></text:span><text:span text:style-name="T53_10">of</text:span><text:span text:style-name="T53_11"><text:s/></text:span><text:span text:style-name="T53_12">precip</text:span><text:span text:style-name="T53_13"><text:s/></text:span><text:span text:style-name="T53_14">and</text:span><text:span text:style-name="T53_15"><text:s/></text:span><text:span text:style-name="T53_16">RandomNormal</text:span><text:span text:style-name="T53_17">.<text:s/></text:span><text:span text:style-name="T53_18">Is</text:span><text:span text:style-name="T53_19"><text:s/></text:span><text:span text:style-name="T53_20">the</text:span><text:span text:style-name="T53_21"><text:s/></text:span><text:span text:style-name="T53_22">test</text:span><text:span text:style-name="T53_23"><text:s/></text:span><text:span text:style-name="T53_24">you</text:span><text:span text:style-name="T53_25"><text:s/></text:span><text:span text:style-name="T53_26">performed</text:span><text:span text:style-name="T53_27"><text:s/></text:span><text:span text:style-name="T53_28">above</text:span><text:span text:style-name="T53_29"><text:s/>(</text:span><text:span text:style-name="T53_30">question</text:span><text:span text:style-name="T53_31"><text:s/>4)<text:s/></text:span><text:span text:style-name="T53_32">a</text:span><text:span text:style-name="T53_33"><text:s/></text:span><text:span text:style-name="T53_34">good</text:span><text:span text:style-name="T53_35"><text:s/></text:span><text:span text:style-name="T53_36">or</text:span><text:span text:style-name="T53_37"><text:s/></text:span><text:span text:style-name="T53_38">bad</text:span><text:span text:style-name="T53_39"><text:s/></text:span><text:span text:style-name="T53_40">indicator</text:span><text:span text:style-name="T53_41"><text:s/></text:span><text:span text:style-name="T53_42">of</text:span><text:span text:style-name="T53_43"><text:s/></text:span><text:span text:style-name="T53_44">whether</text:span><text:span text:style-name="T53_45"><text:s/></text:span><text:span text:style-name="T53_46">the</text:span><text:span text:style-name="T53_47"><text:s/></text:span><text:span text:style-name="T53_48">two</text:span><text:span text:style-name="T53_49"><text:s/></text:span><text:span text:style-name="T53_50">distributions</text:span><text:span text:style-name="T53_51"><text:s/></text:span><text:span text:style-name="T53_52">are</text:span><text:span text:style-name="T53_53"><text:s/></text:span><text:span text:style-name="T53_54">identical</text:span><text:span text:style-name="T53_55">?<text:s/></text:span><text:span text:style-name="T53_56">Why</text:span><text:span text:style-name="T53_57"><text:s/></text:span><text:span text:style-name="T53_58">or</text:span><text:span text:style-name="T53_59"><text:s/></text:span><text:span text:style-name="T53_60">why</text:span><text:span text:style-name="T53_61"><text:s/></text:span><text:span text:style-name="T53_62">not</text:span><text:span text:style-name="T53_63">?<text:line-break/></text:span><text:span text:style-name="T53_64">No</text:span><text:span text:style-name="T53_65">,<text:s/></text:span><text:span text:style-name="T53_66">the</text:span><text:span text:style-name="T53_67"><text:s/></text:span><text:span text:style-name="T53_68">test</text:span><text:span text:style-name="T53_69"><text:s/></text:span><text:span text:style-name="T53_70">performed</text:span><text:span text:style-name="T53_71"><text:s/></text:span><text:span text:style-name="T53_72">in</text:span><text:span text:style-name="T53_73"><text:s/></text:span><text:span text:style-name="T53_74">question</text:span><text:span text:style-name="T53_75"><text:s/>4<text:s/></text:span><text:span text:style-name="T53_76">is</text:span><text:span text:style-name="T53_77"><text:s/></text:span><text:span text:style-name="T53_78">indicative</text:span><text:span text:style-name="T53_79"><text:s/></text:span><text:span text:style-name="T53_80">of</text:span><text:span text:style-name="T53_81"><text:s/></text:span><text:span text:style-name="T53_82">the</text:span><text:span text:style-name="T53_83"><text:s/></text:span><text:span text:style-name="T53_84">likelihood</text:span><text:span text:style-name="T53_85"><text:s/></text:span><text:span text:style-name="T53_86">that</text:span><text:span text:style-name="T53_87"><text:s/></text:span><text:span text:style-name="T53_88">the</text:span><text:span text:style-name="T53_89"><text:s/></text:span><text:span text:style-name="T53_90">samples</text:span><text:span text:style-name="T53_91"><text:s/></text:span><text:span text:style-name="T53_92">were</text:span><text:span text:style-name="T53_93"><text:s/></text:span><text:span text:style-name="T53_94">drawn</text:span><text:span text:style-name="T53_95"><text:s/></text:span><text:span text:style-name="T53_96">from</text:span><text:span text:style-name="T53_97"><text:s/></text:span><text:span text:style-name="T53_98">similar</text:span><text:span text:style-name="T53_99"><text:s/></text:span><text:span text:style-name="T53_100">sampling</text:span><text:span text:style-name="T53_101"><text:s/></text:span><text:span text:style-name="T53_102">distributions</text:span><text:span text:style-name="T53_103">.<text:s/></text:span><text:span text:style-name="T53_104">Because</text:span><text:span text:style-name="T53_105"><text:s/></text:span><text:span text:style-name="T53_106">we</text:span><text:span text:style-name="T53_107"><text:s/></text:span><text:span text:style-name="T53_108">created</text:span><text:span text:style-name="T53_109"><text:s/></text:span><text:span text:style-name="T53_110">the</text:span><text:span text:style-name="T53_111"><text:s/></text:span><text:span text:style-name="T53_112">RandomNormal</text:span><text:span text:style-name="T53_113"><text:s/></text:span><text:span text:style-name="T53_114">vector</text:span><text:span text:style-name="T53_115"><text:s/></text:span><text:span text:style-name="T53_116">so</text:span><text:span text:style-name="T53_117"><text:s/></text:span><text:span text:style-name="T53_118">that</text:span><text:span text:style-name="T53_119"><text:s/></text:span><text:span text:style-name="T53_120">it</text:span><text:span text:style-name="T53_121"><text:s/></text:span><text:span text:style-name="T53_122">was</text:span><text:span text:style-name="T53_123"><text:s/></text:span><text:span text:style-name="T53_124">drawn</text:span><text:span text:style-name="T53_125"><text:s/></text:span><text:span text:style-name="T53_126">from</text:span><text:span text:style-name="T53_127"><text:s/></text:span><text:span text:style-name="T53_128">a</text:span><text:span text:style-name="T53_129"><text:s/></text:span><text:span text:style-name="T53_130">distribution</text:span><text:span text:style-name="T53_131"><text:s/></text:span><text:span text:style-name="T53_132">with</text:span><text:span text:style-name="T53_133"><text:s/></text:span><text:span text:style-name="T53_134">the</text:span><text:span text:style-name="T53_135"><text:s/></text:span><text:span text:style-name="T53_136">same</text:span><text:span text:style-name="T53_137"><text:s/></text:span><text:span text:style-name="T53_138">mean</text:span><text:span text:style-name="T53_139">,<text:s/></text:span><text:span text:style-name="T53_140">standard</text:span><text:span text:style-name="T53_141"><text:s/></text:span><text:span text:style-name="T53_142">deviation</text:span><text:span text:style-name="T53_143">,<text:s/></text:span><text:span text:style-name="T53_144">and</text:span><text:span text:style-name="T53_145"><text:s/></text:span><text:span text:style-name="T53_146">number</text:span><text:span text:style-name="T53_147"><text:s/></text:span><text:span text:style-name="T53_148">of</text:span><text:span text:style-name="T53_149"><text:s/></text:span><text:span text:style-name="T53_150">elements</text:span><text:span text:style-name="T53_151">,<text:s/></text:span><text:span text:style-name="T53_152">that</text:span><text:span text:style-name="T53_153"><text:s/></text:span><text:span text:style-name="T53_154">means</text:span><text:span text:style-name="T53_155"><text:s/></text:span><text:span text:style-name="T53_156">that</text:span><text:span text:style-name="T53_157"><text:s/></text:span><text:span text:style-name="T53_158">it</text:span><text:span text:style-name="T53_159"><text:s/></text:span><text:span text:style-name="T53_160">makes</text:span><text:span text:style-name="T53_161"><text:s/></text:span><text:span text:style-name="T53_162">sense</text:span><text:span text:style-name="T53_163"><text:s/></text:span><text:span text:style-name="T53_164">that</text:span><text:span text:style-name="T53_165"><text:s/></text:span><text:span text:style-name="T53_166">the</text:span><text:span text:style-name="T53_167"><text:s/></text:span><text:span text:style-name="T53_168">probability</text:span><text:span text:style-name="T53_169"><text:s/></text:span><text:span text:style-name="T53_170">that</text:span><text:span text:style-name="T53_171"><text:s/></text:span><text:span text:style-name="T53_172">they</text:span><text:span text:style-name="T53_173"><text:s/></text:span><text:span text:style-name="T53_174">were</text:span><text:span text:style-name="T53_175"><text:s/></text:span><text:span text:style-name="T53_176">drawn</text:span><text:span text:style-name="T53_177"><text:s/></text:span><text:span text:style-name="T53_178">from</text:span><text:span text:style-name="T53_179"><text:s/></text:span><text:span text:style-name="T53_180">the</text:span><text:span text:style-name="T53_181"><text:s/></text:span><text:span text:style-name="T53_182">underlying</text:span><text:span text:style-name="T53_183"><text:s/></text:span><text:span text:style-name="T53_184">distribution</text:span><text:span text:style-name="T53_185"><text:s/></text:span><text:span text:style-name="T53_186">was</text:span><text:span text:style-name="T53_187"><text:s/></text:span><text:span text:style-name="T53_188">high</text:span><text:span text:style-name="T53_189"><text:s/></text:span><text:span text:style-name="T53_190">for</text:span><text:span text:style-name="T53_191"><text:s/></text:span><text:span text:style-name="T53_192">question</text:span><text:span text:style-name="T53_193"><text:s/>4.<text:s/></text:span><text:span text:style-name="T53_194">However</text:span><text:span text:style-name="T53_195">,<text:s/></text:span><text:span text:style-name="T53_196">just</text:span><text:span text:style-name="T53_197"><text:s/></text:span><text:span text:style-name="T53_198">because</text:span><text:span text:style-name="T53_199"><text:s/></text:span><text:span text:style-name="T53_200">the</text:span><text:span text:style-name="T53_201"><text:s/></text:span><text:span text:style-name="T53_202">RandomNormal</text:span><text:span text:style-name="T53_203"><text:s/></text:span><text:span text:style-name="T53_204">vector</text:span><text:span text:style-name="T53_205"><text:s/></text:span><text:span text:style-name="T53_206">was</text:span><text:span text:style-name="T53_207"><text:s/></text:span><text:span text:style-name="T53_208">drawn</text:span><text:span text:style-name="T53_209"><text:s/></text:span><text:span text:style-name="T53_210">from</text:span><text:span text:style-name="T53_211"><text:s/></text:span><text:span text:style-name="T53_212">the</text:span><text:span text:style-name="T53_213"><text:s/></text:span><text:span text:style-name="T53_214">same</text:span><text:span text:style-name="T53_215"><text:s/></text:span><text:span text:style-name="T53_216">distribution</text:span><text:span text:style-name="T53_217"><text:s/></text:span><text:span text:style-name="T53_218">as</text:span><text:span text:style-name="T53_219"><text:s/></text:span><text:span text:style-name="T53_220">the</text:span><text:span text:style-name="T53_221"><text:s/></text:span><text:span text:style-name="T53_222">precip</text:span><text:span text:style-name="T53_223"><text:s/></text:span><text:span text:style-name="T53_224">dataset</text:span><text:span text:style-name="T53_225">,<text:s/></text:span><text:span text:style-name="T53_226">it</text:span><text:span text:style-name="T53_227"><text:s/></text:span><text:span text:style-name="T53_228">doesn</text:span><text:span text:style-name="T53_229">’</text:span><text:span text:style-name="T53_230">t</text:span><text:span text:style-name="T53_231"><text:s/></text:span><text:span text:style-name="T53_232">mean</text:span><text:span text:style-name="T53_233"><text:s/></text:span><text:span text:style-name="T53_234">that</text:span><text:span text:style-name="T53_235"><text:s/></text:span><text:span text:style-name="T53_236">the</text:span><text:span text:style-name="T53_237"><text:s/></text:span><text:span text:style-name="T53_238">distribution</text:span><text:span text:style-name="T53_239"><text:s/></text:span><text:span text:style-name="T53_240">of</text:span><text:span text:style-name="T53_241"><text:s/></text:span><text:span text:style-name="T53_242">the</text:span><text:span text:style-name="T53_243"><text:s/></text:span><text:span text:style-name="T53_244">RandomNormal</text:span><text:span text:style-name="T53_245"><text:s/></text:span><text:span text:style-name="T53_246">vector</text:span><text:span text:style-name="T53_247"><text:s/></text:span><text:span text:style-name="T53_248">will</text:span><text:span text:style-name="T53_249"><text:s/></text:span><text:span text:style-name="T53_250">be</text:span><text:span text:style-name="T53_251"><text:s/></text:span><text:span text:style-name="T53_252">identical</text:span><text:span text:style-name="T53_253"><text:s/></text:span><text:span text:style-name="T53_254">to</text:span><text:span text:style-name="T53_255"><text:s/></text:span><text:span text:style-name="T53_256">the</text:span><text:span text:style-name="T53_257"><text:s/></text:span><text:span text:style-name="T53_258">precip</text:span><text:span text:style-name="T53_259"><text:s/></text:span><text:span text:style-name="T53_260">dataset</text:span><text:span text:style-name="T53_261">.<text:s/></text:span><text:span text:style-name="T53_262">In</text:span><text:span text:style-name="T53_263"><text:s/></text:span><text:span text:style-name="T53_264">fact</text:span><text:span text:style-name="T53_265">,<text:s/></text:span><text:span text:style-name="T53_266">it</text:span><text:span text:style-name="T53_267"><text:s/></text:span><text:span text:style-name="T53_268">is</text:span><text:span text:style-name="T53_269"><text:s/></text:span><text:span text:style-name="T53_270">unlikely</text:span><text:span text:style-name="T53_271"><text:s/></text:span><text:span text:style-name="T53_272">that</text:span><text:span text:style-name="T53_273"><text:s/></text:span><text:span text:style-name="T53_274">they</text:span><text:span text:style-name="T53_275"><text:s/></text:span><text:span text:style-name="T53_276">will</text:span><text:span text:style-name="T53_277"><text:s/></text:span><text:span text:style-name="T53_278">be</text:span><text:span text:style-name="T53_279"><text:s/></text:span><text:span text:style-name="T53_280">identical</text:span><text:span text:style-name="T53_281"><text:s/></text:span><text:span text:style-name="T53_282">because</text:span><text:span text:style-name="T53_283"><text:s/></text:span><text:span text:style-name="T53_284">the</text:span><text:span text:style-name="T53_285"><text:s/></text:span><text:span text:style-name="T53_286">RandomNormal</text:span><text:span text:style-name="T53_287"><text:s/></text:span><text:span text:style-name="T53_288">vector</text:span><text:span text:style-name="T53_289"><text:s/></text:span><text:span text:style-name="T53_290">created</text:span><text:span text:style-name="T53_291"><text:s/></text:span><text:span text:style-name="T53_292">simply</text:span><text:span text:style-name="T53_293"><text:s/></text:span><text:span text:style-name="T53_294">drew</text:span><text:span text:style-name="T53_295"><text:s/>5<text:s/></text:span><text:span text:style-name="T53_296">values</text:span><text:span text:style-name="T53_297"><text:s/></text:span><text:span text:style-name="T53_298">randomly</text:span><text:span text:style-name="T53_299"><text:s/></text:span><text:span text:style-name="T53_300">from</text:span><text:span text:style-name="T53_301"><text:s/></text:span><text:span text:style-name="T53_302">the</text:span><text:span text:style-name="T53_303"><text:s/></text:span><text:span text:style-name="T53_304">entire</text:span><text:span text:style-name="T53_305"><text:s/></text:span><text:span text:style-name="T53_306">normal</text:span><text:span text:style-name="T53_307"><text:s/></text:span><text:span text:style-name="T53_308">distribution</text:span><text:span text:style-name="T53_309"><text:s/></text:span><text:span text:style-name="T53_310">created</text:span><text:span text:style-name="T53_311"><text:s/></text:span><text:span text:style-name="T53_312">in</text:span><text:span text:style-name="T53_313"><text:s/></text:span><text:span text:style-name="T53_314">for</text:span><text:span text:style-name="T53_315"><text:s/></text:span><text:span text:style-name="T53_316">question</text:span><text:span text:style-name="T53_317"><text:s/>3.<text:s/></text:span><text:span text:style-name="T53_318">Therefore</text:span><text:span text:style-name="T53_319">,<text:s/></text:span><text:span text:style-name="T53_320">it</text:span><text:span text:style-name="T53_321"><text:s/></text:span><text:span text:style-name="T53_322">is</text:span><text:span text:style-name="T53_323"><text:s/></text:span><text:span text:style-name="T53_324">unlikely</text:span><text:span text:style-name="T53_325"><text:s/></text:span><text:span text:style-name="T53_326">that</text:span><text:span text:style-name="T53_327"><text:s/></text:span><text:span text:style-name="T53_328">RandomNormal</text:span><text:span text:style-name="T53_329"><text:s/></text:span><text:span text:style-name="T53_330">is</text:span><text:span text:style-name="T53_331"><text:s/></text:span><text:span text:style-name="T53_332">a</text:span><text:span text:style-name="T53_333"><text:s/></text:span><text:span text:style-name="T53_334">perfect</text:span><text:span text:style-name="T53_335"><text:s/></text:span><text:span text:style-name="T53_336">reflection</text:span><text:span text:style-name="T53_337"><text:s/></text:span><text:span text:style-name="T53_338">of</text:span><text:span text:style-name="T53_339"><text:s/></text:span><text:span text:style-name="T53_340">the</text:span><text:span text:style-name="T53_341"><text:s/></text:span><text:span text:style-name="T53_342">distribution</text:span><text:span text:style-name="T53_343"><text:s/></text:span><text:span text:style-name="T53_344">of</text:span><text:span text:style-name="T53_345"><text:s/></text:span><text:span text:style-name="T53_346">the</text:span><text:span text:style-name="T53_347"><text:s/></text:span><text:span text:style-name="T53_348">precip</text:span><text:span text:style-name="T53_349"><text:s/></text:span><text:span text:style-name="T53_350">dataset</text:span><text:span text:style-name="T53_351">.</text:span></text:p>
        </text:list-item>
      </text:list>
      <text:p text:style-name="P54"/>
      <text:p text:style-name="P55"/>
      <text:p text:style-name="P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3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4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5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6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